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ítulo1" style:master-page-name="MP0" style:family="paragraph">
      <style:paragraph-properties fo:break-before="page"/>
    </style:style>
    <style:style style:name="P2" style:parent-style-name="Normal" style:family="paragraph">
      <style:text-properties fo:font-weight="bold" style:font-weight-asian="bold"/>
    </style:style>
    <style:style style:name="P3" style:parent-style-name="Normal" style:family="paragraph">
      <style:text-properties fo:font-weight="bold" style:font-weight-asian="bold"/>
    </style:style>
    <style:style style:name="P4" style:parent-style-name="Normal" style:family="paragraph">
      <style:text-properties fo:font-weight="bold" style:font-weight-asian="bold"/>
    </style:style>
    <style:style style:name="P5" style:parent-style-name="Normal" style:family="paragraph">
      <style:text-properties fo:font-weight="bold" style:font-weight-asian="bold"/>
    </style:style>
    <style:style style:name="P6" style:parent-style-name="Normal" style:family="paragraph">
      <style:text-properties fo:font-weight="bold" style:font-weight-asian="bold"/>
    </style:style>
    <style:style style:name="P7" style:parent-style-name="Normal" style:family="paragraph">
      <style:paragraph-properties style:text-autospace="none" fo:margin-bottom="0.0833in" fo:line-height="150%"/>
    </style:style>
    <style:style style:name="P8" style:parent-style-name="Normal" style:family="paragraph">
      <style:paragraph-properties style:text-autospace="none" fo:margin-bottom="0.0833in" fo:line-height="150%"/>
    </style:style>
    <style:style style:name="P9" style:parent-style-name="Normal" style:family="paragraph">
      <style:paragraph-properties style:text-autospace="none" fo:margin-bottom="0.0833in" fo:line-height="150%"/>
    </style:style>
    <style:style style:name="P10" style:parent-style-name="Normal" style:family="paragraph">
      <style:paragraph-properties style:text-autospace="none" fo:margin-bottom="0.0833in" fo:line-height="150%"/>
      <style:text-properties fo:font-weight="bold" style:font-weight-asian="bold" fo:color="#00B050"/>
    </style:style>
    <style:style style:name="P11" style:parent-style-name="Normal" style:family="paragraph">
      <style:paragraph-properties style:text-autospace="none" fo:margin-bottom="0.0833in" fo:line-height="150%"/>
    </style:style>
    <style:style style:name="T12" style:parent-style-name="Fuentedepárrafopredeter." style:family="text">
      <style:text-properties fo:font-style="italic" style:font-style-asian="italic"/>
    </style:style>
    <style:style style:name="T13" style:parent-style-name="Fuentedepárrafopredeter." style:family="text">
      <style:text-properties fo:font-style="italic" style:font-style-asian="italic"/>
    </style:style>
    <style:style style:name="P14" style:parent-style-name="Normal" style:family="paragraph">
      <style:paragraph-properties fo:keep-with-next="always" fo:text-align="center"/>
    </style:style>
    <style:style style:name="T15" style:parent-style-name="Fuentedepárrafopredeter." style:family="text">
      <style:text-properties style:language-asian="es" style:country-asian="ES"/>
    </style:style>
    <style:style style:name="P16" style:parent-style-name="Descripción" style:family="paragraph">
      <style:paragraph-properties fo:text-align="center"/>
    </style:style>
    <style:style style:name="T17" style:parent-style-name="Fuentedepárrafopredeter." style:family="text">
      <style:text-properties fo:font-weight="normal" style:font-weight-asian="normal"/>
    </style:style>
    <style:style style:name="T18" style:parent-style-name="Fuentedepárrafopredeter." style:family="text">
      <style:text-properties fo:font-weight="normal" style:font-weight-asian="normal"/>
    </style:style>
    <style:style style:name="P19" style:parent-style-name="Normal" style:family="paragraph">
      <style:paragraph-properties style:text-autospace="none" fo:margin-bottom="0.0833in" fo:line-height="150%"/>
    </style:style>
    <style:style style:name="T20" style:parent-style-name="Fuentedepárrafopredeter." style:family="text">
      <style:text-properties style:language-asian="es" style:country-asian="ES"/>
    </style:style>
    <style:style style:name="T21" style:parent-style-name="Fuentedepárrafopredeter." style:family="text">
      <style:text-properties style:language-asian="es" style:country-asian="ES"/>
    </style:style>
    <style:style style:name="T22" style:parent-style-name="Fuentedepárrafopredeter." style:family="text">
      <style:text-properties fo:font-style="italic" style:font-style-asian="italic"/>
    </style:style>
    <style:style style:name="P23" style:parent-style-name="Normal" style:family="paragraph">
      <style:paragraph-properties style:text-autospace="none" fo:margin-bottom="0.0833in" fo:line-height="150%"/>
    </style:style>
    <style:style style:name="T24" style:parent-style-name="Fuentedepárrafopredeter." style:family="text">
      <style:text-properties fo:font-style="italic" style:font-style-asian="italic"/>
    </style:style>
    <style:style style:name="P25" style:parent-style-name="Normal" style:family="paragraph">
      <style:paragraph-properties style:text-autospace="none" fo:margin-bottom="0.0833in" fo:line-height="150%"/>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tyle="italic" style:font-style-asian="italic"/>
    </style:style>
    <style:style style:name="P28" style:parent-style-name="Consola" style:family="paragraph">
      <style:paragraph-properties fo:margin-left="0.9833in">
        <style:tab-stops/>
      </style:paragraph-properties>
      <style:text-properties fo:language="en" fo:country="GB"/>
    </style:style>
    <style:style style:name="P29" style:parent-style-name="Consola" style:family="paragraph">
      <style:paragraph-properties fo:margin-left="0.9833in">
        <style:tab-stops/>
      </style:paragraph-properties>
      <style:text-properties fo:language="en" fo:country="GB"/>
    </style:style>
    <style:style style:name="P30" style:parent-style-name="Consola" style:family="paragraph">
      <style:paragraph-properties fo:margin-left="0.9833in">
        <style:tab-stops/>
      </style:paragraph-properties>
      <style:text-properties fo:language="en" fo:country="GB"/>
    </style:style>
    <style:style style:name="P31" style:parent-style-name="Consola" style:family="paragraph">
      <style:paragraph-properties fo:margin-left="0.9833in">
        <style:tab-stops/>
      </style:paragraph-properties>
      <style:text-properties fo:language="en" fo:country="GB"/>
    </style:style>
    <style:style style:name="P32" style:parent-style-name="Consola" style:family="paragraph">
      <style:paragraph-properties fo:margin-left="0.9833in">
        <style:tab-stops/>
      </style:paragraph-properties>
      <style:text-properties fo:language="en" fo:country="GB"/>
    </style:style>
    <style:style style:name="P33" style:parent-style-name="Consola" style:family="paragraph">
      <style:paragraph-properties fo:margin-left="0.9833in">
        <style:tab-stops/>
      </style:paragraph-properties>
      <style:text-properties fo:language="en" fo:country="GB"/>
    </style:style>
    <style:style style:name="P34" style:parent-style-name="Consola" style:family="paragraph">
      <style:paragraph-properties fo:margin-left="0.9833in">
        <style:tab-stops/>
      </style:paragraph-properties>
    </style:style>
    <style:style style:name="T35" style:parent-style-name="Fuentedepárrafopredeter." style:family="text">
      <style:text-properties fo:font-weight="bold" style:font-weight-asian="bold" fo:color="#00B050" style:text-underline-type="single" style:text-underline-style="solid" style:text-underline-width="auto" style:text-underline-mode="continuous" fo:language="en" fo:country="GB"/>
    </style:style>
    <style:style style:name="T36" style:parent-style-name="Fuentedepárrafopredeter." style:family="text">
      <style:text-properties fo:font-weight="bold" style:font-weight-asian="bold" fo:color="#00B050" fo:language="en" fo:country="GB"/>
    </style:style>
    <style:style style:name="P37" style:parent-style-name="Consola" style:family="paragraph">
      <style:paragraph-properties fo:margin-left="0.9833in">
        <style:tab-stops/>
      </style:paragraph-properties>
    </style:style>
    <style:style style:name="P38" style:parent-style-name="Consola" style:family="paragraph">
      <style:paragraph-properties fo:margin-left="0.9833in">
        <style:tab-stops/>
      </style:paragraph-properties>
    </style:style>
    <style:style style:name="P39" style:parent-style-name="Consola" style:family="paragraph">
      <style:paragraph-properties fo:margin-left="0.9833in">
        <style:tab-stops/>
      </style:paragraph-properties>
    </style:style>
    <style:style style:name="P40" style:parent-style-name="Normal" style:family="paragraph">
      <style:paragraph-properties style:text-autospace="none" fo:margin-bottom="0.0833in" fo:line-height="150%" fo:margin-left="0.5in">
        <style:tab-stops/>
      </style:paragraph-properties>
    </style:style>
    <style:style style:name="P41" style:parent-style-name="Normal" style:family="paragraph">
      <style:paragraph-properties fo:margin-left="0.4916in">
        <style:tab-stops/>
      </style:paragraph-properties>
    </style:style>
    <style:style style:name="P42" style:parent-style-name="Normal" style:family="paragraph">
      <style:paragraph-properties fo:margin-left="0.5in">
        <style:tab-stops/>
      </style:paragraph-properties>
    </style:style>
    <style:style style:name="P43" style:parent-style-name="Normal" style:family="paragraph">
      <style:paragraph-properties fo:margin-left="0.5in">
        <style:tab-stops/>
      </style:paragraph-properties>
    </style:style>
    <style:style style:name="P44" style:parent-style-name="Normal" style:family="paragraph">
      <style:paragraph-properties style:text-autospace="none" fo:margin-bottom="0.0833in" fo:line-height="150%"/>
    </style:style>
    <style:style style:name="P45" style:parent-style-name="Párrafodelista" style:family="paragraph">
      <style:paragraph-properties style:text-autospace="none" fo:margin-bottom="0.0833in" fo:line-height="150%"/>
    </style:style>
    <style:style style:name="T46" style:parent-style-name="Fuentedepárrafopredeter." style:family="text">
      <style:text-properties fo:font-weight="bold" style:font-weight-asian="bold" fo:color="#00B050"/>
    </style:style>
    <style:style style:name="P47" style:parent-style-name="Normal" style:family="paragraph">
      <style:paragraph-properties style:text-autospace="none" fo:margin-bottom="0.0833in" fo:line-height="150%" fo:margin-left="0.5in">
        <style:tab-stops/>
      </style:paragraph-properties>
    </style:style>
    <style:style style:name="P48" style:parent-style-name="Normal" style:family="paragraph">
      <style:paragraph-properties style:text-autospace="none" fo:text-align="center" fo:margin-bottom="0.0833in" fo:line-height="150%"/>
    </style:style>
    <style:style style:name="T49"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 style:parent-style-name="Normal" style:family="paragraph">
      <style:paragraph-properties style:text-autospace="none" fo:text-align="center" fo:margin-bottom="0.0833in" fo:line-height="150%"/>
    </style:style>
    <style:style style:name="P51" style:parent-style-name="Normal" style:family="paragraph">
      <style:paragraph-properties style:text-autospace="none" fo:text-align="center" fo:margin-bottom="0.0833in" fo:line-height="150%"/>
    </style:style>
    <style:style style:name="T52"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3" style:parent-style-name="Normal" style:family="paragraph">
      <style:paragraph-properties style:text-autospace="none" fo:text-align="center" fo:margin-bottom="0.0833in" fo:line-height="150%"/>
    </style:style>
    <style:style style:name="T54"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 style:parent-style-name="Normal" style:family="paragraph">
      <style:paragraph-properties style:text-autospace="none" fo:text-align="center" fo:margin-bottom="0.0833in" fo:line-height="150%"/>
    </style:style>
    <style:style style:name="T5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7" style:parent-style-name="Normal" style:family="paragraph">
      <style:paragraph-properties style:text-autospace="none" fo:margin-bottom="0.0833in" fo:line-height="150%" fo:margin-left="0.5in">
        <style:tab-stops/>
      </style:paragraph-properties>
    </style:style>
    <style:style style:name="P58" style:parent-style-name="Normal" style:family="paragraph">
      <style:paragraph-properties style:text-autospace="none" fo:margin-bottom="0.0833in" fo:line-height="150%" fo:background-color="#FFFFFF"/>
      <style:text-properties style:font-name="Nimbus Mono L" fo:font-weight="bold" style:font-weight-asian="bold" fo:color="#000000"/>
    </style:style>
    <style:style style:name="P59" style:parent-style-name="Normal" style:family="paragraph">
      <style:paragraph-properties style:text-autospace="none" fo:margin-bottom="0.0833in" fo:line-height="150%" fo:background-color="#DDDDDD"/>
      <style:text-properties style:font-name="Nimbus Mono L" fo:font-weight="bold" style:font-weight-asian="bold" fo:color="#000000"/>
    </style:style>
    <style:style style:name="P60" style:parent-style-name="Normal" style:family="paragraph">
      <style:paragraph-properties style:text-autospace="none" fo:margin-bottom="0.0833in" fo:line-height="150%" fo:background-color="#DDDDDD"/>
      <style:text-properties style:font-name="Nimbus Mono L" fo:color="#000000"/>
    </style:style>
    <style:style style:name="P61" style:parent-style-name="Normal" style:family="paragraph">
      <style:paragraph-properties style:text-autospace="none" fo:margin-bottom="0.0833in" fo:line-height="150%" fo:background-color="#DDDDDD"/>
      <style:text-properties style:font-name="Nimbus Mono L" fo:color="#000000"/>
    </style:style>
    <style:style style:name="P62" style:parent-style-name="Normal" style:family="paragraph">
      <style:paragraph-properties style:text-autospace="none" fo:margin-bottom="0.0833in" fo:line-height="150%" fo:background-color="#DDDDDD"/>
      <style:text-properties style:font-name="Nimbus Mono L" fo:color="#000000"/>
    </style:style>
    <style:style style:name="P63" style:parent-style-name="Normal" style:family="paragraph">
      <style:paragraph-properties style:text-autospace="none" fo:margin-bottom="0.0833in" fo:line-height="150%" fo:background-color="#DDDDDD"/>
      <style:text-properties style:font-name="Nimbus Mono L" fo:color="#000000"/>
    </style:style>
    <style:style style:name="P64" style:parent-style-name="Normal" style:family="paragraph">
      <style:paragraph-properties style:text-autospace="none" fo:margin-bottom="0.0833in" fo:line-height="150%" fo:background-color="#DDDDDD"/>
    </style:style>
    <style:style style:name="T65" style:parent-style-name="Fuentedepárrafopredeter." style:family="text">
      <style:text-properties style:font-name="Nimbus Mono L" fo:color="#000000"/>
    </style:style>
    <style:style style:name="T66" style:parent-style-name="Fuentedepárrafopredeter." style:family="text">
      <style:text-properties style:font-name="Nimbus Mono L"/>
    </style:style>
    <style:style style:name="P67" style:parent-style-name="Normal" style:family="paragraph">
      <style:paragraph-properties style:text-autospace="none" fo:margin-bottom="0.0833in" fo:line-height="150%" fo:background-color="#DDDDDD"/>
    </style:style>
    <style:style style:name="T68" style:parent-style-name="Fuentedepárrafopredeter." style:family="text">
      <style:text-properties style:font-name="Nimbus Mono L" fo:color="#000000"/>
    </style:style>
    <style:style style:name="T69" style:parent-style-name="Fuentedepárrafopredeter." style:family="text">
      <style:text-properties style:font-name="Nimbus Mono L" fo:font-weight="bold" style:font-weight-asian="bold" fo:color="#4472C4"/>
    </style:style>
    <style:style style:name="P70" style:parent-style-name="Normal" style:family="paragraph">
      <style:paragraph-properties style:text-autospace="none" fo:margin-bottom="0.0833in" fo:line-height="150%" fo:background-color="#DDDDDD"/>
    </style:style>
    <style:style style:name="T71" style:parent-style-name="Fuentedepárrafopredeter." style:family="text">
      <style:text-properties style:font-name="Nimbus Mono L" fo:color="#000000"/>
    </style:style>
    <style:style style:name="T72" style:parent-style-name="Fuentedepárrafopredeter." style:family="text">
      <style:text-properties style:font-name="Nimbus Mono L" fo:font-weight="bold" style:font-weight-asian="bold" fo:color="#4472C4"/>
    </style:style>
    <style:style style:name="P73" style:parent-style-name="Normal" style:family="paragraph">
      <style:paragraph-properties style:text-autospace="none" fo:margin-bottom="0.0833in" fo:line-height="150%" fo:background-color="#DDDDDD"/>
    </style:style>
    <style:style style:name="T74" style:parent-style-name="Fuentedepárrafopredeter." style:family="text">
      <style:text-properties style:font-name="Nimbus Mono L" fo:color="#000000"/>
    </style:style>
    <style:style style:name="T75" style:parent-style-name="Fuentedepárrafopredeter." style:family="text">
      <style:text-properties style:font-name="Nimbus Mono L" fo:font-weight="bold" style:font-weight-asian="bold" fo:color="#4472C4"/>
    </style:style>
    <style:style style:name="P76" style:parent-style-name="Normal" style:family="paragraph">
      <style:paragraph-properties style:text-autospace="none" fo:margin-bottom="0.0833in" fo:line-height="150%" fo:background-color="#DDDDDD"/>
      <style:text-properties style:font-name="Nimbus Mono L" fo:color="#000000"/>
    </style:style>
    <style:style style:name="P77" style:parent-style-name="Normal" style:family="paragraph">
      <style:paragraph-properties style:text-autospace="none" fo:margin-bottom="0.0833in" fo:line-height="150%" fo:background-color="#DDDDDD"/>
      <style:text-properties style:font-name="Nimbus Mono L" fo:color="#000000"/>
    </style:style>
    <style:style style:name="P78" style:parent-style-name="Normal" style:family="paragraph">
      <style:paragraph-properties style:text-autospace="none" fo:margin-bottom="0.0833in" fo:line-height="150%" fo:background-color="#DDDDDD"/>
      <style:text-properties style:font-name="Nimbus Mono L" fo:color="#000000"/>
    </style:style>
    <style:style style:name="P79" style:parent-style-name="Normal" style:family="paragraph">
      <style:paragraph-properties style:text-autospace="none" fo:margin-bottom="0.0833in" fo:line-height="150%" fo:background-color="#DDDDDD"/>
      <style:text-properties style:font-name="Nimbus Mono L" fo:color="#000000"/>
    </style:style>
    <style:style style:name="P80" style:parent-style-name="Normal" style:family="paragraph">
      <style:paragraph-properties style:text-autospace="none" fo:margin-bottom="0.0833in" fo:line-height="150%" fo:background-color="#DDDDDD"/>
      <style:text-properties style:font-name="Nimbus Mono L" fo:color="#000000"/>
    </style:style>
    <style:style style:name="P81" style:parent-style-name="Normal" style:family="paragraph">
      <style:paragraph-properties style:text-autospace="none" fo:margin-bottom="0.0833in" fo:line-height="150%" fo:background-color="#DDDDDD"/>
      <style:text-properties style:font-name="Nimbus Mono L" fo:color="#000000"/>
    </style:style>
    <style:style style:name="P82" style:parent-style-name="Normal" style:family="paragraph">
      <style:paragraph-properties style:text-autospace="none" fo:margin-bottom="0.0833in" fo:line-height="150%" fo:background-color="#DDDDDD"/>
      <style:text-properties style:font-name="Nimbus Mono L" fo:color="#000000"/>
    </style:style>
    <style:style style:name="P83" style:parent-style-name="Normal" style:family="paragraph">
      <style:paragraph-properties style:text-autospace="none" fo:margin-bottom="0.0833in" fo:line-height="150%" fo:background-color="#DDDDDD"/>
      <style:text-properties style:font-name="Nimbus Mono L" fo:color="#000000"/>
    </style:style>
    <style:style style:name="P84" style:parent-style-name="Normal" style:family="paragraph">
      <style:paragraph-properties style:text-autospace="none" fo:margin-bottom="0.0833in" fo:line-height="150%" fo:background-color="#DDDDDD"/>
      <style:text-properties style:font-name="Nimbus Mono L" fo:color="#000000"/>
    </style:style>
    <style:style style:name="P85" style:parent-style-name="Normal" style:family="paragraph">
      <style:paragraph-properties style:text-autospace="none" fo:margin-bottom="0.0833in" fo:line-height="150%" fo:background-color="#DDDDDD"/>
      <style:text-properties style:font-name="Nimbus Mono L" fo:color="#000000"/>
    </style:style>
    <style:style style:name="P86" style:parent-style-name="Normal" style:family="paragraph">
      <style:paragraph-properties style:text-autospace="none" fo:margin-bottom="0.0833in" fo:line-height="150%" fo:background-color="#DDDDDD"/>
      <style:text-properties style:font-name="Nimbus Mono L" fo:color="#000000"/>
    </style:style>
    <style:style style:name="P87" style:parent-style-name="Normal" style:family="paragraph">
      <style:paragraph-properties style:text-autospace="none" fo:margin-bottom="0.0833in" fo:line-height="150%" fo:background-color="#DDDDDD"/>
      <style:text-properties style:font-name="Nimbus Mono L" fo:color="#000000"/>
    </style:style>
    <style:style style:name="P88" style:parent-style-name="Normal" style:family="paragraph">
      <style:paragraph-properties style:text-autospace="none" fo:margin-bottom="0.0833in" fo:line-height="150%" fo:background-color="#DDDDDD"/>
      <style:text-properties style:font-name="Nimbus Mono L" fo:color="#000000"/>
    </style:style>
    <style:style style:name="P89" style:parent-style-name="Normal" style:family="paragraph">
      <style:paragraph-properties style:text-autospace="none" fo:margin-bottom="0.0833in" fo:line-height="150%" fo:background-color="#DDDDDD"/>
      <style:text-properties style:font-name="Nimbus Mono L" fo:color="#000000"/>
    </style:style>
    <style:style style:name="P90" style:parent-style-name="Normal" style:family="paragraph">
      <style:paragraph-properties style:text-autospace="none" fo:margin-bottom="0.0833in" fo:line-height="150%" fo:background-color="#DDDDDD"/>
      <style:text-properties style:font-name="Nimbus Mono L" fo:color="#000000"/>
    </style:style>
    <style:style style:name="P91" style:parent-style-name="Normal" style:family="paragraph">
      <style:paragraph-properties style:text-autospace="none" fo:margin-bottom="0.0833in" fo:line-height="150%" fo:background-color="#DDDDDD"/>
      <style:text-properties style:font-name="Nimbus Mono L" fo:color="#000000"/>
    </style:style>
    <style:style style:name="P92" style:parent-style-name="Normal" style:family="paragraph">
      <style:paragraph-properties style:text-autospace="none" fo:margin-bottom="0.0833in" fo:line-height="150%" fo:background-color="#DDDDDD"/>
      <style:text-properties style:font-name="Nimbus Mono L" fo:color="#000000"/>
    </style:style>
    <style:style style:name="P93" style:parent-style-name="Normal" style:family="paragraph">
      <style:paragraph-properties style:text-autospace="none" fo:margin-bottom="0.0833in" fo:line-height="150%" fo:background-color="#DDDDDD"/>
      <style:text-properties style:font-name="Nimbus Mono L" fo:color="#000000"/>
    </style:style>
    <style:style style:name="P94" style:parent-style-name="Normal" style:family="paragraph">
      <style:paragraph-properties style:text-autospace="none" fo:margin-bottom="0.0833in" fo:line-height="150%" fo:background-color="#DDDDDD"/>
      <style:text-properties style:font-name="Nimbus Mono L" fo:color="#000000"/>
    </style:style>
    <style:style style:name="P95" style:parent-style-name="Normal" style:family="paragraph">
      <style:paragraph-properties style:text-autospace="none" fo:margin-bottom="0.0833in" fo:line-height="150%" fo:background-color="#DDDDDD"/>
      <style:text-properties style:font-name="Nimbus Mono L" fo:color="#000000"/>
    </style:style>
    <style:style style:name="P96" style:parent-style-name="Normal" style:family="paragraph">
      <style:paragraph-properties style:text-autospace="none" fo:margin-bottom="0.0833in" fo:line-height="150%" fo:background-color="#DDDDDD"/>
      <style:text-properties style:font-name="Nimbus Mono L" fo:color="#000000"/>
    </style:style>
    <style:style style:name="P97" style:parent-style-name="Normal" style:family="paragraph">
      <style:paragraph-properties style:text-autospace="none" fo:margin-bottom="0.0833in" fo:line-height="150%" fo:background-color="#DDDDDD"/>
      <style:text-properties style:font-name="Nimbus Mono L" fo:color="#000000"/>
    </style:style>
    <style:style style:name="P98" style:parent-style-name="Normal" style:family="paragraph">
      <style:paragraph-properties style:text-autospace="none" fo:margin-bottom="0.0833in" fo:line-height="150%" fo:background-color="#DDDDDD"/>
      <style:text-properties style:font-name="Nimbus Mono L" fo:color="#000000"/>
    </style:style>
    <style:style style:name="P99" style:parent-style-name="Normal" style:family="paragraph">
      <style:paragraph-properties style:text-autospace="none" fo:margin-bottom="0.0833in" fo:line-height="150%" fo:background-color="#DDDDDD"/>
      <style:text-properties style:font-name="Nimbus Mono L" fo:color="#000000"/>
    </style:style>
    <style:style style:name="P100" style:parent-style-name="Normal" style:family="paragraph">
      <style:paragraph-properties style:text-autospace="none" fo:margin-bottom="0.0833in" fo:line-height="150%" fo:background-color="#DDDDDD"/>
      <style:text-properties style:font-name="Nimbus Mono L" fo:color="#000000"/>
    </style:style>
    <style:style style:name="P101" style:parent-style-name="Normal" style:family="paragraph">
      <style:paragraph-properties style:text-autospace="none" fo:margin-bottom="0.0833in" fo:line-height="150%" fo:background-color="#DDDDDD"/>
      <style:text-properties style:font-name="Nimbus Mono L" fo:color="#000000"/>
    </style:style>
    <style:style style:name="P102" style:parent-style-name="Normal" style:family="paragraph">
      <style:paragraph-properties style:text-autospace="none" fo:margin-bottom="0.0833in" fo:line-height="150%" fo:background-color="#DDDDDD"/>
      <style:text-properties style:font-name="Nimbus Mono L" fo:color="#000000"/>
    </style:style>
    <style:style style:name="P103" style:parent-style-name="Normal" style:family="paragraph">
      <style:paragraph-properties style:text-autospace="none" fo:margin-bottom="0.0833in" fo:line-height="150%" fo:background-color="#DDDDDD"/>
      <style:text-properties style:font-name="Nimbus Mono L" fo:color="#000000"/>
    </style:style>
    <style:style style:name="P104" style:parent-style-name="Normal" style:family="paragraph">
      <style:paragraph-properties style:text-autospace="none" fo:margin-bottom="0.0833in" fo:line-height="150%" fo:background-color="#DDDDDD"/>
      <style:text-properties style:font-name="Nimbus Mono L" fo:color="#000000"/>
    </style:style>
    <style:style style:name="P105" style:parent-style-name="Normal" style:family="paragraph">
      <style:paragraph-properties style:text-autospace="none" fo:margin-bottom="0.0833in" fo:line-height="150%" fo:margin-left="0.5in">
        <style:tab-stops/>
      </style:paragraph-properties>
    </style:style>
    <style:style style:name="P106" style:parent-style-name="Normal" style:family="paragraph">
      <style:paragraph-properties style:text-autospace="none" fo:margin-bottom="0.0833in" fo:line-height="150%"/>
    </style:style>
    <style:style style:name="T107" style:parent-style-name="Fuentedepárrafopredeter." style:family="text">
      <style:text-properties fo:font-style="italic" style:font-style-asian="italic"/>
    </style:style>
    <style:style style:name="T108" style:parent-style-name="Fuentedepárrafopredeter." style:family="text">
      <style:text-properties fo:font-style="italic" style:font-style-asian="italic"/>
    </style:style>
    <style:style style:name="P109" style:parent-style-name="Normal" style:family="paragraph">
      <style:paragraph-properties style:text-autospace="none" fo:margin-bottom="0.0833in" fo:line-height="150%"/>
    </style:style>
    <style:style style:name="T110" style:parent-style-name="Fuentedepárrafopredeter." style:family="text">
      <style:text-properties fo:font-style="italic" style:font-style-asian="italic"/>
    </style:style>
    <style:style style:name="P111" style:parent-style-name="Normal" style:family="paragraph">
      <style:paragraph-properties style:text-autospace="none" fo:margin-bottom="0.0833in" fo:line-height="150%" fo:margin-left="1in">
        <style:tab-stops/>
      </style:paragraph-properties>
    </style:style>
    <style:style style:name="T112" style:parent-style-name="Fuentedepárrafopredeter." style:family="text">
      <style:text-properties fo:font-weight="bold" style:font-weight-asian="bold" fo:color="#00B050"/>
    </style:style>
    <style:style style:name="T113" style:parent-style-name="Fuentedepárrafopredeter." style:family="text">
      <style:text-properties fo:color="#00B050"/>
    </style:style>
    <style:style style:name="P114" style:parent-style-name="Normal" style:family="paragraph">
      <style:paragraph-properties style:text-autospace="none" fo:margin-bottom="0.0833in" fo:line-height="150%"/>
    </style:style>
    <style:style style:name="T115" style:parent-style-name="Fuentedepárrafopredeter." style:family="text">
      <style:text-properties fo:font-style="italic" style:font-style-asian="italic"/>
    </style:style>
    <style:style style:name="P116" style:parent-style-name="Normal" style:family="paragraph">
      <style:paragraph-properties style:text-autospace="none" fo:margin-bottom="0.0833in" fo:line-height="150%" fo:margin-left="0.9833in">
        <style:tab-stops/>
      </style:paragraph-properties>
    </style:style>
    <style:style style:name="T117" style:parent-style-name="Fuentedepárrafopredeter." style:family="text">
      <style:text-properties fo:font-weight="bold" style:font-weight-asian="bold" fo:color="#00B050"/>
    </style:style>
    <style:style style:name="T118" style:parent-style-name="Fuentedepárrafopredeter." style:family="text">
      <style:text-properties fo:color="#00B050"/>
    </style:style>
    <style:style style:name="P119" style:parent-style-name="Normal" style:family="paragraph">
      <style:paragraph-properties style:text-autospace="none" fo:margin-bottom="0.0833in" fo:line-height="150%"/>
    </style:style>
    <style:style style:name="T120" style:parent-style-name="Fuentedepárrafopredeter." style:family="text">
      <style:text-properties fo:font-style="italic" style:font-style-asian="italic"/>
    </style:style>
    <style:style style:name="T121" style:parent-style-name="Fuentedepárrafopredeter." style:family="text">
      <style:text-properties fo:font-style="italic" style:font-style-asian="italic"/>
    </style:style>
    <style:style style:name="T122" style:parent-style-name="Fuentedepárrafopredeter." style:family="text">
      <style:text-properties fo:font-style="italic" style:font-style-asian="italic"/>
    </style:style>
    <style:style style:name="P123" style:parent-style-name="Normal" style:family="paragraph">
      <style:paragraph-properties style:text-autospace="none" fo:margin-bottom="0.0833in" fo:line-height="150%" fo:margin-left="0.9833in">
        <style:tab-stops/>
      </style:paragraph-properties>
    </style:style>
    <style:style style:name="T124" style:parent-style-name="Fuentedepárrafopredeter." style:family="text">
      <style:text-properties fo:font-weight="bold" style:font-weight-asian="bold" fo:color="#00B050"/>
    </style:style>
    <style:style style:name="T125" style:parent-style-name="Fuentedepárrafopredeter." style:family="text">
      <style:text-properties fo:color="#00B050"/>
    </style:style>
    <style:style style:name="T126" style:parent-style-name="Fuentedepárrafopredeter." style:family="text">
      <style:text-properties fo:font-style="italic" style:font-style-asian="italic" style:font-style-complex="italic" fo:color="#00B050"/>
    </style:style>
    <style:style style:name="T127" style:parent-style-name="Fuentedepárrafopredeter." style:family="text">
      <style:text-properties fo:color="#00B050"/>
    </style:style>
    <style:style style:name="P128" style:parent-style-name="Normal" style:family="paragraph">
      <style:paragraph-properties style:text-autospace="none" fo:margin-bottom="0.0833in" fo:line-height="150%"/>
    </style:style>
    <style:style style:name="T129" style:parent-style-name="Fuentedepárrafopredeter." style:family="text">
      <style:text-properties fo:font-style="italic" style:font-style-asian="italic"/>
    </style:style>
    <style:style style:name="T130" style:parent-style-name="Fuentedepárrafopredeter." style:family="text">
      <style:text-properties fo:font-style="italic" style:font-style-asian="italic"/>
    </style:style>
    <style:style style:name="T131" style:parent-style-name="Fuentedepárrafopredeter." style:family="text">
      <style:text-properties fo:font-style="italic" style:font-style-asian="italic"/>
    </style:style>
    <style:style style:name="T132" style:parent-style-name="Fuentedepárrafopredeter." style:family="text">
      <style:text-properties fo:font-style="italic" style:font-style-asian="italic"/>
    </style:style>
    <style:style style:name="P133" style:parent-style-name="Normal" style:family="paragraph">
      <style:paragraph-properties style:text-autospace="none" fo:margin-bottom="0.0833in" fo:line-height="150%" fo:margin-left="0.9833in">
        <style:tab-stops/>
      </style:paragraph-properties>
    </style:style>
    <style:style style:name="T134" style:parent-style-name="Fuentedepárrafopredeter." style:family="text">
      <style:text-properties fo:font-weight="bold" style:font-weight-asian="bold" fo:color="#00B050"/>
    </style:style>
    <style:style style:name="T135" style:parent-style-name="Fuentedepárrafopredeter." style:family="text">
      <style:text-properties fo:color="#00B050"/>
    </style:style>
    <style:style style:name="T136" style:parent-style-name="Fuentedepárrafopredeter." style:family="text">
      <style:text-properties fo:font-style="italic" style:font-style-asian="italic" style:font-style-complex="italic" fo:color="#00B050"/>
    </style:style>
    <style:style style:name="T137" style:parent-style-name="Fuentedepárrafopredeter." style:family="text">
      <style:text-properties fo:color="#00B050"/>
    </style:style>
    <style:style style:name="T138" style:parent-style-name="Fuentedepárrafopredeter." style:family="text">
      <style:text-properties fo:font-style="italic" style:font-style-asian="italic" style:font-style-complex="italic" fo:color="#00B050"/>
    </style:style>
    <style:style style:name="T139" style:parent-style-name="Fuentedepárrafopredeter." style:family="text">
      <style:text-properties fo:color="#00B050"/>
    </style:style>
    <style:style style:name="T140" style:parent-style-name="Fuentedepárrafopredeter." style:family="text">
      <style:text-properties fo:font-style="italic" style:font-style-asian="italic" style:font-style-complex="italic" fo:color="#00B050"/>
    </style:style>
    <style:style style:name="T141" style:parent-style-name="Fuentedepárrafopredeter." style:family="text">
      <style:text-properties fo:color="#00B050"/>
    </style:style>
    <style:style style:name="P142" style:parent-style-name="Normal" style:family="paragraph">
      <style:paragraph-properties style:text-autospace="none" fo:margin-bottom="0.0833in" fo:line-height="150%"/>
    </style:style>
    <style:style style:name="T143" style:parent-style-name="Fuentedepárrafopredeter." style:family="text">
      <style:text-properties fo:font-style="italic" style:font-style-asian="italic"/>
    </style:style>
    <style:style style:name="T144" style:parent-style-name="Fuentedepárrafopredeter." style:family="text">
      <style:text-properties fo:font-style="italic" style:font-style-asian="italic"/>
    </style:style>
    <style:style style:name="P145" style:parent-style-name="Normal" style:family="paragraph">
      <style:paragraph-properties style:text-autospace="none" fo:margin-bottom="0.0833in" fo:line-height="150%" fo:margin-left="0.4916in">
        <style:tab-stops/>
      </style:paragraph-properties>
    </style:style>
    <style:style style:name="T146" style:parent-style-name="Fuentedepárrafopredeter." style:family="text">
      <style:text-properties fo:font-weight="bold" style:font-weight-asian="bold" fo:color="#00B050"/>
    </style:style>
    <style:style style:name="T147" style:parent-style-name="Fuentedepárrafopredeter." style:family="text">
      <style:text-properties fo:color="#00B050"/>
    </style:style>
    <style:style style:name="T148" style:parent-style-name="Fuentedepárrafopredeter." style:family="text">
      <style:text-properties fo:font-style="italic" style:font-style-asian="italic" style:font-style-complex="italic" fo:color="#00B050"/>
    </style:style>
    <style:style style:name="T149" style:parent-style-name="Fuentedepárrafopredeter." style:family="text">
      <style:text-properties fo:color="#00B050"/>
    </style:style>
    <style:style style:name="T150" style:parent-style-name="Fuentedepárrafopredeter." style:family="text">
      <style:text-properties fo:color="#00B050" style:text-underline-type="single" style:text-underline-style="solid" style:text-underline-width="auto" style:text-underline-mode="continuous"/>
    </style:style>
    <style:style style:name="T151" style:parent-style-name="Fuentedepárrafopredeter." style:family="text">
      <style:text-properties fo:color="#00B050"/>
    </style:style>
    <style:style style:name="P152" style:parent-style-name="Normal" style:family="paragraph">
      <style:paragraph-properties style:text-autospace="none" fo:margin-bottom="0.0833in" fo:line-height="150%" fo:margin-left="0.4916in" fo:text-indent="0.4916in">
        <style:tab-stops/>
      </style:paragraph-properties>
    </style:style>
    <style:style style:name="T153" style:parent-style-name="Fuentedepárrafopredeter." style:family="text">
      <style:text-properties fo:color="#00B050"/>
    </style:style>
    <style:style style:name="T154" style:parent-style-name="Fuentedepárrafopredeter." style:family="text">
      <style:text-properties fo:font-style="italic" style:font-style-asian="italic" style:font-style-complex="italic" fo:color="#00B050"/>
    </style:style>
    <style:style style:name="T155" style:parent-style-name="Fuentedepárrafopredeter." style:family="text">
      <style:text-properties fo:color="#00B050"/>
    </style:style>
    <style:style style:name="P156" style:parent-style-name="Normal" style:family="paragraph">
      <style:paragraph-properties style:text-autospace="none" fo:margin-bottom="0.0833in" fo:line-height="150%"/>
    </style:style>
    <style:style style:name="P157" style:parent-style-name="Normal" style:family="paragraph">
      <style:paragraph-properties style:text-autospace="none" fo:margin-bottom="0.0833in" fo:line-height="150%" fo:margin-left="0.4916in">
        <style:tab-stops/>
      </style:paragraph-properties>
    </style:style>
    <style:style style:name="T158" style:parent-style-name="Fuentedepárrafopredeter." style:family="text">
      <style:text-properties fo:font-weight="bold" style:font-weight-asian="bold" fo:color="#00B050"/>
    </style:style>
    <style:style style:name="T159" style:parent-style-name="Fuentedepárrafopredeter." style:family="text">
      <style:text-properties fo:font-weight="bold" style:font-weight-asian="bold" fo:color="#00B050"/>
    </style:style>
    <style:style style:name="T160" style:parent-style-name="Fuentedepárrafopredeter." style:family="text">
      <style:text-properties fo:color="#00B050"/>
    </style:style>
    <style:style style:name="T161" style:parent-style-name="Fuentedepárrafopredeter." style:family="text">
      <style:text-properties fo:color="#00B050" style:text-underline-type="single" style:text-underline-style="solid" style:text-underline-width="auto" style:text-underline-mode="continuous"/>
    </style:style>
    <style:style style:name="T162" style:parent-style-name="Fuentedepárrafopredeter." style:family="text">
      <style:text-properties fo:color="#00B050"/>
    </style:style>
    <style:style style:name="P163" style:parent-style-name="Normal" style:family="paragraph">
      <style:paragraph-properties style:text-autospace="none" fo:text-align="center" fo:margin-bottom="0.0833in" fo:line-height="150%"/>
      <style:text-properties fo:font-weight="bold" style:font-weight-asian="bold" fo:font-style="italic" style:font-style-asian="italic" style:font-style-complex="italic" fo:color="#00B050" fo:font-size="8pt" style:font-size-asian="8pt" style:font-size-complex="8pt"/>
    </style:style>
    <style:style style:name="P164" style:parent-style-name="Normal" style:family="paragraph">
      <style:paragraph-properties style:text-autospace="none" fo:text-align="center" fo:margin-bottom="0.0833in" fo:line-height="150%" fo:text-indent="0.4916in"/>
    </style:style>
    <style:style style:name="T16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66" style:parent-style-name="Normal" style:family="paragraph">
      <style:paragraph-properties style:text-autospace="none" fo:text-align="center" fo:margin-bottom="0.0833in" fo:line-height="150%" fo:text-indent="0.4916in"/>
    </style:style>
    <style:style style:name="P167" style:parent-style-name="Normal" style:family="paragraph">
      <style:paragraph-properties style:text-autospace="none" fo:margin-bottom="0.0833in" fo:line-height="150%"/>
    </style:style>
    <style:style style:name="T168" style:parent-style-name="Fuentedepárrafopredeter." style:family="text">
      <style:text-properties fo:font-style="italic" style:font-style-asian="italic"/>
    </style:style>
    <style:style style:name="T169" style:parent-style-name="Fuentedepárrafopredeter." style:family="text">
      <style:text-properties style:font-name="Courier"/>
    </style:style>
    <style:style style:name="P170" style:parent-style-name="Normal" style:family="paragraph">
      <style:paragraph-properties style:text-autospace="none" fo:margin-bottom="0.0833in" fo:line-height="150%" fo:margin-left="0.4916in">
        <style:tab-stops/>
      </style:paragraph-properties>
    </style:style>
    <style:style style:name="T171" style:parent-style-name="Fuentedepárrafopredeter." style:family="text">
      <style:text-properties fo:font-weight="bold" style:font-weight-asian="bold" fo:color="#00B050"/>
    </style:style>
    <style:style style:name="T172" style:parent-style-name="Fuentedepárrafopredeter." style:family="text">
      <style:text-properties fo:font-weight="bold" style:font-weight-asian="bold" fo:color="#00B050"/>
    </style:style>
    <style:style style:name="T173" style:parent-style-name="Fuentedepárrafopredeter." style:family="text">
      <style:text-properties fo:color="#00B050"/>
    </style:style>
    <style:style style:name="P174"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17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76" style:parent-style-name="Normal" style:family="paragraph">
      <style:paragraph-properties style:text-autospace="none" fo:text-align="center" fo:margin-bottom="0.0833in" fo:line-height="150%" fo:text-indent="0.4916in"/>
    </style:style>
    <style:style style:name="T17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178" style:parent-style-name="Normal" style:family="paragraph">
      <style:paragraph-properties style:text-autospace="none" fo:text-align="center" fo:margin-bottom="0.0833in" fo:line-height="150%" fo:text-indent="0.4916in"/>
    </style:style>
    <style:style style:name="P179" style:parent-style-name="Normal" style:family="paragraph">
      <style:paragraph-properties style:text-autospace="none" fo:margin-bottom="0.0833in" fo:line-height="150%"/>
    </style:style>
    <style:style style:name="T180" style:parent-style-name="Fuentedepárrafopredeter." style:family="text">
      <style:text-properties fo:font-style="italic" style:font-style-asian="italic"/>
    </style:style>
    <style:style style:name="T181" style:parent-style-name="Fuentedepárrafopredeter." style:family="text">
      <style:text-properties style:font-name="Courier"/>
    </style:style>
    <style:style style:name="T182" style:parent-style-name="Fuentedepárrafopredeter." style:family="text">
      <style:text-properties style:font-name="Courier"/>
    </style:style>
    <style:style style:name="P183" style:parent-style-name="Normal" style:family="paragraph">
      <style:paragraph-properties style:text-autospace="none" fo:margin-bottom="0.0833in" fo:line-height="150%" fo:margin-left="0.4916in">
        <style:tab-stops/>
      </style:paragraph-properties>
    </style:style>
    <style:style style:name="T184" style:parent-style-name="Fuentedepárrafopredeter." style:family="text">
      <style:text-properties fo:font-weight="bold" style:font-weight-asian="bold" fo:color="#00B050"/>
    </style:style>
    <style:style style:name="T185" style:parent-style-name="Fuentedepárrafopredeter." style:family="text">
      <style:text-properties fo:color="#00B050"/>
    </style:style>
    <style:style style:name="P186" style:parent-style-name="Normal" style:family="paragraph">
      <style:paragraph-properties style:text-autospace="none" fo:margin-bottom="0.0833in" fo:line-height="150%" fo:margin-left="0.4916in">
        <style:tab-stops/>
      </style:paragraph-properties>
    </style:style>
    <style:style style:name="T187" style:parent-style-name="Fuentedepárrafopredeter." style:family="text">
      <style:text-properties fo:font-weight="bold" style:font-weight-asian="bold" fo:color="#00B050"/>
    </style:style>
    <style:style style:name="P188" style:parent-style-name="Normal" style:family="paragraph">
      <style:paragraph-properties style:text-autospace="none" fo:margin-bottom="0.0833in" fo:line-height="150%" fo:margin-left="0.5in">
        <style:tab-stops/>
      </style:paragraph-properties>
    </style:style>
    <style:style style:name="P189" style:parent-style-name="Normal" style:family="paragraph">
      <style:paragraph-properties style:text-autospace="none" fo:margin-bottom="0.0833in" fo:line-height="150%" fo:margin-left="0.5in">
        <style:tab-stops/>
      </style:paragraph-properties>
    </style:style>
    <style:style style:name="P190" style:parent-style-name="Normal" style:family="paragraph">
      <style:paragraph-properties style:text-autospace="none" fo:margin-bottom="0.0833in" fo:line-height="150%" fo:margin-left="0.5in">
        <style:tab-stops/>
      </style:paragraph-properties>
    </style:style>
    <style:style style:name="P191" style:parent-style-name="Normal" style:family="paragraph">
      <style:paragraph-properties style:text-autospace="none" fo:margin-bottom="0.0833in" fo:line-height="150%" fo:margin-left="0.5in">
        <style:tab-stops/>
      </style:paragraph-properties>
    </style:style>
    <style:style style:name="P192" style:parent-style-name="Normal" style:family="paragraph">
      <style:paragraph-properties style:text-autospace="none" fo:margin-bottom="0.0833in" fo:line-height="150%" fo:margin-left="0.5in">
        <style:tab-stops/>
      </style:paragraph-properties>
    </style:style>
    <style:style style:name="P193" style:parent-style-name="Normal" style:family="paragraph">
      <style:paragraph-properties style:text-autospace="none" fo:margin-bottom="0.0833in" fo:line-height="150%" fo:margin-left="0.5in">
        <style:tab-stops/>
      </style:paragraph-properties>
    </style:style>
    <style:style style:name="P194" style:parent-style-name="Normal" style:family="paragraph">
      <style:paragraph-properties style:text-autospace="none" fo:margin-bottom="0.0833in" fo:line-height="150%" fo:margin-left="0.5in">
        <style:tab-stops/>
      </style:paragraph-properties>
    </style:style>
    <style:style style:name="P195" style:parent-style-name="Normal" style:family="paragraph">
      <style:paragraph-properties style:text-autospace="none" fo:margin-bottom="0.0833in" fo:line-height="150%" fo:margin-left="0.25in">
        <style:tab-stops/>
      </style:paragraph-properties>
    </style:style>
    <style:style style:name="P196" style:parent-style-name="Normal" style:family="paragraph">
      <style:paragraph-properties style:text-autospace="none" fo:margin-bottom="0.0833in" fo:line-height="150%" fo:margin-left="0.5in">
        <style:tab-stops/>
      </style:paragraph-properties>
    </style:style>
    <style:style style:name="P197" style:parent-style-name="Normal" style:family="paragraph">
      <style:paragraph-properties style:text-autospace="none" fo:margin-bottom="0.0833in" fo:line-height="150%" fo:margin-left="0.5in">
        <style:tab-stops/>
      </style:paragraph-properties>
    </style:style>
    <style:style style:name="P19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199" style:parent-style-name="Normal" style:family="paragraph">
      <style:paragraph-properties style:text-autospace="none" fo:text-align="center" fo:margin-bottom="0.0833in" fo:line-height="150%" fo:text-indent="0.4916in"/>
    </style:style>
    <style:style style:name="T20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01" style:parent-style-name="Normal" style:family="paragraph">
      <style:paragraph-properties style:text-autospace="none" fo:margin-bottom="0.0833in" fo:line-height="150%"/>
    </style:style>
    <style:style style:name="P202" style:parent-style-name="Normal" style:family="paragraph">
      <style:paragraph-properties style:text-autospace="none" fo:margin-bottom="0.0833in" fo:line-height="150%"/>
    </style:style>
    <style:style style:name="T203" style:parent-style-name="Fuentedepárrafopredeter." style:family="text">
      <style:text-properties fo:font-style="italic" style:font-style-asian="italic"/>
    </style:style>
    <style:style style:name="T204" style:parent-style-name="Fuentedepárrafopredeter." style:family="text">
      <style:text-properties style:font-name="Courier"/>
    </style:style>
    <style:style style:name="T205" style:parent-style-name="Fuentedepárrafopredeter." style:family="text">
      <style:text-properties style:font-name="Courier"/>
    </style:style>
    <style:style style:name="P206" style:parent-style-name="Normal" style:family="paragraph">
      <style:paragraph-properties style:text-autospace="none" fo:margin-bottom="0.0833in" fo:line-height="150%" fo:margin-left="0.4916in">
        <style:tab-stops/>
      </style:paragraph-properties>
    </style:style>
    <style:style style:name="T207" style:parent-style-name="Fuentedepárrafopredeter." style:family="text">
      <style:text-properties fo:font-weight="bold" style:font-weight-asian="bold" fo:color="#00B050"/>
    </style:style>
    <style:style style:name="T208" style:parent-style-name="Fuentedepárrafopredeter." style:family="text">
      <style:text-properties fo:font-weight="bold" style:font-weight-asian="bold" fo:color="#00B050"/>
    </style:style>
    <style:style style:name="T209" style:parent-style-name="Fuentedepárrafopredeter." style:family="text">
      <style:text-properties fo:color="#00B050"/>
    </style:style>
    <style:style style:name="P210" style:parent-style-name="Normal" style:family="paragraph">
      <style:paragraph-properties style:text-autospace="none" fo:text-align="center" fo:margin-bottom="0.0833in" fo:line-height="150%" fo:text-indent="0.4916in"/>
    </style:style>
    <style:style style:name="T21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212"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T213" style:parent-style-name="Fuentedepárrafopredeter." style:family="text">
      <style:text-properties fo:font-style="italic" style:font-style-asian="italic"/>
    </style:style>
    <style:style style:name="T214" style:parent-style-name="Fuentedepárrafopredeter." style:family="text">
      <style:text-properties fo:font-style="italic" style:font-style-asian="italic"/>
    </style:style>
    <style:style style:name="P215" style:parent-style-name="Normal" style:family="paragraph">
      <style:text-properties fo:font-weight="bold" style:font-weight-asian="bold" fo:color="#00B050"/>
    </style:style>
    <style:style style:name="P216" style:parent-style-name="Normal" style:family="paragraph">
      <style:paragraph-properties fo:background-color="#DDDDDD"/>
      <style:text-properties style:font-name="Nimbus Mono L" fo:color="#000000"/>
    </style:style>
    <style:style style:name="P217" style:parent-style-name="Normal" style:family="paragraph">
      <style:paragraph-properties fo:background-color="#DDDDDD"/>
      <style:text-properties style:font-name="Nimbus Mono L" fo:color="#000000"/>
    </style:style>
    <style:style style:name="P218" style:parent-style-name="Normal" style:family="paragraph">
      <style:paragraph-properties fo:background-color="#DDDDDD"/>
      <style:text-properties style:font-name="Nimbus Mono L" fo:color="#000000"/>
    </style:style>
    <style:style style:name="P219" style:parent-style-name="Normal" style:family="paragraph">
      <style:paragraph-properties fo:background-color="#DDDDDD"/>
      <style:text-properties style:font-name="Nimbus Mono L" fo:color="#000000"/>
    </style:style>
    <style:style style:name="P220" style:parent-style-name="Normal" style:family="paragraph">
      <style:paragraph-properties fo:background-color="#DDDDDD"/>
      <style:text-properties style:font-name="Nimbus Mono L" fo:color="#000000"/>
    </style:style>
    <style:style style:name="P221" style:parent-style-name="Normal" style:family="paragraph">
      <style:paragraph-properties fo:background-color="#DDDDDD"/>
      <style:text-properties style:font-name="Nimbus Mono L" fo:color="#000000"/>
    </style:style>
    <style:style style:name="P222" style:parent-style-name="Normal" style:family="paragraph">
      <style:paragraph-properties fo:background-color="#DDDDDD"/>
      <style:text-properties style:font-name="Nimbus Mono L" fo:font-weight="bold" style:font-weight-asian="bold" fo:color="#00B050"/>
    </style:style>
    <style:style style:name="P223" style:parent-style-name="Normal" style:family="paragraph">
      <style:paragraph-properties fo:background-color="#DDDDDD"/>
      <style:text-properties style:font-name="Nimbus Mono L" fo:color="#000000"/>
    </style:style>
    <style:style style:name="P224" style:parent-style-name="Normal" style:family="paragraph">
      <style:paragraph-properties fo:background-color="#DDDDDD"/>
      <style:text-properties style:font-name="Nimbus Mono L" fo:color="#000000"/>
    </style:style>
    <style:style style:name="P225" style:parent-style-name="Normal" style:family="paragraph">
      <style:paragraph-properties fo:background-color="#DDDDDD"/>
      <style:text-properties style:font-name="Nimbus Mono L" fo:color="#000000"/>
    </style:style>
    <style:style style:name="T226" style:parent-style-name="Fuentedepárrafopredeter." style:family="text">
      <style:text-properties fo:font-weight="bold" style:font-weight-asian="bold" fo:color="#00B050"/>
    </style:style>
    <style:style style:name="T227" style:parent-style-name="Fuentedepárrafopredeter." style:family="text">
      <style:text-properties fo:font-weight="bold" style:font-weight-asian="bold" fo:font-style="italic" style:font-style-asian="italic" fo:color="#00B050"/>
    </style:style>
    <style:style style:name="T228" style:parent-style-name="Fuentedepárrafopredeter." style:family="text">
      <style:text-properties fo:font-weight="bold" style:font-weight-asian="bold" fo:color="#00B050"/>
    </style:style>
    <style:style style:name="P229" style:parent-style-name="Normal" style:family="paragraph">
      <style:paragraph-properties fo:background-color="#DDDDDD"/>
      <style:text-properties style:font-name="Nimbus Mono L" fo:font-weight="bold" style:font-weight-asian="bold" fo:color="#000000"/>
    </style:style>
    <style:style style:name="P230" style:parent-style-name="Normal" style:family="paragraph">
      <style:paragraph-properties fo:background-color="#DDDDDD"/>
      <style:text-properties style:font-name="Nimbus Mono L" fo:color="#000000"/>
    </style:style>
    <style:style style:name="P231" style:parent-style-name="Normal" style:family="paragraph">
      <style:paragraph-properties fo:background-color="#DDDDDD"/>
      <style:text-properties style:font-name="Nimbus Mono L" fo:color="#000000"/>
    </style:style>
    <style:style style:name="P232" style:parent-style-name="Normal" style:family="paragraph">
      <style:paragraph-properties fo:background-color="#DDDDDD"/>
      <style:text-properties style:font-name="Nimbus Mono L" fo:color="#000000"/>
    </style:style>
    <style:style style:name="P233" style:parent-style-name="Normal" style:family="paragraph">
      <style:paragraph-properties fo:background-color="#DDDDDD"/>
      <style:text-properties style:font-name="Nimbus Mono L" fo:color="#000000"/>
    </style:style>
    <style:style style:name="P234" style:parent-style-name="Normal" style:family="paragraph">
      <style:paragraph-properties fo:background-color="#DDDDDD"/>
      <style:text-properties style:font-name="Nimbus Mono L" fo:color="#000000"/>
    </style:style>
    <style:style style:name="P235" style:parent-style-name="Normal" style:family="paragraph">
      <style:paragraph-properties fo:background-color="#DDDDDD"/>
      <style:text-properties style:font-name="Nimbus Mono L" fo:color="#000000"/>
    </style:style>
    <style:style style:name="P236" style:parent-style-name="Normal" style:family="paragraph">
      <style:paragraph-properties fo:background-color="#DDDDDD"/>
      <style:text-properties style:font-name="Nimbus Mono L" fo:color="#000000"/>
    </style:style>
    <style:style style:name="P237" style:parent-style-name="Normal" style:family="paragraph">
      <style:paragraph-properties fo:background-color="#DDDDDD"/>
      <style:text-properties style:font-name="Nimbus Mono L" fo:color="#000000"/>
    </style:style>
    <style:style style:name="P238" style:parent-style-name="Normal" style:family="paragraph">
      <style:paragraph-properties fo:background-color="#DDDDDD"/>
      <style:text-properties style:font-name="Nimbus Mono L" fo:color="#000000"/>
    </style:style>
    <style:style style:name="P239" style:parent-style-name="Normal" style:family="paragraph">
      <style:paragraph-properties fo:background-color="#DDDDDD"/>
      <style:text-properties style:font-name="Nimbus Mono L" fo:color="#000000"/>
    </style:style>
    <style:style style:name="P240" style:parent-style-name="Normal" style:family="paragraph">
      <style:paragraph-properties fo:background-color="#DDDDDD"/>
      <style:text-properties style:font-name="Nimbus Mono L" fo:color="#000000"/>
    </style:style>
    <style:style style:name="P241" style:parent-style-name="Normal" style:family="paragraph">
      <style:paragraph-properties fo:background-color="#DDDDDD"/>
      <style:text-properties style:font-name="Nimbus Mono L" fo:color="#000000"/>
    </style:style>
    <style:style style:name="P242" style:parent-style-name="Normal" style:family="paragraph">
      <style:paragraph-properties fo:background-color="#DDDDDD"/>
      <style:text-properties style:font-name="Nimbus Mono L" fo:color="#000000"/>
    </style:style>
    <style:style style:name="P243" style:parent-style-name="Normal" style:family="paragraph">
      <style:paragraph-properties fo:background-color="#DDDDDD"/>
      <style:text-properties style:font-name="Nimbus Mono L" fo:color="#000000"/>
    </style:style>
    <style:style style:name="P244" style:parent-style-name="Normal" style:family="paragraph">
      <style:paragraph-properties fo:background-color="#DDDDDD"/>
      <style:text-properties style:font-name="Nimbus Mono L" fo:color="#000000"/>
    </style:style>
    <style:style style:name="P245" style:parent-style-name="Normal" style:family="paragraph">
      <style:paragraph-properties fo:background-color="#DDDDDD"/>
      <style:text-properties style:font-name="Nimbus Mono L" fo:color="#000000"/>
    </style:style>
    <style:style style:name="P246" style:parent-style-name="Normal" style:family="paragraph">
      <style:paragraph-properties fo:background-color="#DDDDDD"/>
      <style:text-properties style:font-name="Nimbus Mono L" fo:color="#000000"/>
    </style:style>
    <style:style style:name="P247" style:parent-style-name="Normal" style:family="paragraph">
      <style:paragraph-properties fo:background-color="#DDDDDD"/>
      <style:text-properties style:font-name="Nimbus Mono L" fo:color="#000000"/>
    </style:style>
    <style:style style:name="P248" style:parent-style-name="Normal" style:family="paragraph">
      <style:paragraph-properties fo:background-color="#DDDDDD"/>
      <style:text-properties style:font-name="Nimbus Mono L" fo:color="#000000"/>
    </style:style>
    <style:style style:name="P249" style:parent-style-name="Normal" style:family="paragraph">
      <style:paragraph-properties fo:background-color="#DDDDDD"/>
      <style:text-properties style:font-name="Nimbus Mono L" fo:color="#000000"/>
    </style:style>
    <style:style style:name="P250" style:parent-style-name="Normal" style:family="paragraph">
      <style:paragraph-properties fo:background-color="#DDDDDD"/>
      <style:text-properties style:font-name="Nimbus Mono L" fo:color="#000000"/>
    </style:style>
    <style:style style:name="P251" style:parent-style-name="Normal" style:family="paragraph">
      <style:paragraph-properties fo:background-color="#DDDDDD"/>
      <style:text-properties style:font-name="Nimbus Mono L" fo:color="#000000"/>
    </style:style>
    <style:style style:name="P252" style:parent-style-name="Normal" style:family="paragraph">
      <style:paragraph-properties fo:background-color="#DDDDDD"/>
      <style:text-properties style:font-name="Nimbus Mono L" fo:color="#000000"/>
    </style:style>
    <style:style style:name="P253" style:parent-style-name="Normal" style:family="paragraph">
      <style:paragraph-properties fo:background-color="#DDDDDD"/>
      <style:text-properties style:font-name="Nimbus Mono L" fo:color="#000000"/>
    </style:style>
    <style:style style:name="P254" style:parent-style-name="Normal" style:family="paragraph">
      <style:paragraph-properties fo:background-color="#DDDDDD"/>
      <style:text-properties style:font-name="Nimbus Mono L" fo:color="#000000"/>
    </style:style>
    <style:style style:name="P255" style:parent-style-name="Normal" style:family="paragraph">
      <style:paragraph-properties fo:background-color="#DDDDDD"/>
      <style:text-properties style:font-name="Nimbus Mono L" fo:color="#000000"/>
    </style:style>
    <style:style style:name="P256" style:parent-style-name="Normal" style:family="paragraph">
      <style:paragraph-properties fo:background-color="#DDDDDD"/>
      <style:text-properties style:font-name="Nimbus Mono L" fo:color="#000000"/>
    </style:style>
    <style:style style:name="P257" style:parent-style-name="Normal" style:family="paragraph">
      <style:paragraph-properties fo:background-color="#DDDDDD"/>
      <style:text-properties style:font-name="Nimbus Mono L" fo:color="#000000"/>
    </style:style>
    <style:style style:name="P258" style:parent-style-name="Normal" style:family="paragraph">
      <style:paragraph-properties fo:background-color="#DDDDDD"/>
      <style:text-properties style:font-name="Nimbus Mono L" fo:color="#000000"/>
    </style:style>
    <style:style style:name="P259" style:parent-style-name="Normal" style:family="paragraph">
      <style:paragraph-properties fo:background-color="#DDDDDD"/>
      <style:text-properties style:font-name="Nimbus Mono L" fo:color="#000000"/>
    </style:style>
    <style:style style:name="P260" style:parent-style-name="Normal" style:family="paragraph">
      <style:paragraph-properties fo:background-color="#DDDDDD"/>
      <style:text-properties style:font-name="Nimbus Mono L" fo:color="#000000"/>
    </style:style>
    <style:style style:name="P261" style:parent-style-name="Normal" style:family="paragraph">
      <style:paragraph-properties fo:background-color="#DDDDDD"/>
      <style:text-properties style:font-name="Nimbus Mono L" fo:color="#000000"/>
    </style:style>
    <style:style style:name="P262" style:parent-style-name="Normal" style:family="paragraph">
      <style:paragraph-properties fo:background-color="#DDDDDD"/>
      <style:text-properties style:font-name="Nimbus Mono L" fo:color="#000000"/>
    </style:style>
    <style:style style:name="P263" style:parent-style-name="Normal" style:family="paragraph">
      <style:paragraph-properties fo:background-color="#DDDDDD"/>
      <style:text-properties style:font-name="Nimbus Mono L" fo:color="#000000"/>
    </style:style>
    <style:style style:name="P264" style:parent-style-name="Normal" style:family="paragraph">
      <style:paragraph-properties fo:background-color="#DDDDDD"/>
      <style:text-properties style:font-name="Nimbus Mono L" fo:color="#000000"/>
    </style:style>
    <style:style style:name="P265" style:parent-style-name="Normal" style:family="paragraph">
      <style:paragraph-properties fo:background-color="#DDDDDD"/>
      <style:text-properties style:font-name="Nimbus Mono L" fo:color="#000000"/>
    </style:style>
    <style:style style:name="P266" style:parent-style-name="Normal" style:family="paragraph">
      <style:paragraph-properties fo:background-color="#DDDDDD"/>
      <style:text-properties style:font-name="Nimbus Mono L" fo:color="#000000"/>
    </style:style>
    <style:style style:name="P267" style:parent-style-name="Normal" style:family="paragraph">
      <style:paragraph-properties fo:background-color="#DDDDDD"/>
      <style:text-properties style:font-name="Nimbus Mono L" fo:color="#000000"/>
    </style:style>
    <style:style style:name="P268" style:parent-style-name="Normal" style:family="paragraph">
      <style:paragraph-properties fo:background-color="#DDDDDD"/>
      <style:text-properties style:font-name="Nimbus Mono L" fo:color="#000000"/>
    </style:style>
    <style:style style:name="P269" style:parent-style-name="Normal" style:family="paragraph">
      <style:paragraph-properties fo:background-color="#DDDDDD"/>
      <style:text-properties style:font-name="Nimbus Mono L" fo:color="#000000"/>
    </style:style>
    <style:style style:name="P270" style:parent-style-name="Normal" style:family="paragraph">
      <style:paragraph-properties fo:background-color="#DDDDDD"/>
      <style:text-properties style:font-name="Nimbus Mono L" fo:color="#000000"/>
    </style:style>
    <style:style style:name="P271" style:parent-style-name="Normal" style:family="paragraph">
      <style:paragraph-properties fo:background-color="#DDDDDD"/>
      <style:text-properties style:font-name="Nimbus Mono L" fo:color="#000000"/>
    </style:style>
    <style:style style:name="P272" style:parent-style-name="Normal" style:family="paragraph">
      <style:paragraph-properties fo:background-color="#DDDDDD"/>
      <style:text-properties style:font-name="Nimbus Mono L" fo:color="#000000"/>
    </style:style>
    <style:style style:name="P273" style:parent-style-name="Normal" style:family="paragraph">
      <style:paragraph-properties fo:background-color="#DDDDDD"/>
      <style:text-properties style:font-name="Nimbus Mono L" fo:color="#000000"/>
    </style:style>
    <style:style style:name="P274" style:parent-style-name="Normal" style:family="paragraph">
      <style:paragraph-properties fo:background-color="#DDDDDD"/>
      <style:text-properties style:font-name="Nimbus Mono L" fo:color="#000000"/>
    </style:style>
    <style:style style:name="P275" style:parent-style-name="Normal" style:family="paragraph">
      <style:paragraph-properties fo:background-color="#DDDDDD"/>
      <style:text-properties style:font-name="Nimbus Mono L" fo:color="#000000"/>
    </style:style>
    <style:style style:name="P276" style:parent-style-name="Normal" style:family="paragraph">
      <style:paragraph-properties fo:background-color="#DDDDDD"/>
      <style:text-properties style:font-name="Nimbus Mono L" fo:color="#000000"/>
    </style:style>
    <style:style style:name="P277" style:parent-style-name="Normal" style:family="paragraph">
      <style:paragraph-properties fo:background-color="#DDDDDD"/>
      <style:text-properties style:font-name="Nimbus Mono L" fo:color="#000000"/>
    </style:style>
    <style:style style:name="P278" style:parent-style-name="Normal" style:family="paragraph">
      <style:paragraph-properties fo:background-color="#DDDDDD"/>
      <style:text-properties style:font-name="Nimbus Mono L" fo:color="#000000"/>
    </style:style>
    <style:style style:name="P279" style:parent-style-name="Normal" style:family="paragraph">
      <style:paragraph-properties fo:background-color="#DDDDDD"/>
      <style:text-properties style:font-name="Nimbus Mono L" fo:color="#000000"/>
    </style:style>
    <style:style style:name="P280" style:parent-style-name="Normal" style:family="paragraph">
      <style:paragraph-properties fo:background-color="#DDDDDD"/>
      <style:text-properties style:font-name="Nimbus Mono L" fo:color="#000000"/>
    </style:style>
    <style:style style:name="P281" style:parent-style-name="Normal" style:family="paragraph">
      <style:paragraph-properties fo:background-color="#DDDDDD"/>
      <style:text-properties style:font-name="Nimbus Mono L" fo:color="#000000"/>
    </style:style>
    <style:style style:name="P282" style:parent-style-name="Normal" style:family="paragraph">
      <style:paragraph-properties fo:background-color="#DDDDDD"/>
      <style:text-properties style:font-name="Nimbus Mono L" fo:color="#000000"/>
    </style:style>
    <style:style style:name="P283" style:parent-style-name="Normal" style:family="paragraph">
      <style:paragraph-properties fo:background-color="#DDDDDD"/>
      <style:text-properties style:font-name="Nimbus Mono L" fo:color="#000000"/>
    </style:style>
    <style:style style:name="P284" style:parent-style-name="Normal" style:family="paragraph">
      <style:paragraph-properties fo:background-color="#DDDDDD"/>
      <style:text-properties style:font-name="Nimbus Mono L" fo:color="#000000"/>
    </style:style>
    <style:style style:name="P285" style:parent-style-name="Normal" style:family="paragraph">
      <style:paragraph-properties fo:background-color="#DDDDDD"/>
      <style:text-properties style:font-name="Nimbus Mono L" fo:color="#000000"/>
    </style:style>
    <style:style style:name="P286" style:parent-style-name="Normal" style:family="paragraph">
      <style:paragraph-properties fo:background-color="#DDDDDD"/>
      <style:text-properties style:font-name="Nimbus Mono L" fo:color="#000000"/>
    </style:style>
    <style:style style:name="P287" style:parent-style-name="Normal" style:family="paragraph">
      <style:paragraph-properties fo:background-color="#DDDDDD"/>
      <style:text-properties style:font-name="Nimbus Mono L" fo:color="#000000"/>
    </style:style>
    <style:style style:name="P288" style:parent-style-name="Normal" style:family="paragraph">
      <style:paragraph-properties fo:background-color="#DDDDDD"/>
      <style:text-properties style:font-name="Nimbus Mono L" fo:color="#000000"/>
    </style:style>
    <style:style style:name="P289" style:parent-style-name="Normal" style:family="paragraph">
      <style:paragraph-properties fo:background-color="#DDDDDD"/>
      <style:text-properties style:font-name="Nimbus Mono L" fo:color="#000000"/>
    </style:style>
    <style:style style:name="P290" style:parent-style-name="Normal" style:family="paragraph">
      <style:paragraph-properties fo:background-color="#DDDDDD"/>
      <style:text-properties style:font-name="Nimbus Mono L" fo:color="#000000"/>
    </style:style>
    <style:style style:name="P291" style:parent-style-name="Normal" style:family="paragraph">
      <style:paragraph-properties fo:background-color="#DDDDDD"/>
      <style:text-properties style:font-name="Nimbus Mono L" fo:color="#000000"/>
    </style:style>
    <style:style style:name="P292" style:parent-style-name="Normal" style:family="paragraph">
      <style:paragraph-properties fo:background-color="#DDDDDD"/>
      <style:text-properties style:font-name="Nimbus Mono L" fo:color="#000000"/>
    </style:style>
    <style:style style:name="P293" style:parent-style-name="Normal" style:family="paragraph">
      <style:paragraph-properties fo:background-color="#DDDDDD"/>
      <style:text-properties style:font-name="Nimbus Mono L" fo:color="#000000"/>
    </style:style>
    <style:style style:name="P294" style:parent-style-name="Normal" style:family="paragraph">
      <style:paragraph-properties fo:background-color="#DDDDDD"/>
      <style:text-properties style:font-name="Nimbus Mono L" fo:color="#000000"/>
    </style:style>
    <style:style style:name="P295" style:parent-style-name="Normal" style:family="paragraph">
      <style:paragraph-properties fo:background-color="#DDDDDD"/>
      <style:text-properties style:font-name="Nimbus Mono L" fo:color="#000000"/>
    </style:style>
    <style:style style:name="P296" style:parent-style-name="Normal" style:family="paragraph">
      <style:paragraph-properties fo:background-color="#DDDDDD"/>
      <style:text-properties style:font-name="Nimbus Mono L" fo:color="#000000"/>
    </style:style>
    <style:style style:name="P297" style:parent-style-name="Normal" style:family="paragraph">
      <style:paragraph-properties fo:background-color="#DDDDDD"/>
      <style:text-properties style:font-name="Nimbus Mono L" fo:color="#000000"/>
    </style:style>
    <style:style style:name="P298" style:parent-style-name="Normal" style:family="paragraph">
      <style:paragraph-properties fo:background-color="#DDDDDD"/>
      <style:text-properties style:font-name="Nimbus Mono L" fo:color="#000000"/>
    </style:style>
    <style:style style:name="P299" style:parent-style-name="Normal" style:family="paragraph">
      <style:paragraph-properties fo:background-color="#DDDDDD"/>
      <style:text-properties style:font-name="Nimbus Mono L" fo:color="#000000"/>
    </style:style>
    <style:style style:name="P300" style:parent-style-name="Normal" style:family="paragraph">
      <style:paragraph-properties fo:background-color="#DDDDDD"/>
      <style:text-properties style:font-name="Nimbus Mono L" fo:color="#000000"/>
    </style:style>
    <style:style style:name="P301" style:parent-style-name="Normal" style:family="paragraph">
      <style:paragraph-properties fo:background-color="#DDDDDD"/>
      <style:text-properties style:font-name="Nimbus Mono L" fo:color="#000000"/>
    </style:style>
    <style:style style:name="P302" style:parent-style-name="Normal" style:family="paragraph">
      <style:paragraph-properties fo:background-color="#DDDDDD"/>
      <style:text-properties style:font-name="Nimbus Mono L" fo:color="#000000"/>
    </style:style>
    <style:style style:name="P303" style:parent-style-name="Normal" style:family="paragraph">
      <style:paragraph-properties fo:background-color="#DDDDDD"/>
      <style:text-properties style:font-name="Nimbus Mono L" fo:color="#000000"/>
    </style:style>
    <style:style style:name="P304" style:parent-style-name="Normal" style:family="paragraph">
      <style:paragraph-properties fo:background-color="#DDDDDD"/>
      <style:text-properties style:font-name="Nimbus Mono L" fo:color="#000000"/>
    </style:style>
    <style:style style:name="P305" style:parent-style-name="Normal" style:family="paragraph">
      <style:paragraph-properties fo:background-color="#DDDDDD"/>
      <style:text-properties style:font-name="Nimbus Mono L" fo:color="#000000"/>
    </style:style>
    <style:style style:name="P306" style:parent-style-name="Normal" style:family="paragraph">
      <style:paragraph-properties fo:background-color="#DDDDDD"/>
      <style:text-properties style:font-name="Nimbus Mono L" fo:color="#000000"/>
    </style:style>
    <style:style style:name="P307" style:parent-style-name="Normal" style:family="paragraph">
      <style:paragraph-properties fo:background-color="#DDDDDD"/>
      <style:text-properties style:font-name="Nimbus Mono L" fo:color="#000000"/>
    </style:style>
    <style:style style:name="P308" style:parent-style-name="Normal" style:family="paragraph">
      <style:paragraph-properties fo:background-color="#DDDDDD"/>
      <style:text-properties style:font-name="Nimbus Mono L" fo:color="#000000"/>
    </style:style>
    <style:style style:name="P309" style:parent-style-name="Normal" style:family="paragraph">
      <style:paragraph-properties fo:background-color="#DDDDDD"/>
      <style:text-properties style:font-name="Nimbus Mono L" fo:color="#000000"/>
    </style:style>
    <style:style style:name="P310" style:parent-style-name="Normal" style:family="paragraph">
      <style:paragraph-properties fo:background-color="#DDDDDD"/>
      <style:text-properties style:font-name="Nimbus Mono L" fo:color="#000000"/>
    </style:style>
    <style:style style:name="P311" style:parent-style-name="Normal" style:family="paragraph">
      <style:paragraph-properties fo:background-color="#DDDDDD"/>
      <style:text-properties style:font-name="Nimbus Mono L" fo:color="#000000"/>
    </style:style>
    <style:style style:name="P312" style:parent-style-name="Normal" style:family="paragraph">
      <style:paragraph-properties fo:background-color="#DDDDDD"/>
      <style:text-properties style:font-name="Nimbus Mono L" fo:color="#000000"/>
    </style:style>
    <style:style style:name="T313" style:parent-style-name="Fuentedepárrafopredeter." style:family="text">
      <style:text-properties style:font-name="Courier"/>
    </style:style>
    <style:style style:name="P314" style:parent-style-name="Normal" style:family="paragraph">
      <style:paragraph-properties style:text-autospace="none" fo:margin-bottom="0.0833in" fo:line-height="150%"/>
    </style:style>
    <style:style style:name="P315" style:parent-style-name="Normal" style:family="paragraph">
      <style:paragraph-properties style:text-autospace="none" fo:margin-bottom="0.0833in" fo:line-height="150%"/>
    </style:style>
    <style:style style:name="P316" style:parent-style-name="Normal" style:family="paragraph">
      <style:paragraph-properties style:text-autospace="none" fo:margin-bottom="0.0833in" fo:line-height="150%" fo:margin-left="1in">
        <style:tab-stops/>
      </style:paragraph-properties>
    </style:style>
    <style:style style:name="T317" style:parent-style-name="Fuentedepárrafopredeter." style:family="text">
      <style:text-properties fo:font-weight="bold" style:font-weight-asian="bold" fo:color="#00B050"/>
    </style:style>
    <style:style style:name="T318" style:parent-style-name="Fuentedepárrafopredeter." style:family="text">
      <style:text-properties fo:color="#00B050"/>
    </style:style>
    <style:style style:name="T319" style:parent-style-name="Fuentedepárrafopredeter." style:family="text">
      <style:text-properties fo:font-style="italic" style:font-style-asian="italic" style:font-style-complex="italic" fo:color="#00B050"/>
    </style:style>
    <style:style style:name="T320" style:parent-style-name="Fuentedepárrafopredeter." style:family="text">
      <style:text-properties fo:color="#00B050"/>
    </style:style>
    <style:style style:name="T321" style:parent-style-name="Fuentedepárrafopredeter." style:family="text">
      <style:text-properties fo:font-style="italic" style:font-style-asian="italic" style:font-style-complex="italic" fo:color="#00B050"/>
    </style:style>
    <style:style style:name="T322" style:parent-style-name="Fuentedepárrafopredeter." style:family="text">
      <style:text-properties fo:color="#00B050"/>
    </style:style>
    <style:style style:name="T323" style:parent-style-name="Fuentedepárrafopredeter." style:family="text">
      <style:text-properties fo:font-style="italic" style:font-style-asian="italic" style:font-style-complex="italic" fo:color="#00B050"/>
    </style:style>
    <style:style style:name="T324" style:parent-style-name="Fuentedepárrafopredeter." style:family="text">
      <style:text-properties fo:color="#00B050"/>
    </style:style>
    <style:style style:name="T325" style:parent-style-name="Fuentedepárrafopredeter." style:family="text">
      <style:text-properties fo:font-style="italic" style:font-style-asian="italic" style:font-style-complex="italic" fo:color="#00B050"/>
    </style:style>
    <style:style style:name="T326" style:parent-style-name="Fuentedepárrafopredeter." style:family="text">
      <style:text-properties fo:color="#00B050"/>
    </style:style>
    <style:style style:name="P327" style:parent-style-name="Normal" style:family="paragraph">
      <style:paragraph-properties style:text-autospace="none" fo:margin-bottom="0.0833in" fo:line-height="150%" fo:margin-left="1in">
        <style:tab-stops/>
      </style:paragraph-properties>
    </style:style>
    <style:style style:name="T328" style:parent-style-name="Fuentedepárrafopredeter." style:family="text">
      <style:text-properties fo:color="#00B050"/>
    </style:style>
    <style:style style:name="T329" style:parent-style-name="Fuentedepárrafopredeter." style:family="text">
      <style:text-properties fo:font-style="italic" style:font-style-asian="italic" style:font-style-complex="italic" fo:color="#00B050"/>
    </style:style>
    <style:style style:name="T330" style:parent-style-name="Fuentedepárrafopredeter." style:family="text">
      <style:text-properties fo:color="#00B050"/>
    </style:style>
    <style:style style:name="T331" style:parent-style-name="Fuentedepárrafopredeter." style:family="text">
      <style:text-properties fo:color="#00B050"/>
    </style:style>
    <style:style style:name="P332" style:parent-style-name="Normal" style:family="paragraph">
      <style:paragraph-properties style:text-autospace="none" fo:margin-bottom="0.0833in" fo:line-height="150%" fo:margin-left="1in">
        <style:tab-stops/>
      </style:paragraph-properties>
    </style:style>
    <style:style style:name="T333" style:parent-style-name="Fuentedepárrafopredeter." style:family="text">
      <style:text-properties fo:color="#00B050"/>
    </style:style>
    <style:style style:name="T334" style:parent-style-name="Fuentedepárrafopredeter." style:family="text">
      <style:text-properties fo:font-style="italic" style:font-style-asian="italic" style:font-style-complex="italic" fo:color="#00B050"/>
    </style:style>
    <style:style style:name="T335" style:parent-style-name="Fuentedepárrafopredeter." style:family="text">
      <style:text-properties fo:color="#00B050"/>
    </style:style>
    <style:style style:name="P336" style:parent-style-name="Normal" style:family="paragraph">
      <style:paragraph-properties style:text-autospace="none" fo:margin-bottom="0.0833in" fo:line-height="150%" fo:margin-left="1in">
        <style:tab-stops/>
      </style:paragraph-properties>
    </style:style>
    <style:style style:name="T337" style:parent-style-name="Fuentedepárrafopredeter." style:family="text">
      <style:text-properties fo:color="#00B050"/>
    </style:style>
    <style:style style:name="T338" style:parent-style-name="Fuentedepárrafopredeter." style:family="text">
      <style:text-properties fo:font-style="italic" style:font-style-asian="italic" style:font-style-complex="italic" fo:color="#00B050"/>
    </style:style>
    <style:style style:name="T339" style:parent-style-name="Fuentedepárrafopredeter." style:family="text">
      <style:text-properties fo:color="#00B050"/>
    </style:style>
    <style:style style:name="T340" style:parent-style-name="Fuentedepárrafopredeter." style:family="text">
      <style:text-properties fo:font-style="italic" style:font-style-asian="italic" style:font-style-complex="italic" fo:color="#00B050"/>
    </style:style>
    <style:style style:name="T341" style:parent-style-name="Fuentedepárrafopredeter." style:family="text">
      <style:text-properties fo:color="#00B050"/>
    </style:style>
    <style:style style:name="T342" style:parent-style-name="Fuentedepárrafopredeter." style:family="text">
      <style:text-properties fo:font-style="italic" style:font-style-asian="italic" style:font-style-complex="italic" fo:color="#00B050"/>
    </style:style>
    <style:style style:name="T343" style:parent-style-name="Fuentedepárrafopredeter." style:family="text">
      <style:text-properties fo:color="#00B050"/>
    </style:style>
    <style:style style:name="P344" style:parent-style-name="Normal" style:family="paragraph">
      <style:paragraph-properties style:text-autospace="none" fo:margin-bottom="0.0833in" fo:line-height="150%" fo:margin-left="1in">
        <style:tab-stops/>
      </style:paragraph-properties>
    </style:style>
    <style:style style:name="T345" style:parent-style-name="Fuentedepárrafopredeter." style:family="text">
      <style:text-properties fo:font-weight="bold" style:font-weight-asian="bold" fo:color="#00B050"/>
    </style:style>
    <style:style style:name="T346" style:parent-style-name="Fuentedepárrafopredeter." style:family="text">
      <style:text-properties fo:color="#00B050"/>
    </style:style>
    <style:style style:name="T347" style:parent-style-name="Fuentedepárrafopredeter." style:family="text">
      <style:text-properties fo:font-style="italic" style:font-style-asian="italic" style:font-style-complex="italic" fo:color="#00B050"/>
    </style:style>
    <style:style style:name="T348" style:parent-style-name="Fuentedepárrafopredeter." style:family="text">
      <style:text-properties fo:color="#00B050"/>
    </style:style>
    <style:style style:name="T349" style:parent-style-name="Fuentedepárrafopredeter." style:family="text">
      <style:text-properties fo:font-style="italic" style:font-style-asian="italic" style:font-style-complex="italic" fo:color="#00B050"/>
    </style:style>
    <style:style style:name="T350" style:parent-style-name="Fuentedepárrafopredeter." style:family="text">
      <style:text-properties fo:color="#00B050"/>
    </style:style>
    <style:style style:name="T351" style:parent-style-name="Fuentedepárrafopredeter." style:family="text">
      <style:text-properties fo:font-style="italic" style:font-style-asian="italic" style:font-style-complex="italic" fo:color="#00B050"/>
    </style:style>
    <style:style style:name="T352" style:parent-style-name="Fuentedepárrafopredeter." style:family="text">
      <style:text-properties fo:color="#00B050"/>
    </style:style>
    <style:style style:name="T353" style:parent-style-name="Fuentedepárrafopredeter." style:family="text">
      <style:text-properties fo:font-style="italic" style:font-style-asian="italic" style:font-style-complex="italic" fo:color="#00B050"/>
    </style:style>
    <style:style style:name="T354" style:parent-style-name="Fuentedepárrafopredeter." style:family="text">
      <style:text-properties fo:color="#00B050"/>
    </style:style>
    <style:style style:name="P35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56" style:parent-style-name="Normal" style:family="paragraph">
      <style:paragraph-properties style:text-autospace="none" fo:text-align="center" fo:margin-bottom="0.0833in" fo:line-height="150%" fo:text-indent="0.4916in"/>
    </style:style>
    <style:style style:name="P357" style:parent-style-name="Normal" style:family="paragraph">
      <style:paragraph-properties style:text-autospace="none" fo:text-align="center" fo:margin-bottom="0.0833in" fo:line-height="150%" fo:text-indent="0.4916in"/>
    </style:style>
    <style:style style:name="P358" style:parent-style-name="Normal" style:family="paragraph">
      <style:paragraph-properties style:text-autospace="none" fo:text-align="center" fo:margin-bottom="0.0833in" fo:line-height="150%" fo:text-indent="0.4916in"/>
    </style:style>
    <style:style style:name="P359" style:parent-style-name="Normal" style:family="paragraph">
      <style:paragraph-properties style:text-autospace="none" fo:text-align="center" fo:margin-bottom="0.0833in" fo:line-height="150%" fo:text-indent="0.4916in"/>
    </style:style>
    <style:style style:name="P360" style:parent-style-name="Normal" style:family="paragraph">
      <style:paragraph-properties style:text-autospace="none" fo:text-align="center" fo:margin-bottom="0.0833in" fo:line-height="150%" fo:text-indent="0.4916in"/>
    </style:style>
    <style:style style:name="P361" style:parent-style-name="Normal" style:family="paragraph">
      <style:paragraph-properties style:text-autospace="none" fo:text-align="center" fo:margin-bottom="0.0833in" fo:line-height="150%" fo:text-indent="0.4916in"/>
    </style:style>
    <style:style style:name="P362" style:parent-style-name="Normal" style:family="paragraph">
      <style:paragraph-properties style:text-autospace="none" fo:text-align="center" fo:margin-bottom="0.0833in" fo:line-height="150%" fo:text-indent="0.4916in"/>
    </style:style>
    <style:style style:name="P363" style:parent-style-name="Normal" style:family="paragraph">
      <style:paragraph-properties style:text-autospace="none" fo:text-align="center" fo:margin-bottom="0.0833in" fo:line-height="150%" fo:margin-left="0.4916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64" style:parent-style-name="Normal" style:family="paragraph">
      <style:paragraph-properties style:text-autospace="none" fo:margin-bottom="0.0833in" fo:line-height="150%"/>
    </style:style>
    <style:style style:name="T365" style:parent-style-name="Fuentedepárrafopredeter." style:family="text">
      <style:text-properties fo:font-weight="bold" style:font-weight-asian="bold" fo:color="#00B050"/>
    </style:style>
    <style:style style:name="P3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67" style:parent-style-name="Normal" style:family="paragraph">
      <style:paragraph-properties style:text-autospace="none" fo:margin-bottom="0.0833in" fo:line-height="150%" fo:margin-left="1in">
        <style:tab-stops/>
      </style:paragraph-properties>
    </style:style>
    <style:style style:name="P368" style:parent-style-name="Normal" style:family="paragraph">
      <style:paragraph-properties style:text-autospace="none" fo:margin-bottom="0.0833in" fo:line-height="150%"/>
    </style:style>
    <style:style style:name="T369" style:parent-style-name="Fuentedepárrafopredeter." style:family="text">
      <style:text-properties fo:font-style="italic" style:font-style-asian="italic"/>
    </style:style>
    <style:style style:name="T370" style:parent-style-name="Fuentedepárrafopredeter." style:family="text">
      <style:text-properties fo:font-style="italic" style:font-style-asian="italic"/>
    </style:style>
    <style:style style:name="P371" style:parent-style-name="Normal" style:family="paragraph">
      <style:paragraph-properties style:text-autospace="none" fo:margin-bottom="0.0833in" fo:line-height="150%" fo:margin-left="0.9833in">
        <style:tab-stops/>
      </style:paragraph-properties>
    </style:style>
    <style:style style:name="T372" style:parent-style-name="Fuentedepárrafopredeter." style:family="text">
      <style:text-properties fo:font-weight="bold" style:font-weight-asian="bold" fo:color="#00B050"/>
    </style:style>
    <style:style style:name="T373" style:parent-style-name="Fuentedepárrafopredeter." style:family="text">
      <style:text-properties fo:color="#00B050"/>
    </style:style>
    <style:style style:name="P374" style:parent-style-name="Normal" style:family="paragraph">
      <style:paragraph-properties style:text-autospace="none" fo:margin-bottom="0.0833in" fo:line-height="150%"/>
    </style:style>
    <style:style style:name="P375" style:parent-style-name="Normal" style:family="paragraph">
      <style:paragraph-properties style:text-autospace="none" fo:margin-bottom="0.0833in" fo:line-height="150%" fo:margin-left="0.9833in">
        <style:tab-stops/>
      </style:paragraph-properties>
    </style:style>
    <style:style style:name="P376" style:parent-style-name="Normal" style:family="paragraph">
      <style:paragraph-properties style:text-autospace="none" fo:margin-bottom="0.0833in" fo:line-height="150%" fo:margin-left="0.9833in">
        <style:tab-stops/>
      </style:paragraph-properties>
      <style:text-properties fo:color="#00B050"/>
    </style:style>
    <style:style style:name="P377" style:parent-style-name="Normal" style:family="paragraph">
      <style:paragraph-properties style:text-autospace="none" fo:margin-bottom="0.0833in" fo:line-height="150%" fo:margin-left="0.9833in">
        <style:tab-stops/>
      </style:paragraph-properties>
      <style:text-properties fo:color="#00B050"/>
    </style:style>
    <style:style style:name="P378" style:parent-style-name="Normal" style:family="paragraph">
      <style:paragraph-properties style:text-autospace="none" fo:margin-bottom="0.0833in" fo:line-height="150%" fo:margin-left="0.9833in">
        <style:tab-stops/>
      </style:paragraph-properties>
      <style:text-properties fo:color="#00B050"/>
    </style:style>
    <style:style style:name="P379" style:parent-style-name="Normal" style:family="paragraph">
      <style:paragraph-properties style:text-autospace="none" fo:margin-bottom="0.0833in" fo:line-height="150%" fo:margin-left="1.475in" fo:text-indent="0.4916in">
        <style:tab-stops/>
      </style:paragraph-properties>
    </style:style>
    <style:style style:name="T38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38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38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383"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384" style:parent-style-name="Normal" style:family="paragraph">
      <style:paragraph-properties style:text-autospace="none" fo:margin-bottom="0.0833in" fo:line-height="150%"/>
    </style:style>
    <style:style style:name="T385" style:parent-style-name="Fuentedepárrafopredeter." style:family="text">
      <style:text-properties fo:font-style="italic" style:font-style-asian="italic"/>
    </style:style>
    <style:style style:name="T386" style:parent-style-name="Fuentedepárrafopredeter." style:family="text">
      <style:text-properties fo:font-style="italic" style:font-style-asian="italic"/>
    </style:style>
    <style:style style:name="T387" style:parent-style-name="Fuentedepárrafopredeter." style:family="text">
      <style:text-properties fo:font-style="italic" style:font-style-asian="italic"/>
    </style:style>
    <style:style style:name="P388" style:parent-style-name="Normal" style:family="paragraph">
      <style:paragraph-properties style:text-autospace="none" fo:margin-bottom="0.0833in" fo:line-height="150%" fo:margin-left="0.9833in">
        <style:tab-stops/>
      </style:paragraph-properties>
    </style:style>
    <style:style style:name="T389" style:parent-style-name="Fuentedepárrafopredeter." style:family="text">
      <style:text-properties fo:font-weight="bold" style:font-weight-asian="bold" fo:color="#00B050"/>
    </style:style>
    <style:style style:name="T390" style:parent-style-name="Fuentedepárrafopredeter." style:family="text">
      <style:text-properties fo:color="#00B050"/>
    </style:style>
    <style:style style:name="T391" style:parent-style-name="Fuentedepárrafopredeter." style:family="text">
      <style:text-properties fo:font-style="italic" style:font-style-asian="italic" style:font-style-complex="italic" fo:color="#00B050"/>
    </style:style>
    <style:style style:name="T392" style:parent-style-name="Fuentedepárrafopredeter." style:family="text">
      <style:text-properties fo:font-style="italic" style:font-style-asian="italic" style:font-style-complex="italic" fo:color="#00B050"/>
    </style:style>
    <style:style style:name="T393" style:parent-style-name="Fuentedepárrafopredeter." style:family="text">
      <style:text-properties fo:font-style="italic" style:font-style-asian="italic" style:font-style-complex="italic" fo:color="#00B050"/>
    </style:style>
    <style:style style:name="T394" style:parent-style-name="Fuentedepárrafopredeter." style:family="text">
      <style:text-properties fo:color="#00B050"/>
    </style:style>
    <style:style style:name="T395" style:parent-style-name="Fuentedepárrafopredeter." style:family="text">
      <style:text-properties fo:font-style="italic" style:font-style-asian="italic" style:font-style-complex="italic" fo:color="#00B050"/>
    </style:style>
    <style:style style:name="T396" style:parent-style-name="Fuentedepárrafopredeter." style:family="text">
      <style:text-properties fo:color="#00B050"/>
    </style:style>
    <style:style style:name="T397" style:parent-style-name="Fuentedepárrafopredeter." style:family="text">
      <style:text-properties fo:color="#00B050"/>
    </style:style>
    <style:style style:name="T398" style:parent-style-name="Fuentedepárrafopredeter." style:family="text">
      <style:text-properties fo:color="#00B050"/>
    </style:style>
    <style:style style:name="T399" style:parent-style-name="Fuentedepárrafopredeter." style:family="text">
      <style:text-properties fo:color="#00B050"/>
    </style:style>
    <style:style style:name="T400" style:parent-style-name="Fuentedepárrafopredeter." style:family="text">
      <style:text-properties fo:color="#00B050"/>
    </style:style>
    <style:style style:name="T401" style:parent-style-name="Fuentedepárrafopredeter." style:family="text">
      <style:text-properties fo:color="#00B050"/>
    </style:style>
    <style:style style:name="T402" style:parent-style-name="Fuentedepárrafopredeter." style:family="text">
      <style:text-properties fo:font-weight="bold" style:font-weight-asian="bold" style:font-weight-complex="bold" fo:color="#00B050"/>
    </style:style>
    <style:style style:name="T403" style:parent-style-name="Fuentedepárrafopredeter." style:family="text">
      <style:text-properties fo:color="#00B050"/>
    </style:style>
    <style:style style:name="T404" style:parent-style-name="Fuentedepárrafopredeter." style:family="text">
      <style:text-properties fo:color="#00B050"/>
    </style:style>
    <style:style style:name="T405" style:parent-style-name="Fuentedepárrafopredeter." style:family="text">
      <style:text-properties fo:color="#00B050"/>
    </style:style>
    <style:style style:name="T406" style:parent-style-name="Fuentedepárrafopredeter." style:family="text">
      <style:text-properties fo:color="#00B050"/>
    </style:style>
    <style:style style:name="T407" style:parent-style-name="Fuentedepárrafopredeter." style:family="text">
      <style:text-properties fo:color="#00B050"/>
    </style:style>
    <style:style style:name="T408" style:parent-style-name="Fuentedepárrafopredeter." style:family="text">
      <style:text-properties fo:font-style="italic" style:font-style-asian="italic" fo:color="#00B050"/>
    </style:style>
    <style:style style:name="T409" style:parent-style-name="Fuentedepárrafopredeter." style:family="text">
      <style:text-properties fo:color="#00B050"/>
    </style:style>
    <style:style style:name="T410" style:parent-style-name="Fuentedepárrafopredeter." style:family="text">
      <style:text-properties fo:font-style="italic" style:font-style-asian="italic" fo:color="#00B050"/>
    </style:style>
    <style:style style:name="T411" style:parent-style-name="Fuentedepárrafopredeter." style:family="text">
      <style:text-properties fo:color="#00B050"/>
    </style:style>
    <style:style style:name="T412" style:parent-style-name="Fuentedepárrafopredeter." style:family="text">
      <style:text-properties fo:color="#00B050"/>
    </style:style>
    <style:style style:name="T413" style:parent-style-name="Fuentedepárrafopredeter." style:family="text">
      <style:text-properties fo:color="#00B050"/>
    </style:style>
    <style:style style:name="T414" style:parent-style-name="Fuentedepárrafopredeter." style:family="text">
      <style:text-properties fo:font-style="italic" style:font-style-asian="italic" fo:color="#00B050"/>
    </style:style>
    <style:style style:name="T415" style:parent-style-name="Fuentedepárrafopredeter." style:family="text">
      <style:text-properties fo:color="#00B050"/>
    </style:style>
    <style:style style:name="T416" style:parent-style-name="Fuentedepárrafopredeter." style:family="text">
      <style:text-properties fo:font-style="italic" style:font-style-asian="italic" fo:color="#00B050"/>
    </style:style>
    <style:style style:name="T417" style:parent-style-name="Fuentedepárrafopredeter." style:family="text">
      <style:text-properties fo:color="#00B050"/>
    </style:style>
    <style:style style:name="T418" style:parent-style-name="Fuentedepárrafopredeter." style:family="text">
      <style:text-properties fo:font-style="italic" style:font-style-asian="italic" fo:color="#00B050"/>
    </style:style>
    <style:style style:name="T419" style:parent-style-name="Fuentedepárrafopredeter." style:family="text">
      <style:text-properties fo:color="#00B050"/>
    </style:style>
    <style:style style:name="T420" style:parent-style-name="Fuentedepárrafopredeter." style:family="text">
      <style:text-properties fo:color="#00B050"/>
    </style:style>
    <style:style style:name="P421" style:parent-style-name="Normal" style:family="paragraph">
      <style:paragraph-properties style:text-autospace="none" fo:margin-bottom="0.0833in" fo:line-height="150%" fo:margin-left="0.9833in" fo:text-indent="0.4916in">
        <style:tab-stops/>
      </style:paragraph-properties>
    </style:style>
    <style:style style:name="T422" style:parent-style-name="Fuentedepárrafopredeter." style:family="text">
      <style:text-properties fo:color="#00B050"/>
    </style:style>
    <style:style style:name="T423" style:parent-style-name="Fuentedepárrafopredeter." style:family="text">
      <style:text-properties fo:color="#00B050"/>
    </style:style>
    <style:style style:name="T424" style:parent-style-name="Fuentedepárrafopredeter." style:family="text">
      <style:text-properties fo:color="#00B050"/>
    </style:style>
    <style:style style:name="T425" style:parent-style-name="Fuentedepárrafopredeter." style:family="text">
      <style:text-properties fo:color="#00B050"/>
    </style:style>
    <style:style style:name="T426" style:parent-style-name="Fuentedepárrafopredeter." style:family="text">
      <style:text-properties fo:font-style="italic" style:font-style-asian="italic" fo:color="#00B050"/>
    </style:style>
    <style:style style:name="T427" style:parent-style-name="Fuentedepárrafopredeter." style:family="text">
      <style:text-properties fo:color="#00B050"/>
    </style:style>
    <style:style style:name="T428" style:parent-style-name="Fuentedepárrafopredeter." style:family="text">
      <style:text-properties fo:font-style="italic" style:font-style-asian="italic" fo:color="#00B050"/>
    </style:style>
    <style:style style:name="T429" style:parent-style-name="Fuentedepárrafopredeter." style:family="text">
      <style:text-properties fo:color="#00B050"/>
    </style:style>
    <style:style style:name="T430" style:parent-style-name="Fuentedepárrafopredeter." style:family="text">
      <style:text-properties fo:font-style="italic" style:font-style-asian="italic" fo:color="#00B050"/>
    </style:style>
    <style:style style:name="T431" style:parent-style-name="Fuentedepárrafopredeter." style:family="text">
      <style:text-properties fo:color="#00B050"/>
    </style:style>
    <style:style style:name="T432" style:parent-style-name="Fuentedepárrafopredeter." style:family="text">
      <style:text-properties fo:color="#00B050"/>
    </style:style>
    <style:style style:name="P433" style:parent-style-name="Normal" style:family="paragraph">
      <style:paragraph-properties style:text-autospace="none" fo:margin-bottom="0.0833in" fo:line-height="150%" fo:margin-left="0.9833in">
        <style:tab-stops/>
      </style:paragraph-properties>
    </style:style>
    <style:style style:name="T434" style:parent-style-name="Fuentedepárrafopredeter." style:family="text">
      <style:text-properties fo:color="#00B050"/>
    </style:style>
    <style:style style:name="T435" style:parent-style-name="Fuentedepárrafopredeter." style:family="text">
      <style:text-properties fo:font-style="italic" style:font-style-asian="italic" style:font-style-complex="italic" fo:color="#00B050"/>
    </style:style>
    <style:style style:name="T436" style:parent-style-name="Fuentedepárrafopredeter." style:family="text">
      <style:text-properties fo:font-style="italic" style:font-style-asian="italic" style:font-style-complex="italic" fo:color="#00B050"/>
    </style:style>
    <style:style style:name="T437" style:parent-style-name="Fuentedepárrafopredeter." style:family="text">
      <style:text-properties fo:font-style="italic" style:font-style-asian="italic" style:font-style-complex="italic" fo:color="#00B050"/>
    </style:style>
    <style:style style:name="T438" style:parent-style-name="Fuentedepárrafopredeter." style:family="text">
      <style:text-properties fo:color="#00B050"/>
    </style:style>
    <style:style style:name="T439" style:parent-style-name="Fuentedepárrafopredeter." style:family="text">
      <style:text-properties fo:color="#00B050"/>
    </style:style>
    <style:style style:name="T440" style:parent-style-name="Fuentedepárrafopredeter." style:family="text">
      <style:text-properties fo:color="#00B050"/>
    </style:style>
    <style:style style:name="T441" style:parent-style-name="Fuentedepárrafopredeter." style:family="text">
      <style:text-properties fo:font-style="italic" style:font-style-asian="italic" style:font-style-complex="italic" fo:color="#00B050"/>
    </style:style>
    <style:style style:name="T442" style:parent-style-name="Fuentedepárrafopredeter." style:family="text">
      <style:text-properties fo:color="#00B050"/>
    </style:style>
    <style:style style:name="T443" style:parent-style-name="Fuentedepárrafopredeter." style:family="text">
      <style:text-properties style:font-style-complex="italic" fo:color="#00B050"/>
    </style:style>
    <style:style style:name="T444" style:parent-style-name="Fuentedepárrafopredeter." style:family="text">
      <style:text-properties fo:color="#00B050"/>
    </style:style>
    <style:style style:name="T445" style:parent-style-name="Fuentedepárrafopredeter." style:family="text">
      <style:text-properties fo:color="#00B050"/>
    </style:style>
    <style:style style:name="T446" style:parent-style-name="Fuentedepárrafopredeter." style:family="text">
      <style:text-properties fo:color="#00B050"/>
    </style:style>
    <style:style style:name="P447" style:parent-style-name="Normal" style:family="paragraph">
      <style:paragraph-properties style:text-autospace="none" fo:text-align="center" fo:margin-bottom="0.0833in" fo:line-height="150%" fo:text-indent="0.4916in"/>
    </style:style>
    <style:style style:name="P44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4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0" style:parent-style-name="Normal" style:family="paragraph">
      <style:paragraph-properties style:text-autospace="none" fo:margin-bottom="0.0833in" fo:line-height="150%"/>
    </style:style>
    <style:style style:name="T45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5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5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0" style:parent-style-name="Normal" style:family="paragraph">
      <style:paragraph-properties style:text-autospace="none" fo:text-align="center" fo:margin-bottom="0.0833in" fo:line-height="150%" fo:text-indent="0.4916in"/>
    </style:style>
    <style:style style:name="T461"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46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46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469" style:parent-style-name="Normal" style:family="paragraph">
      <style:paragraph-properties style:text-autospace="none" fo:margin-bottom="0.0833in" fo:line-height="150%"/>
    </style:style>
    <style:style style:name="T470" style:parent-style-name="Fuentedepárrafopredeter." style:family="text">
      <style:text-properties fo:font-style="italic" style:font-style-asian="italic"/>
    </style:style>
    <style:style style:name="T471" style:parent-style-name="Fuentedepárrafopredeter." style:family="text">
      <style:text-properties fo:font-style="italic" style:font-style-asian="italic"/>
    </style:style>
    <style:style style:name="T472" style:parent-style-name="Fuentedepárrafopredeter." style:family="text">
      <style:text-properties fo:font-style="italic" style:font-style-asian="italic"/>
    </style:style>
    <style:style style:name="P473" style:parent-style-name="Párrafodelista" style:family="paragraph">
      <style:paragraph-properties style:text-autospace="none" fo:margin-bottom="0.0833in" fo:line-height="150%" fo:margin-left="0.9833in">
        <style:tab-stops/>
      </style:paragraph-properties>
    </style:style>
    <style:style style:name="T474" style:parent-style-name="Fuentedepárrafopredeter." style:family="text">
      <style:text-properties fo:font-weight="bold" style:font-weight-asian="bold" fo:color="#00B050"/>
    </style:style>
    <style:style style:name="T475" style:parent-style-name="Fuentedepárrafopredeter." style:family="text">
      <style:text-properties fo:font-weight="bold" style:font-weight-asian="bold" fo:color="#00B050"/>
    </style:style>
    <style:style style:name="T476" style:parent-style-name="Fuentedepárrafopredeter." style:family="text">
      <style:text-properties fo:color="#00B050"/>
    </style:style>
    <style:style style:name="T477" style:parent-style-name="Fuentedepárrafopredeter." style:family="text">
      <style:text-properties fo:font-style="italic" style:font-style-asian="italic" fo:color="#00B050"/>
    </style:style>
    <style:style style:name="T478" style:parent-style-name="Fuentedepárrafopredeter." style:family="text">
      <style:text-properties fo:color="#00B050"/>
    </style:style>
    <style:style style:name="T479" style:parent-style-name="Fuentedepárrafopredeter." style:family="text">
      <style:text-properties fo:color="#00B050"/>
    </style:style>
    <style:style style:name="T480" style:parent-style-name="Fuentedepárrafopredeter." style:family="text">
      <style:text-properties fo:font-style="italic" style:font-style-asian="italic" fo:color="#00B050"/>
    </style:style>
    <style:style style:name="T481" style:parent-style-name="Fuentedepárrafopredeter." style:family="text">
      <style:text-properties fo:color="#00B050"/>
    </style:style>
    <style:style style:name="T482" style:parent-style-name="Fuentedepárrafopredeter." style:family="text">
      <style:text-properties fo:color="#00B050"/>
    </style:style>
    <style:style style:name="T483" style:parent-style-name="Fuentedepárrafopredeter." style:family="text">
      <style:text-properties fo:font-style="italic" style:font-style-asian="italic" style:font-style-complex="italic" fo:color="#00B050"/>
    </style:style>
    <style:style style:name="T484" style:parent-style-name="Fuentedepárrafopredeter." style:family="text">
      <style:text-properties fo:color="#00B050"/>
    </style:style>
    <style:style style:name="T485" style:parent-style-name="Fuentedepárrafopredeter." style:family="text">
      <style:text-properties fo:font-style="italic" style:font-style-asian="italic" fo:color="#00B050"/>
    </style:style>
    <style:style style:name="T486" style:parent-style-name="Fuentedepárrafopredeter." style:family="text">
      <style:text-properties fo:color="#00B050"/>
    </style:style>
    <style:style style:name="T487" style:parent-style-name="Fuentedepárrafopredeter." style:family="text">
      <style:text-properties fo:font-style="italic" style:font-style-asian="italic" fo:color="#00B050"/>
    </style:style>
    <style:style style:name="T488" style:parent-style-name="Fuentedepárrafopredeter." style:family="text">
      <style:text-properties fo:color="#00B050"/>
    </style:style>
    <style:style style:name="P489" style:parent-style-name="Párrafodelista" style:family="paragraph">
      <style:paragraph-properties style:text-autospace="none" fo:margin-bottom="0.0833in" fo:line-height="150%" fo:margin-left="0.9833in">
        <style:tab-stops/>
      </style:paragraph-properties>
    </style:style>
    <style:style style:name="T490" style:parent-style-name="Fuentedepárrafopredeter." style:family="text">
      <style:text-properties fo:font-weight="bold" style:font-weight-asian="bold" fo:color="#00B050"/>
    </style:style>
    <style:style style:name="T491" style:parent-style-name="Fuentedepárrafopredeter." style:family="text">
      <style:text-properties fo:color="#00B050"/>
    </style:style>
    <style:style style:name="T492" style:parent-style-name="Fuentedepárrafopredeter." style:family="text">
      <style:text-properties fo:color="#00B050"/>
    </style:style>
    <style:style style:name="T493" style:parent-style-name="Fuentedepárrafopredeter." style:family="text">
      <style:text-properties fo:font-style="italic" style:font-style-asian="italic" fo:color="#00B050"/>
    </style:style>
    <style:style style:name="T494" style:parent-style-name="Fuentedepárrafopredeter." style:family="text">
      <style:text-properties fo:color="#00B050"/>
    </style:style>
    <style:style style:name="P495" style:parent-style-name="Párrafodelista" style:family="paragraph">
      <style:paragraph-properties style:text-autospace="none" fo:margin-bottom="0.0833in" fo:line-height="150%" fo:margin-left="0.9833in">
        <style:tab-stops/>
      </style:paragraph-properties>
    </style:style>
    <style:style style:name="T496" style:parent-style-name="Fuentedepárrafopredeter." style:family="text">
      <style:text-properties fo:color="#00B050"/>
    </style:style>
    <style:style style:name="T497" style:parent-style-name="Fuentedepárrafopredeter." style:family="text">
      <style:text-properties fo:font-style="italic" style:font-style-asian="italic" fo:color="#00B050"/>
    </style:style>
    <style:style style:name="T498" style:parent-style-name="Fuentedepárrafopredeter." style:family="text">
      <style:text-properties fo:color="#00B050"/>
    </style:style>
    <style:style style:name="P49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0" style:parent-style-name="Normal" style:family="paragraph">
      <style:paragraph-properties style:text-autospace="none" fo:text-align="center" fo:margin-bottom="0.0833in" fo:line-height="150%" fo:text-indent="0.4916in"/>
    </style:style>
    <style:style style:name="P50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03" style:parent-style-name="Normal" style:family="paragraph">
      <style:paragraph-properties style:text-autospace="none" fo:margin-bottom="0.0833in" fo:line-height="150%"/>
    </style:style>
    <style:style style:name="T504" style:parent-style-name="Fuentedepárrafopredeter." style:family="text">
      <style:text-properties fo:font-weight="bold" style:font-weight-asian="bold" fo:color="#00B050"/>
    </style:style>
    <style:style style:name="P505" style:parent-style-name="Normal" style:family="paragraph">
      <style:paragraph-properties style:text-autospace="none" fo:margin-bottom="0.0833in" fo:line-height="150%" fo:margin-left="1.475in" fo:text-indent="0.4916in">
        <style:tab-stops/>
      </style:paragraph-properties>
    </style:style>
    <style:style style:name="T506"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07" style:parent-style-name="Normal" style:family="paragraph">
      <style:paragraph-properties style:text-autospace="none" fo:margin-bottom="0.0833in" fo:line-height="150%"/>
    </style:style>
    <style:style style:name="T508" style:parent-style-name="Fuentedepárrafopredeter." style:family="text">
      <style:text-properties fo:font-style="italic" style:font-style-asian="italic"/>
    </style:style>
    <style:style style:name="T509" style:parent-style-name="Fuentedepárrafopredeter." style:family="text">
      <style:text-properties fo:font-style="italic" style:font-style-asian="italic"/>
    </style:style>
    <style:style style:name="T510" style:parent-style-name="Fuentedepárrafopredeter." style:family="text">
      <style:text-properties fo:font-style="italic" style:font-style-asian="italic"/>
    </style:style>
    <style:style style:name="P511" style:parent-style-name="Párrafodelista" style:family="paragraph">
      <style:paragraph-properties style:text-autospace="none" fo:margin-bottom="0.0833in" fo:line-height="150%" fo:margin-left="0.9833in">
        <style:tab-stops/>
      </style:paragraph-properties>
    </style:style>
    <style:style style:name="T512" style:parent-style-name="Fuentedepárrafopredeter." style:family="text">
      <style:text-properties fo:font-weight="bold" style:font-weight-asian="bold" fo:color="#00B050"/>
    </style:style>
    <style:style style:name="T513" style:parent-style-name="Fuentedepárrafopredeter." style:family="text">
      <style:text-properties fo:font-weight="bold" style:font-weight-asian="bold" fo:color="#00B050"/>
    </style:style>
    <style:style style:name="T514" style:parent-style-name="Fuentedepárrafopredeter." style:family="text">
      <style:text-properties fo:color="#00B050"/>
    </style:style>
    <style:style style:name="T515" style:parent-style-name="Fuentedepárrafopredeter." style:family="text">
      <style:text-properties fo:color="#00B050"/>
    </style:style>
    <style:style style:name="T516" style:parent-style-name="Fuentedepárrafopredeter." style:family="text">
      <style:text-properties fo:font-style="italic" style:font-style-asian="italic" fo:color="#00B050"/>
    </style:style>
    <style:style style:name="T517" style:parent-style-name="Fuentedepárrafopredeter." style:family="text">
      <style:text-properties fo:color="#00B050"/>
    </style:style>
    <style:style style:name="P518" style:parent-style-name="Párrafodelista" style:family="paragraph">
      <style:paragraph-properties style:text-autospace="none" fo:margin-bottom="0.0833in" fo:line-height="150%" fo:margin-left="0.9833in">
        <style:tab-stops/>
      </style:paragraph-properties>
    </style:style>
    <style:style style:name="T519" style:parent-style-name="Fuentedepárrafopredeter." style:family="text">
      <style:text-properties fo:font-weight="bold" style:font-weight-asian="bold" fo:color="#00B050"/>
    </style:style>
    <style:style style:name="T520" style:parent-style-name="Fuentedepárrafopredeter." style:family="text">
      <style:text-properties fo:color="#00B050"/>
    </style:style>
    <style:style style:name="T521" style:parent-style-name="Fuentedepárrafopredeter." style:family="text">
      <style:text-properties fo:font-style="italic" style:font-style-asian="italic" fo:color="#00B050"/>
    </style:style>
    <style:style style:name="T522" style:parent-style-name="Fuentedepárrafopredeter." style:family="text">
      <style:text-properties fo:color="#00B050"/>
    </style:style>
    <style:style style:name="T523" style:parent-style-name="Fuentedepárrafopredeter." style:family="text">
      <style:text-properties fo:font-style="italic" style:font-style-asian="italic" fo:color="#00B050"/>
    </style:style>
    <style:style style:name="T524" style:parent-style-name="Fuentedepárrafopredeter." style:family="text">
      <style:text-properties fo:color="#00B050"/>
    </style:style>
    <style:style style:name="T525" style:parent-style-name="Fuentedepárrafopredeter." style:family="text">
      <style:text-properties fo:color="#00B050"/>
    </style:style>
    <style:style style:name="P526" style:parent-style-name="Párrafodelista" style:family="paragraph">
      <style:paragraph-properties style:text-autospace="none" fo:margin-bottom="0.0833in" fo:line-height="150%" fo:margin-left="0.9833in">
        <style:tab-stops/>
      </style:paragraph-properties>
    </style:style>
    <style:style style:name="T527" style:parent-style-name="Fuentedepárrafopredeter." style:family="text">
      <style:text-properties fo:color="#00B050"/>
    </style:style>
    <style:style style:name="T528" style:parent-style-name="Fuentedepárrafopredeter." style:family="text">
      <style:text-properties fo:font-style="italic" style:font-style-asian="italic" fo:color="#00B050"/>
    </style:style>
    <style:style style:name="T529" style:parent-style-name="Fuentedepárrafopredeter." style:family="text">
      <style:text-properties fo:color="#00B050"/>
    </style:style>
    <style:style style:name="T530" style:parent-style-name="Fuentedepárrafopredeter." style:family="text">
      <style:text-properties fo:font-style="italic" style:font-style-asian="italic" fo:color="#00B050"/>
    </style:style>
    <style:style style:name="T531" style:parent-style-name="Fuentedepárrafopredeter." style:family="text">
      <style:text-properties fo:color="#00B050"/>
    </style:style>
    <style:style style:name="T532" style:parent-style-name="Fuentedepárrafopredeter." style:family="text">
      <style:text-properties fo:color="#00B050"/>
    </style:style>
    <style:style style:name="P533"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34" style:parent-style-name="Párrafodelista" style:family="paragraph">
      <style:paragraph-properties style:text-autospace="none" fo:margin-bottom="0.0833in" fo:line-height="150%" fo:margin-left="0.9833in">
        <style:tab-stops/>
      </style:paragraph-properties>
      <style:text-properties fo:color="#00B050"/>
    </style:style>
    <style:style style:name="P535" style:parent-style-name="Párrafodelista" style:family="paragraph">
      <style:paragraph-properties style:text-autospace="none" fo:margin-bottom="0.0833in" fo:line-height="150%" fo:margin-left="0.9833in">
        <style:tab-stops/>
      </style:paragraph-properties>
    </style:style>
    <style:style style:name="T536" style:parent-style-name="Fuentedepárrafopredeter." style:family="text">
      <style:text-properties fo:font-weight="bold" style:font-weight-asian="bold" fo:color="#00B050"/>
    </style:style>
    <style:style style:name="T537" style:parent-style-name="Fuentedepárrafopredeter." style:family="text">
      <style:text-properties fo:color="#00B050"/>
    </style:style>
    <style:style style:name="T538" style:parent-style-name="Fuentedepárrafopredeter." style:family="text">
      <style:text-properties fo:color="#00B050"/>
    </style:style>
    <style:style style:name="P53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1"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54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43"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44" style:parent-style-name="Normal" style:family="paragraph">
      <style:paragraph-properties style:text-autospace="none" fo:text-align="center" fo:margin-bottom="0.0833in" fo:line-height="150%" fo:margin-left="0.9833in" fo:text-indent="0.4916in">
        <style:tab-stops/>
      </style:paragraph-properties>
      <style:text-properties fo:font-weight="bold" style:font-weight-asian="bold" fo:font-style="italic" style:font-style-asian="italic" style:font-style-complex="italic" fo:color="#00B050" fo:font-size="8pt" style:font-size-asian="8pt" style:font-size-complex="8pt"/>
    </style:style>
    <style:style style:name="P545"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46" style:parent-style-name="Párrafodelista" style:family="paragraph">
      <style:paragraph-properties style:text-autospace="none" fo:margin-bottom="0.0833in" fo:line-height="150%" fo:margin-left="0.9833in">
        <style:tab-stops/>
      </style:paragraph-properties>
    </style:style>
    <style:style style:name="T547" style:parent-style-name="Fuentedepárrafopredeter." style:family="text">
      <style:text-properties fo:font-weight="bold" style:font-weight-asian="bold" fo:color="#00B050"/>
    </style:style>
    <style:style style:name="T548" style:parent-style-name="Fuentedepárrafopredeter." style:family="text">
      <style:text-properties fo:color="#00B050"/>
    </style:style>
    <style:style style:name="T549" style:parent-style-name="Fuentedepárrafopredeter." style:family="text">
      <style:text-properties fo:color="#00B050"/>
    </style:style>
    <style:style style:name="P550" style:parent-style-name="Párrafodelista" style:family="paragraph">
      <style:paragraph-properties style:text-autospace="none" fo:margin-bottom="0.0833in" fo:line-height="150%" fo:margin-left="0.9833in" fo:text-indent="0.4916in">
        <style:tab-stops/>
      </style:paragraph-properties>
      <style:text-properties fo:color="#00B050"/>
    </style:style>
    <style:style style:name="P55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52" style:parent-style-name="Normal" style:family="paragraph">
      <style:paragraph-properties style:text-autospace="none" fo:text-align="center" fo:margin-bottom="0.0833in" fo:line-height="150%" fo:text-indent="0.4916in"/>
    </style:style>
    <style:style style:name="T553"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T554" style:parent-style-name="Fuentedepárrafopredeter." style:family="text">
      <style:text-properties fo:font-weight="bold" style:font-weight-asian="bold" fo:color="#00B050"/>
    </style:style>
    <style:style style:name="T555"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556" style:parent-style-name="Párrafodelista" style:family="paragraph">
      <style:paragraph-properties style:text-autospace="none" fo:margin-bottom="0.0833in" fo:line-height="150%" fo:margin-left="0.9833in">
        <style:tab-stops>
          <style:tab-stop style:type="left" style:position="1.602in"/>
        </style:tab-stops>
      </style:paragraph-properties>
      <style:text-properties fo:font-weight="bold" style:font-weight-asian="bold" fo:color="#00B050"/>
    </style:style>
    <style:style style:name="P557" style:parent-style-name="Normal" style:family="paragraph">
      <style:paragraph-properties style:text-autospace="none" fo:margin-bottom="0.0833in" fo:line-height="150%"/>
    </style:style>
    <style:style style:name="T558" style:parent-style-name="Fuentedepárrafopredeter." style:family="text">
      <style:text-properties fo:font-style="italic" style:font-style-asian="italic"/>
    </style:style>
    <style:style style:name="T559" style:parent-style-name="Fuentedepárrafopredeter." style:family="text">
      <style:text-properties fo:font-style="italic" style:font-style-asian="italic"/>
    </style:style>
    <style:style style:name="T560" style:parent-style-name="Fuentedepárrafopredeter." style:family="text">
      <style:text-properties fo:font-style="italic" style:font-style-asian="italic"/>
    </style:style>
    <style:style style:name="T561" style:parent-style-name="Fuentedepárrafopredeter." style:family="text">
      <style:text-properties fo:font-weight="bold" style:font-weight-asian="bold" fo:color="#FF0000"/>
    </style:style>
    <style:style style:name="P562" style:parent-style-name="Normal" style:family="paragraph">
      <style:paragraph-properties style:text-autospace="none" fo:margin-bottom="0.0833in" fo:line-height="150%" fo:margin-left="0.9833in">
        <style:tab-stops/>
      </style:paragraph-properties>
    </style:style>
    <style:style style:name="T563" style:parent-style-name="Fuentedepárrafopredeter." style:family="text">
      <style:text-properties fo:font-weight="bold" style:font-weight-asian="bold" fo:color="#00B050"/>
    </style:style>
    <style:style style:name="T564" style:parent-style-name="Fuentedepárrafopredeter." style:family="text">
      <style:text-properties fo:font-weight="bold" style:font-weight-asian="bold" fo:color="#00B050"/>
    </style:style>
    <style:style style:name="T565" style:parent-style-name="Fuentedepárrafopredeter." style:family="text">
      <style:text-properties fo:color="#00B050"/>
    </style:style>
    <style:style style:name="T566" style:parent-style-name="Fuentedepárrafopredeter." style:family="text">
      <style:text-properties fo:font-style="italic" style:font-style-asian="italic" fo:color="#00B050"/>
    </style:style>
    <style:style style:name="T567" style:parent-style-name="Fuentedepárrafopredeter." style:family="text">
      <style:text-properties fo:font-style="italic" style:font-style-asian="italic" fo:color="#00B050"/>
    </style:style>
    <style:style style:name="T568" style:parent-style-name="Fuentedepárrafopredeter." style:family="text">
      <style:text-properties fo:color="#00B050"/>
    </style:style>
    <style:style style:name="T569" style:parent-style-name="Fuentedepárrafopredeter." style:family="text">
      <style:text-properties fo:color="#00B050"/>
    </style:style>
    <style:style style:name="P570" style:parent-style-name="Normal" style:family="paragraph">
      <style:paragraph-properties style:text-autospace="none" fo:margin-bottom="0.0833in" fo:line-height="150%" fo:margin-left="0.9833in">
        <style:tab-stops/>
      </style:paragraph-properties>
    </style:style>
    <style:style style:name="T571" style:parent-style-name="Fuentedepárrafopredeter." style:family="text">
      <style:text-properties fo:font-weight="bold" style:font-weight-asian="bold" fo:color="#00B050"/>
    </style:style>
    <style:style style:name="T572" style:parent-style-name="Fuentedepárrafopredeter." style:family="text">
      <style:text-properties fo:color="#00B050"/>
    </style:style>
    <style:style style:name="T573" style:parent-style-name="Fuentedepárrafopredeter." style:family="text">
      <style:text-properties fo:color="#00B050"/>
    </style:style>
    <style:style style:name="P574"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7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76"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77" style:parent-style-name="Normal" style:family="paragraph">
      <style:paragraph-properties style:text-autospace="none" fo:margin-bottom="0.0833in" fo:line-height="150%"/>
      <style:text-properties fo:font-weight="bold" style:font-weight-asian="bold" fo:color="#00B050"/>
    </style:style>
    <style:style style:name="P578" style:parent-style-name="Normal" style:family="paragraph">
      <style:paragraph-properties style:text-autospace="none" fo:margin-bottom="0.0833in" fo:line-height="150%"/>
    </style:style>
    <style:style style:name="T579" style:parent-style-name="Fuentedepárrafopredeter." style:family="text">
      <style:text-properties fo:font-weight="bold" style:font-weight-asian="bold" fo:color="#00B050"/>
    </style:style>
    <style:style style:name="P580" style:parent-style-name="Normal" style:family="paragraph">
      <style:paragraph-properties style:text-autospace="none" fo:margin-bottom="0.0833in" fo:line-height="150%"/>
      <style:text-properties fo:font-weight="bold" style:font-weight-asian="bold" fo:color="#00B050"/>
    </style:style>
    <style:style style:name="P58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582"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583" style:parent-style-name="Normal" style:family="paragraph">
      <style:paragraph-properties style:text-autospace="none" fo:margin-bottom="0.0833in" fo:line-height="150%"/>
    </style:style>
    <style:style style:name="T584" style:parent-style-name="Fuentedepárrafopredeter." style:family="text">
      <style:text-properties fo:font-style="italic" style:font-style-asian="italic"/>
    </style:style>
    <style:style style:name="P585" style:parent-style-name="Normal" style:family="paragraph">
      <style:paragraph-properties style:text-autospace="none" fo:margin-bottom="0.0833in" fo:line-height="150%" fo:margin-left="0.9833in">
        <style:tab-stops/>
      </style:paragraph-properties>
    </style:style>
    <style:style style:name="T586" style:parent-style-name="Fuentedepárrafopredeter." style:family="text">
      <style:text-properties fo:font-weight="bold" style:font-weight-asian="bold" fo:color="#00B050"/>
    </style:style>
    <style:style style:name="T587" style:parent-style-name="Fuentedepárrafopredeter." style:family="text">
      <style:text-properties fo:font-weight="bold" style:font-weight-asian="bold" fo:color="#00B050"/>
    </style:style>
    <style:style style:name="T588" style:parent-style-name="Fuentedepárrafopredeter." style:family="text">
      <style:text-properties fo:color="#00B050"/>
    </style:style>
    <style:style style:name="P589" style:parent-style-name="Normal" style:family="paragraph">
      <style:paragraph-properties style:text-autospace="none" fo:margin-bottom="0.0833in" fo:line-height="150%"/>
    </style:style>
    <style:style style:name="T590" style:parent-style-name="Fuentedepárrafopredeter." style:family="text">
      <style:text-properties fo:font-style="italic" style:font-style-asian="italic"/>
    </style:style>
    <style:style style:name="P591" style:parent-style-name="Normal" style:family="paragraph">
      <style:paragraph-properties style:text-autospace="none" fo:margin-bottom="0.0833in" fo:line-height="150%" fo:margin-left="0.9833in">
        <style:tab-stops/>
      </style:paragraph-properties>
    </style:style>
    <style:style style:name="T592" style:parent-style-name="Fuentedepárrafopredeter." style:family="text">
      <style:text-properties fo:font-weight="bold" style:font-weight-asian="bold" fo:color="#00B050"/>
    </style:style>
    <style:style style:name="T593" style:parent-style-name="Fuentedepárrafopredeter." style:family="text">
      <style:text-properties fo:font-weight="bold" style:font-weight-asian="bold" fo:color="#00B050"/>
    </style:style>
    <style:style style:name="T594" style:parent-style-name="Fuentedepárrafopredeter." style:family="text">
      <style:text-properties fo:color="#00B050"/>
    </style:style>
    <style:style style:name="T595" style:parent-style-name="Fuentedepárrafopredeter." style:family="text">
      <style:text-properties fo:color="#00B050"/>
    </style:style>
    <style:style style:name="T596" style:parent-style-name="Fuentedepárrafopredeter." style:family="text">
      <style:text-properties fo:font-style="italic" style:font-style-asian="italic" fo:color="#00B050"/>
    </style:style>
    <style:style style:name="T597" style:parent-style-name="Fuentedepárrafopredeter." style:family="text">
      <style:text-properties fo:color="#00B050"/>
    </style:style>
    <style:style style:name="T598" style:parent-style-name="Fuentedepárrafopredeter." style:family="text">
      <style:text-properties fo:color="#00B050"/>
    </style:style>
    <style:style style:name="T599" style:parent-style-name="Fuentedepárrafopredeter." style:family="text">
      <style:text-properties fo:color="#00B050"/>
    </style:style>
    <style:style style:name="P600" style:parent-style-name="Normal" style:family="paragraph">
      <style:paragraph-properties style:text-autospace="none" fo:margin-bottom="0.0833in" fo:line-height="150%" fo:margin-left="0.9833in">
        <style:tab-stops/>
      </style:paragraph-properties>
    </style:style>
    <style:style style:name="T601" style:parent-style-name="Fuentedepárrafopredeter." style:family="text">
      <style:text-properties fo:font-weight="bold" style:font-weight-asian="bold" fo:color="#00B050"/>
    </style:style>
    <style:style style:name="T602" style:parent-style-name="Fuentedepárrafopredeter." style:family="text">
      <style:text-properties fo:color="#00B050"/>
    </style:style>
    <style:style style:name="T603" style:parent-style-name="Fuentedepárrafopredeter." style:family="text">
      <style:text-properties fo:font-style="italic" style:font-style-asian="italic" fo:color="#00B050"/>
    </style:style>
    <style:style style:name="T604" style:parent-style-name="Fuentedepárrafopredeter." style:family="text">
      <style:text-properties fo:color="#00B050"/>
    </style:style>
    <style:style style:name="T605" style:parent-style-name="Fuentedepárrafopredeter." style:family="text">
      <style:text-properties fo:font-style="italic" style:font-style-asian="italic" fo:color="#00B050"/>
    </style:style>
    <style:style style:name="T606" style:parent-style-name="Fuentedepárrafopredeter." style:family="text">
      <style:text-properties fo:color="#00B050"/>
    </style:style>
    <style:style style:name="P607" style:parent-style-name="Normal" style:family="paragraph">
      <style:paragraph-properties style:text-autospace="none" fo:margin-bottom="0.0833in" fo:line-height="150%" fo:margin-left="0.9833in">
        <style:tab-stops/>
      </style:paragraph-properties>
    </style:style>
    <style:style style:name="T608" style:parent-style-name="Fuentedepárrafopredeter." style:family="text">
      <style:text-properties fo:color="#00B050"/>
    </style:style>
    <style:style style:name="T609" style:parent-style-name="Fuentedepárrafopredeter." style:family="text">
      <style:text-properties fo:font-style="italic" style:font-style-asian="italic" fo:color="#00B050"/>
    </style:style>
    <style:style style:name="T610" style:parent-style-name="Fuentedepárrafopredeter." style:family="text">
      <style:text-properties fo:color="#00B050"/>
    </style:style>
    <style:style style:name="P611" style:parent-style-name="Normal" style:family="paragraph">
      <style:paragraph-properties style:text-autospace="none" fo:text-align="center" fo:margin-bottom="0.0833in" fo:line-height="150%" fo:text-indent="0.4916in"/>
    </style:style>
    <style:style style:name="T612" style:parent-style-name="Fuentedepárrafopredeter." style:family="text">
      <style:text-properties fo:font-weight="bold" style:font-weight-asian="bold" fo:color="#00B050"/>
    </style:style>
    <style:style style:name="P61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6"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7"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19"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0"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5"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6"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27" style:parent-style-name="Normal" style:family="paragraph">
      <style:paragraph-properties style:text-autospace="none" fo:margin-bottom="0.0833in" fo:line-height="150%"/>
      <style:text-properties fo:font-weight="bold" style:font-weight-asian="bold" fo:font-style="italic" style:font-style-asian="italic" style:font-style-complex="italic" fo:color="#00B050" fo:font-size="8pt" style:font-size-asian="8pt" style:font-size-complex="8pt"/>
    </style:style>
    <style:style style:name="P628"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29" style:parent-style-name="Normal" style:family="paragraph">
      <style:paragraph-properties style:text-autospace="none" fo:text-align="center" fo:margin-bottom="0.0833in" fo:line-height="150%" fo:text-indent="0.4916in"/>
    </style:style>
    <style:style style:name="T630"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31"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32"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33"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34" style:parent-style-name="Normal" style:family="paragraph">
      <style:paragraph-properties style:text-autospace="none" fo:text-align="center" fo:margin-bottom="0.0833in" fo:line-height="150%" fo:text-indent="0.4916in"/>
      <style:text-properties fo:font-weight="bold" style:font-weight-asian="bold" fo:font-style="italic" style:font-style-asian="italic" style:font-style-complex="italic" fo:color="#00B050" fo:font-size="8pt" style:font-size-asian="8pt" style:font-size-complex="8pt"/>
    </style:style>
    <style:style style:name="P635"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36" style:parent-style-name="Normal" style:family="paragraph">
      <style:paragraph-properties style:text-autospace="none" fo:margin-bottom="0.0833in" fo:line-height="150%"/>
    </style:style>
    <style:style style:name="T637" style:parent-style-name="Fuentedepárrafopredeter." style:family="text">
      <style:text-properties fo:font-style="italic" style:font-style-asian="italic"/>
    </style:style>
    <style:style style:name="T638" style:parent-style-name="Fuentedepárrafopredeter." style:family="text">
      <style:text-properties fo:font-style="italic" style:font-style-asian="italic"/>
    </style:style>
    <style:style style:name="T639" style:parent-style-name="Fuentedepárrafopredeter." style:family="text">
      <style:text-properties fo:font-style="italic" style:font-style-asian="italic"/>
    </style:style>
    <style:style style:name="P640" style:parent-style-name="Normal" style:family="paragraph">
      <style:paragraph-properties style:text-autospace="none" fo:margin-bottom="0.0833in" fo:line-height="150%" fo:margin-left="0.9833in">
        <style:tab-stops/>
      </style:paragraph-properties>
    </style:style>
    <style:style style:name="T641" style:parent-style-name="Fuentedepárrafopredeter." style:family="text">
      <style:text-properties fo:font-weight="bold" style:font-weight-asian="bold" fo:color="#00B050"/>
    </style:style>
    <style:style style:name="T642" style:parent-style-name="Fuentedepárrafopredeter." style:family="text">
      <style:text-properties fo:font-weight="bold" style:font-weight-asian="bold" fo:color="#00B050"/>
    </style:style>
    <style:style style:name="T643" style:parent-style-name="Fuentedepárrafopredeter." style:family="text">
      <style:text-properties fo:color="#00B050"/>
    </style:style>
    <style:style style:name="P644" style:parent-style-name="Normal" style:family="paragraph">
      <style:paragraph-properties style:text-autospace="none" fo:margin-bottom="0.0833in" fo:line-height="150%" fo:margin-left="0.9833in" fo:text-indent="0.4916in">
        <style:tab-stops/>
      </style:paragraph-properties>
      <style:text-properties fo:color="#00B050"/>
    </style:style>
    <style:style style:name="P645" style:parent-style-name="Normal" style:family="paragraph">
      <style:paragraph-properties style:text-autospace="none" fo:margin-bottom="0.0833in" fo:line-height="150%"/>
    </style:style>
    <style:style style:name="T646" style:parent-style-name="Fuentedepárrafopredeter." style:family="text">
      <style:text-properties fo:font-weight="bold" style:font-weight-asian="bold" fo:color="#00B050"/>
    </style:style>
    <style:style style:name="T647" style:parent-style-name="Fuentedepárrafopredeter." style:family="text">
      <style:text-properties fo:font-weight="bold" style:font-weight-asian="bold" fo:font-style="italic" style:font-style-asian="italic" style:font-style-complex="italic" fo:color="#00B050" fo:font-size="8pt" style:font-size-asian="8pt" style:font-size-complex="8pt"/>
    </style:style>
    <style:style style:name="P648"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49" style:parent-style-name="Normal" style:family="paragraph">
      <style:paragraph-properties style:text-autospace="none" fo:margin-bottom="0.0833in" fo:line-height="150%"/>
      <style:text-properties fo:font-weight="bold" style:font-weight-asian="bold" fo:color="#00B050"/>
    </style:style>
    <style:style style:name="P650" style:parent-style-name="Normal" style:family="paragraph">
      <style:paragraph-properties style:text-autospace="none" fo:margin-bottom="0.0833in" fo:line-height="150%"/>
    </style:style>
    <style:style style:name="P651" style:parent-style-name="Normal" style:family="paragraph">
      <style:paragraph-properties style:text-autospace="none" fo:margin-bottom="0.0833in" fo:line-height="150%"/>
    </style:style>
    <style:style style:name="T652" style:parent-style-name="Fuentedepárrafopredeter." style:family="text">
      <style:text-properties fo:font-style="italic" style:font-style-asian="italic"/>
    </style:style>
    <style:style style:name="P65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54" style:parent-style-name="Normal" style:family="paragraph">
      <style:paragraph-properties style:text-autospace="none" fo:margin-bottom="0.0833in" fo:line-height="150%"/>
    </style:style>
    <style:style style:name="T655" style:parent-style-name="Fuentedepárrafopredeter." style:family="text">
      <style:text-properties fo:font-style="italic" style:font-style-asian="italic"/>
    </style:style>
    <style:style style:name="P656"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57" style:parent-style-name="Normal" style:family="paragraph">
      <style:paragraph-properties style:text-autospace="none" fo:margin-bottom="0.0833in" fo:line-height="150%"/>
    </style:style>
    <style:style style:name="P658" style:parent-style-name="Normal" style:family="paragraph">
      <style:paragraph-properties style:text-autospace="none" fo:margin-bottom="0.0833in" fo:line-height="150%"/>
    </style:style>
    <style:style style:name="T659" style:parent-style-name="Fuentedepárrafopredeter." style:family="text">
      <style:text-properties fo:font-style="italic" style:font-style-asian="italic"/>
    </style:style>
    <style:style style:name="P660"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61" style:parent-style-name="Normal" style:family="paragraph">
      <style:paragraph-properties style:text-autospace="none" fo:margin-bottom="0.0833in" fo:line-height="150%"/>
    </style:style>
    <style:style style:name="T662" style:parent-style-name="Fuentedepárrafopredeter." style:family="text">
      <style:text-properties fo:font-style="italic" style:font-style-asian="italic"/>
    </style:style>
    <style:style style:name="P663" style:parent-style-name="Normal" style:family="paragraph">
      <style:paragraph-properties style:text-autospace="none" fo:margin-bottom="0.0833in" fo:line-height="150%" fo:margin-left="0.9833in">
        <style:tab-stops/>
      </style:paragraph-properties>
      <style:text-properties fo:font-weight="bold" style:font-weight-asian="bold" fo:color="#00B050"/>
    </style:style>
    <style:style style:name="P664" style:parent-style-name="Normal" style:family="paragraph">
      <style:paragraph-properties style:text-autospace="none" fo:margin-bottom="0.0833in" fo:line-height="150%"/>
    </style:style>
    <style:style style:name="T665" style:parent-style-name="Fuentedepárrafopredeter." style:family="text">
      <style:text-properties fo:font-style="italic" style:font-style-asian="italic"/>
    </style:style>
    <style:style style:name="T666" style:parent-style-name="Fuentedepárrafopredeter." style:family="text">
      <style:text-properties fo:font-style="italic" style:font-style-asian="italic"/>
    </style:style>
    <style:style style:name="P667"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68" style:parent-style-name="Normal" style:family="paragraph">
      <style:paragraph-properties style:text-autospace="none" fo:margin-bottom="0.0833in" fo:line-height="150%"/>
    </style:style>
    <style:style style:name="T669" style:parent-style-name="Fuentedepárrafopredeter." style:family="text">
      <style:text-properties fo:font-style="italic" style:font-style-asian="italic"/>
    </style:style>
    <style:style style:name="T670" style:parent-style-name="Fuentedepárrafopredeter." style:family="text">
      <style:text-properties style:font-name="Courier"/>
    </style:style>
    <style:style style:name="P67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2" style:parent-style-name="Normal" style:family="paragraph">
      <style:paragraph-properties style:text-autospace="none" fo:margin-bottom="0.0833in" fo:line-height="150%"/>
    </style:style>
    <style:style style:name="T673" style:parent-style-name="Fuentedepárrafopredeter." style:family="text">
      <style:text-properties fo:font-style="italic" style:font-style-asian="italic"/>
    </style:style>
    <style:style style:name="T674" style:parent-style-name="Fuentedepárrafopredeter." style:family="text">
      <style:text-properties fo:font-style="italic" style:font-style-asian="italic"/>
    </style:style>
    <style:style style:name="T675" style:parent-style-name="Fuentedepárrafopredeter." style:family="text">
      <style:text-properties style:font-name="Courier"/>
    </style:style>
    <style:style style:name="T676" style:parent-style-name="Fuentedepárrafopredeter." style:family="text">
      <style:text-properties style:font-name="Courier"/>
    </style:style>
    <style:style style:name="T677" style:parent-style-name="Fuentedepárrafopredeter." style:family="text">
      <style:text-properties fo:font-style="italic" style:font-style-asian="italic"/>
    </style:style>
    <style:style style:name="P678"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679" style:parent-style-name="Normal" style:family="paragraph">
      <style:paragraph-properties style:text-autospace="none" fo:margin-bottom="0.0833in" fo:line-height="150%"/>
    </style:style>
    <style:style style:name="T680" style:parent-style-name="Fuentedepárrafopredeter." style:family="text">
      <style:text-properties style:font-name="Courier"/>
    </style:style>
    <style:style style:name="P681"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T682" style:parent-style-name="Fuentedepárrafopredeter." style:family="text">
      <style:text-properties fo:font-style="italic" style:font-style-asian="italic"/>
    </style:style>
    <style:style style:name="P683" style:parent-style-name="Normal" style:family="paragraph">
      <style:text-properties fo:font-weight="bold" style:font-weight-asian="bold" fo:color="#00B050"/>
    </style:style>
    <style:style style:name="T684" style:parent-style-name="Fuentedepárrafopredeter." style:family="text">
      <style:text-properties fo:font-style="italic" style:font-style-asian="italic"/>
    </style:style>
    <style:style style:name="T685" style:parent-style-name="Fuentedepárrafopredeter." style:family="text">
      <style:text-properties fo:font-style="italic" style:font-style-asian="italic"/>
    </style:style>
    <style:style style:name="P686" style:parent-style-name="Normal" style:family="paragraph">
      <style:paragraph-properties style:text-autospace="none" fo:margin-bottom="0.0833in" fo:line-height="150%"/>
    </style:style>
    <style:style style:name="T687" style:parent-style-name="Fuentedepárrafopredeter." style:family="text">
      <style:text-properties fo:font-style="italic" style:font-style-asian="italic"/>
    </style:style>
    <style:style style:name="T688" style:parent-style-name="Fuentedepárrafopredeter." style:family="text">
      <style:text-properties fo:font-style="italic" style:font-style-asian="italic"/>
    </style:style>
    <style:style style:name="T689" style:parent-style-name="Fuentedepárrafopredeter." style:family="text">
      <style:text-properties fo:font-style="italic" style:font-style-asian="italic"/>
    </style:style>
    <style:style style:name="T690" style:parent-style-name="Fuentedepárrafopredeter." style:family="text">
      <style:text-properties fo:font-style="italic" style:font-style-asian="italic"/>
    </style:style>
    <style:style style:name="T691" style:parent-style-name="Fuentedepárrafopredeter." style:family="text">
      <style:text-properties fo:font-style="italic" style:font-style-asian="italic"/>
    </style:style>
    <style:style style:name="P692" style:parent-style-name="Normal" style:family="paragraph">
      <style:paragraph-properties fo:margin-left="0.4916in">
        <style:tab-stops/>
      </style:paragraph-properties>
      <style:text-properties fo:font-weight="bold" style:font-weight-asian="bold" fo:color="#00B050"/>
    </style:style>
    <style:style style:name="P693" style:parent-style-name="Normal" style:family="paragraph">
      <style:paragraph-properties style:text-autospace="none" fo:margin-bottom="0.0833in" fo:line-height="150%"/>
    </style:style>
    <style:style style:name="T694" style:parent-style-name="Fuentedepárrafopredeter." style:family="text">
      <style:text-properties fo:font-style="italic" style:font-style-asian="italic"/>
    </style:style>
    <style:style style:name="P695" style:parent-style-name="Normal" style:family="paragraph">
      <style:paragraph-properties fo:margin-left="0.4916in">
        <style:tab-stops/>
      </style:paragraph-properties>
      <style:text-properties fo:font-weight="bold" style:font-weight-asian="bold" fo:color="#00B050"/>
    </style:style>
    <style:style style:name="P696" style:parent-style-name="Normal" style:family="paragraph">
      <style:paragraph-properties style:text-autospace="none" fo:margin-bottom="0.0833in" fo:line-height="150%"/>
    </style:style>
    <style:style style:name="T697" style:parent-style-name="Fuentedepárrafopredeter." style:family="text">
      <style:text-properties fo:font-style="italic" style:font-style-asian="italic"/>
    </style:style>
    <style:style style:name="T698" style:parent-style-name="Fuentedepárrafopredeter." style:family="text">
      <style:text-properties fo:font-style="italic" style:font-style-asian="italic"/>
    </style:style>
    <style:style style:name="T699" style:parent-style-name="Fuentedepárrafopredeter." style:family="text">
      <style:text-properties fo:font-style="italic" style:font-style-asian="italic"/>
    </style:style>
    <style:style style:name="P700" style:parent-style-name="Normal" style:family="paragraph">
      <style:paragraph-properties fo:margin-left="0.4916in">
        <style:tab-stops/>
      </style:paragraph-properties>
      <style:text-properties fo:font-weight="bold" style:font-weight-asian="bold" fo:color="#00B050"/>
    </style:style>
    <style:style style:name="P701" style:parent-style-name="Normal" style:family="paragraph">
      <style:paragraph-properties style:text-autospace="none" fo:margin-bottom="0.0833in" fo:line-height="150%"/>
    </style:style>
    <style:style style:name="P702" style:parent-style-name="Normal" style:family="paragraph">
      <style:paragraph-properties fo:margin-left="0.4916in">
        <style:tab-stops/>
      </style:paragraph-properties>
      <style:text-properties fo:font-weight="bold" style:font-weight-asian="bold" fo:color="#00B050"/>
    </style:style>
    <style:style style:name="P703" style:parent-style-name="Normal" style:family="paragraph">
      <style:paragraph-properties style:text-autospace="none" fo:margin-bottom="0.0833in" fo:line-height="150%"/>
    </style:style>
    <style:style style:name="T704" style:parent-style-name="Fuentedepárrafopredeter." style:family="text">
      <style:text-properties fo:font-style="italic" style:font-style-asian="italic"/>
    </style:style>
    <style:style style:name="P705" style:parent-style-name="Normal" style:family="paragraph">
      <style:paragraph-properties fo:margin-left="0.4916in">
        <style:tab-stops/>
      </style:paragraph-properties>
      <style:text-properties fo:font-weight="bold" style:font-weight-asian="bold" fo:color="#00B050"/>
    </style:style>
    <style:style style:name="P706" style:parent-style-name="Normal" style:family="paragraph">
      <style:paragraph-properties style:text-autospace="none" fo:margin-bottom="0.0833in" fo:line-height="150%"/>
    </style:style>
    <style:style style:name="T707" style:parent-style-name="Fuentedepárrafopredeter." style:family="text">
      <style:text-properties fo:font-style="italic" style:font-style-asian="italic"/>
    </style:style>
    <style:style style:name="P708" style:parent-style-name="Normal" style:family="paragraph">
      <style:paragraph-properties fo:margin-left="0.4916in">
        <style:tab-stops/>
      </style:paragraph-properties>
      <style:text-properties fo:font-weight="bold" style:font-weight-asian="bold" fo:color="#00B050"/>
    </style:style>
    <style:style style:name="P709" style:parent-style-name="Normal" style:family="paragraph">
      <style:paragraph-properties style:text-autospace="none" fo:margin-bottom="0.0833in" fo:line-height="150%"/>
    </style:style>
    <style:style style:name="T710" style:parent-style-name="Fuentedepárrafopredeter." style:family="text">
      <style:text-properties fo:font-style="italic" style:font-style-asian="italic"/>
    </style:style>
    <style:style style:name="T711" style:parent-style-name="Fuentedepárrafopredeter." style:family="text">
      <style:text-properties fo:font-style="italic" style:font-style-asian="italic"/>
    </style:style>
    <style:style style:name="T712" style:parent-style-name="Fuentedepárrafopredeter." style:family="text">
      <style:text-properties fo:font-style="italic" style:font-style-asian="italic"/>
    </style:style>
    <style:style style:name="P713" style:parent-style-name="Normal" style:family="paragraph">
      <style:paragraph-properties fo:margin-left="0.4916in">
        <style:tab-stops/>
      </style:paragraph-properties>
      <style:text-properties fo:font-weight="bold" style:font-weight-asian="bold" fo:color="#00B050"/>
    </style:style>
    <style:style style:name="P714" style:parent-style-name="Normal" style:family="paragraph">
      <style:paragraph-properties style:text-autospace="none" fo:margin-bottom="0.0833in" fo:line-height="150%"/>
    </style:style>
    <style:style style:name="P715" style:parent-style-name="Normal" style:family="paragraph">
      <style:paragraph-properties fo:margin-left="0.4916in">
        <style:tab-stops/>
      </style:paragraph-properties>
      <style:text-properties fo:font-weight="bold" style:font-weight-asian="bold" fo:color="#00B050"/>
    </style:style>
    <style:style style:name="P716" style:parent-style-name="Normal" style:family="paragraph">
      <style:paragraph-properties style:text-autospace="none" fo:margin-bottom="0.0833in" fo:line-height="150%"/>
    </style:style>
    <style:style style:name="T717" style:parent-style-name="Fuentedepárrafopredeter." style:family="text">
      <style:text-properties fo:font-style="italic" style:font-style-asian="italic"/>
    </style:style>
    <style:style style:name="P718"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19" style:parent-style-name="Normal" style:family="paragraph">
      <style:paragraph-properties style:text-autospace="none" fo:margin-bottom="0.0833in" fo:line-height="150%"/>
    </style:style>
    <style:style style:name="T720" style:parent-style-name="Fuentedepárrafopredeter." style:family="text">
      <style:text-properties fo:font-style="italic" style:font-style-asian="italic"/>
    </style:style>
    <style:style style:name="P721"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22" style:parent-style-name="Normal" style:family="paragraph">
      <style:paragraph-properties style:text-autospace="none" fo:margin-bottom="0.0833in" fo:line-height="150%"/>
    </style:style>
    <style:style style:name="P723"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4" style:parent-style-name="Normal" style:family="paragraph">
      <style:paragraph-properties fo:margin-left="0.4916in">
        <style:tab-stops/>
      </style:paragraph-properties>
    </style:style>
    <style:style style:name="P725" style:parent-style-name="Normal" style:family="paragraph">
      <style:paragraph-properties style:text-autospace="none" fo:margin-bottom="0.0833in" fo:line-height="150%" fo:margin-left="0.5in">
        <style:tab-stops/>
      </style:paragraph-properties>
      <style:text-properties fo:font-weight="bold" style:font-weight-asian="bold" fo:color="#00B050"/>
    </style:style>
    <style:style style:name="P726" style:parent-style-name="Normal" style:family="paragraph">
      <style:paragraph-properties style:text-autospace="none" fo:margin-bottom="0.0833in" fo:line-height="150%"/>
    </style:style>
    <style:style style:name="T727" style:parent-style-name="Fuentedepárrafopredeter." style:family="text">
      <style:text-properties fo:font-style="italic" style:font-style-asian="italic"/>
    </style:style>
    <style:style style:name="T728" style:parent-style-name="Fuentedepárrafopredeter." style:family="text">
      <style:text-properties fo:font-style="italic" style:font-style-asian="italic"/>
    </style:style>
    <style:style style:name="T729" style:parent-style-name="Fuentedepárrafopredeter." style:family="text">
      <style:text-properties style:font-name="Courier"/>
    </style:style>
    <style:style style:name="P730" style:parent-style-name="Normal" style:family="paragraph">
      <style:paragraph-properties style:text-autospace="none" fo:margin-bottom="0.0833in" fo:line-height="150%"/>
    </style:style>
    <style:style style:name="T731" style:parent-style-name="Fuentedepárrafopredeter." style:family="text">
      <style:text-properties fo:font-style="italic" style:font-style-asian="italic"/>
    </style:style>
    <style:style style:name="T732" style:parent-style-name="Fuentedepárrafopredeter." style:family="text">
      <style:text-properties fo:font-style="italic" style:font-style-asian="italic"/>
    </style:style>
    <style:style style:name="P733"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34" style:parent-style-name="Normal" style:family="paragraph">
      <style:paragraph-properties style:text-autospace="none" fo:margin-bottom="0.0833in" fo:line-height="150%"/>
    </style:style>
    <style:style style:name="P735"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36" style:parent-style-name="Normal" style:family="paragraph">
      <style:paragraph-properties style:text-autospace="none" fo:margin-bottom="0.0833in" fo:line-height="150%"/>
    </style:style>
    <style:style style:name="T737" style:parent-style-name="Fuentedepárrafopredeter." style:family="text">
      <style:text-properties fo:font-style="italic" style:font-style-asian="italic"/>
    </style:style>
    <style:style style:name="T738" style:parent-style-name="Fuentedepárrafopredeter." style:family="text">
      <style:text-properties fo:font-style="italic" style:font-style-asian="italic"/>
    </style:style>
    <style:style style:name="P739" style:parent-style-name="Normal" style:family="paragraph">
      <style:paragraph-properties style:text-autospace="none" fo:margin-bottom="0.0833in" fo:line-height="150%" fo:margin-left="0.4916in">
        <style:tab-stops/>
      </style:paragraph-properties>
      <style:text-properties fo:font-weight="bold" style:font-weight-asian="bold" fo:color="#00B050"/>
    </style:style>
    <style:style style:name="P740" style:parent-style-name="Normal" style:family="paragraph">
      <style:paragraph-properties style:text-autospace="none" fo:margin-bottom="0.0833in" fo:line-height="150%"/>
    </style:style>
    <style:style style:name="T741" style:parent-style-name="Fuentedepárrafopredeter." style:family="text">
      <style:text-properties fo:font-style="italic" style:font-style-asian="italic"/>
    </style:style>
    <style:style style:name="T742" style:parent-style-name="Fuentedepárrafopredeter." style:family="text">
      <style:text-properties fo:font-style="italic" style:font-style-asian="italic"/>
    </style:style>
    <style:style style:name="T743" style:parent-style-name="Fuentedepárrafopredeter." style:family="text">
      <style:text-properties fo:font-style="italic" style:font-style-asian="italic"/>
    </style:style>
    <style:style style:name="T744" style:parent-style-name="Fuentedepárrafopredeter." style:family="text">
      <style:text-properties fo:font-style="italic" style:font-style-asian="italic"/>
    </style:style>
    <style:style style:name="T745" style:parent-style-name="Fuentedepárrafopredeter." style:family="text">
      <style:text-properties fo:font-style="italic" style:font-style-asian="italic"/>
    </style:style>
    <style:style style:name="P746" style:parent-style-name="Normal" style:family="paragraph">
      <style:paragraph-properties fo:break-before="page" fo:text-align="start" fo:margin-bottom="0.1111in" fo:line-height="102%"/>
    </style:style>
    <style:style style:name="TableColumn748" style:family="table-column">
      <style:table-column-properties style:column-width="2.318in" style:use-optimal-column-width="false"/>
    </style:style>
    <style:style style:name="TableColumn749" style:family="table-column">
      <style:table-column-properties style:column-width="3.5805in" style:use-optimal-column-width="false"/>
    </style:style>
    <style:style style:name="Table747" style:family="table">
      <style:table-properties style:width="5.8986in" fo:margin-left="0in" table:align="left"/>
    </style:style>
    <style:style style:name="TableRow750" style:family="table-row">
      <style:table-row-properties style:use-optimal-row-height="false"/>
    </style:style>
    <style:style style:name="TableCell751" style:family="table-cell">
      <style:table-cell-properties fo:border="0.0069in solid #BFBFBF" fo:background-color="#F2F2F2" style:writing-mode="lr-tb" fo:padding-top="0in" fo:padding-left="0.075in" fo:padding-bottom="0in" fo:padding-right="0.075in"/>
    </style:style>
    <style:style style:name="P752" style:parent-style-name="Normal" style:family="paragraph">
      <style:paragraph-properties fo:text-align="center"/>
      <style:text-properties fo:font-weight="bold" style:font-weight-asian="bold" style:font-weight-complex="bold"/>
    </style:style>
    <style:style style:name="T753" style:parent-style-name="Fuentedepárrafopredeter." style:family="text">
      <style:text-properties style:font-weight-complex="bold"/>
    </style:style>
    <style:style style:name="TableRow754" style:family="table-row">
      <style:table-row-properties style:use-optimal-row-height="false"/>
    </style:style>
    <style:style style:name="TableCell755" style:family="table-cell">
      <style:table-cell-properties fo:border="0.0069in solid #BFBFBF" style:writing-mode="lr-tb" fo:padding-top="0in" fo:padding-left="0.075in" fo:padding-bottom="0in" fo:padding-right="0.075in"/>
    </style:style>
    <style:style style:name="P756" style:parent-style-name="Normal" style:family="paragraph">
      <style:text-properties fo:font-weight="bold" style:font-weight-asian="bold" style:font-weight-complex="bold" fo:language="en" fo:country="GB"/>
    </style:style>
    <style:style style:name="P757" style:parent-style-name="Normal" style:family="paragraph">
      <style:text-properties fo:font-weight="bold" style:font-weight-asian="bold" style:font-weight-complex="bold" fo:language="en" fo:country="GB"/>
    </style:style>
    <style:style style:name="TableCell758" style:family="table-cell">
      <style:table-cell-properties fo:border="0.0069in solid #BFBFBF" style:writing-mode="lr-tb" fo:padding-top="0in" fo:padding-left="0.075in" fo:padding-bottom="0in" fo:padding-right="0.075in"/>
    </style:style>
    <style:style style:name="TableRow759" style:family="table-row">
      <style:table-row-properties style:use-optimal-row-height="false"/>
    </style:style>
    <style:style style:name="TableCell760" style:family="table-cell">
      <style:table-cell-properties fo:border="0.0069in solid #BFBFBF" fo:background-color="#F2F2F2" style:writing-mode="lr-tb" fo:padding-top="0in" fo:padding-left="0.075in" fo:padding-bottom="0in" fo:padding-right="0.075in"/>
    </style:style>
    <style:style style:name="P761" style:parent-style-name="Normal" style:family="paragraph">
      <style:text-properties fo:font-weight="bold" style:font-weight-asian="bold" style:font-weight-complex="bold" fo:language="en" fo:country="GB"/>
    </style:style>
    <style:style style:name="TableCell762" style:family="table-cell">
      <style:table-cell-properties fo:border="0.0069in solid #BFBFBF" fo:background-color="#F2F2F2" style:writing-mode="lr-tb" fo:padding-top="0in" fo:padding-left="0.075in" fo:padding-bottom="0in" fo:padding-right="0.075in"/>
    </style:style>
    <style:style style:name="TableRow763" style:family="table-row">
      <style:table-row-properties style:use-optimal-row-height="false"/>
    </style:style>
    <style:style style:name="TableCell764" style:family="table-cell">
      <style:table-cell-properties fo:border="0.0069in solid #BFBFBF" style:writing-mode="lr-tb" fo:padding-top="0in" fo:padding-left="0.075in" fo:padding-bottom="0in" fo:padding-right="0.075in"/>
    </style:style>
    <style:style style:name="P765" style:parent-style-name="Normal" style:family="paragraph">
      <style:text-properties fo:font-weight="bold" style:font-weight-asian="bold" style:font-weight-complex="bold"/>
    </style:style>
    <style:style style:name="TableCell766" style:family="table-cell">
      <style:table-cell-properties fo:border="0.0069in solid #BFBFBF" style:writing-mode="lr-tb" fo:padding-top="0in" fo:padding-left="0.075in" fo:padding-bottom="0in" fo:padding-right="0.075in"/>
    </style:style>
    <style:style style:name="TableRow767" style:family="table-row">
      <style:table-row-properties style:use-optimal-row-height="false"/>
    </style:style>
    <style:style style:name="TableCell768" style:family="table-cell">
      <style:table-cell-properties fo:border="0.0069in solid #BFBFBF" fo:background-color="#F2F2F2" style:writing-mode="lr-tb" fo:padding-top="0in" fo:padding-left="0.075in" fo:padding-bottom="0in" fo:padding-right="0.075in"/>
    </style:style>
    <style:style style:name="P769" style:parent-style-name="Normal" style:family="paragraph">
      <style:text-properties fo:font-weight="bold" style:font-weight-asian="bold" style:font-weight-complex="bold" fo:language="en" fo:country="GB"/>
    </style:style>
    <style:style style:name="TableCell770" style:family="table-cell">
      <style:table-cell-properties fo:border="0.0069in solid #BFBFBF" fo:background-color="#F2F2F2" style:writing-mode="lr-tb" fo:padding-top="0in" fo:padding-left="0.075in" fo:padding-bottom="0in" fo:padding-right="0.075in"/>
    </style:style>
    <style:style style:name="P771" style:parent-style-name="Normal" style:family="paragraph">
      <style:paragraph-properties fo:text-align="start"/>
    </style:style>
    <style:style style:name="P772" style:parent-style-name="Normal" style:family="paragraph">
      <style:paragraph-properties fo:text-align="start"/>
      <style:text-properties fo:language="en" fo:country="GB"/>
    </style:style>
    <style:style style:name="P773" style:parent-style-name="Normal" style:family="paragraph">
      <style:paragraph-properties fo:text-align="start"/>
    </style:style>
    <style:style style:name="TableRow774" style:family="table-row">
      <style:table-row-properties style:use-optimal-row-height="false"/>
    </style:style>
    <style:style style:name="TableCell775" style:family="table-cell">
      <style:table-cell-properties fo:border="0.0069in solid #BFBFBF" style:writing-mode="lr-tb" fo:padding-top="0in" fo:padding-left="0.075in" fo:padding-bottom="0in" fo:padding-right="0.075in"/>
    </style:style>
    <style:style style:name="P776" style:parent-style-name="Normal" style:family="paragraph">
      <style:text-properties fo:font-weight="bold" style:font-weight-asian="bold" style:font-weight-complex="bold"/>
    </style:style>
    <style:style style:name="TableCell777" style:family="table-cell">
      <style:table-cell-properties fo:border="0.0069in solid #BFBFBF" style:writing-mode="lr-tb" fo:padding-top="0in" fo:padding-left="0.075in" fo:padding-bottom="0in" fo:padding-right="0.075in"/>
    </style:style>
    <style:style style:name="TableRow778" style:family="table-row">
      <style:table-row-properties style:use-optimal-row-height="false"/>
    </style:style>
    <style:style style:name="TableCell779" style:family="table-cell">
      <style:table-cell-properties fo:border="0.0069in solid #BFBFBF" fo:background-color="#F2F2F2" style:writing-mode="lr-tb" fo:padding-top="0in" fo:padding-left="0.075in" fo:padding-bottom="0in" fo:padding-right="0.075in"/>
    </style:style>
    <style:style style:name="P780" style:parent-style-name="Normal" style:family="paragraph">
      <style:paragraph-properties fo:text-align="start"/>
    </style:style>
    <style:style style:name="T781" style:parent-style-name="ConsolaCar" style:family="text">
      <style:text-properties fo:font-weight="bold" style:font-weight-asian="bold" style:font-weight-complex="bold" fo:language="en" fo:country="GB"/>
    </style:style>
    <style:style style:name="T782" style:parent-style-name="Fuentedepárrafopredeter." style:family="text">
      <style:text-properties fo:font-weight="bold" style:font-weight-asian="bold" style:font-weight-complex="bold" fo:language="en" fo:country="GB"/>
    </style:style>
    <style:style style:name="T783" style:parent-style-name="ConsolaCar" style:family="text">
      <style:text-properties fo:font-weight="bold" style:font-weight-asian="bold" style:font-weight-complex="bold" fo:language="en" fo:country="GB"/>
    </style:style>
    <style:style style:name="TableCell784" style:family="table-cell">
      <style:table-cell-properties fo:border="0.0069in solid #BFBFBF" fo:background-color="#F2F2F2" style:writing-mode="lr-tb" fo:padding-top="0in" fo:padding-left="0.075in" fo:padding-bottom="0in" fo:padding-right="0.075in"/>
    </style:style>
    <style:style style:name="TableColumn786" style:family="table-column">
      <style:table-column-properties style:column-width="2.2611in" style:use-optimal-column-width="false"/>
    </style:style>
    <style:style style:name="TableColumn787" style:family="table-column">
      <style:table-column-properties style:column-width="3.6375in" style:use-optimal-column-width="false"/>
    </style:style>
    <style:style style:name="Table785" style:family="table">
      <style:table-properties style:width="5.8986in" fo:margin-left="0in" table:align="left"/>
    </style:style>
    <style:style style:name="TableRow788" style:family="table-row">
      <style:table-row-properties style:use-optimal-row-height="false"/>
    </style:style>
    <style:style style:name="TableCell789" style:family="table-cell">
      <style:table-cell-properties fo:border="0.0069in solid #BFBFBF" fo:background-color="#F2F2F2" style:writing-mode="lr-tb" fo:padding-top="0in" fo:padding-left="0.075in" fo:padding-bottom="0in" fo:padding-right="0.075in"/>
    </style:style>
    <style:style style:name="P790" style:parent-style-name="Normal" style:family="paragraph">
      <style:paragraph-properties fo:text-align="center"/>
      <style:text-properties fo:font-weight="bold" style:font-weight-asian="bold" style:font-weight-complex="bold"/>
    </style:style>
    <style:style style:name="TableRow791" style:family="table-row">
      <style:table-row-properties style:use-optimal-row-height="false"/>
    </style:style>
    <style:style style:name="TableCell792" style:family="table-cell">
      <style:table-cell-properties fo:border="0.0069in solid #BFBFBF" style:writing-mode="lr-tb" fo:padding-top="0in" fo:padding-left="0.075in" fo:padding-bottom="0in" fo:padding-right="0.075in"/>
    </style:style>
    <style:style style:name="P793" style:parent-style-name="Normal" style:family="paragraph">
      <style:text-properties fo:font-weight="bold" style:font-weight-asian="bold" style:font-weight-complex="bold" fo:language="en" fo:country="GB"/>
    </style:style>
    <style:style style:name="TableCell794" style:family="table-cell">
      <style:table-cell-properties fo:border="0.0069in solid #BFBFBF" style:writing-mode="lr-tb" fo:padding-top="0in" fo:padding-left="0.075in" fo:padding-bottom="0in" fo:padding-right="0.075in"/>
    </style:style>
    <style:style style:name="TableRow795" style:family="table-row">
      <style:table-row-properties style:use-optimal-row-height="false"/>
    </style:style>
    <style:style style:name="TableCell796" style:family="table-cell">
      <style:table-cell-properties fo:border="0.0069in solid #BFBFBF" fo:background-color="#F2F2F2" style:writing-mode="lr-tb" fo:padding-top="0in" fo:padding-left="0.075in" fo:padding-bottom="0in" fo:padding-right="0.075in"/>
    </style:style>
    <style:style style:name="P797" style:parent-style-name="Normal" style:family="paragraph">
      <style:text-properties fo:font-weight="bold" style:font-weight-asian="bold" style:font-weight-complex="bold" fo:language="en" fo:country="GB"/>
    </style:style>
    <style:style style:name="TableCell798" style:family="table-cell">
      <style:table-cell-properties fo:border="0.0069in solid #BFBFBF" fo:background-color="#F2F2F2" style:writing-mode="lr-tb" fo:padding-top="0in" fo:padding-left="0.075in" fo:padding-bottom="0in" fo:padding-right="0.075in"/>
    </style:style>
    <style:style style:name="TableColumn800" style:family="table-column">
      <style:table-column-properties style:column-width="2.2611in" style:use-optimal-column-width="false"/>
    </style:style>
    <style:style style:name="TableColumn801" style:family="table-column">
      <style:table-column-properties style:column-width="3.6375in" style:use-optimal-column-width="false"/>
    </style:style>
    <style:style style:name="Table799" style:family="table">
      <style:table-properties style:width="5.8986in" fo:margin-left="0in" table:align="left"/>
    </style:style>
    <style:style style:name="TableRow802" style:family="table-row">
      <style:table-row-properties style:use-optimal-row-height="false"/>
    </style:style>
    <style:style style:name="TableCell803" style:family="table-cell">
      <style:table-cell-properties fo:border="0.0069in solid #BFBFBF" fo:background-color="#F2F2F2" style:writing-mode="lr-tb" fo:padding-top="0in" fo:padding-left="0.075in" fo:padding-bottom="0in" fo:padding-right="0.075in"/>
    </style:style>
    <style:style style:name="P804" style:parent-style-name="Normal" style:family="paragraph">
      <style:paragraph-properties fo:text-align="center"/>
      <style:text-properties fo:font-weight="bold" style:font-weight-asian="bold" style:font-weight-complex="bold"/>
    </style:style>
    <style:style style:name="TableRow805" style:family="table-row">
      <style:table-row-properties style:use-optimal-row-height="false"/>
    </style:style>
    <style:style style:name="TableCell806" style:family="table-cell">
      <style:table-cell-properties fo:border="0.0069in solid #BFBFBF" style:writing-mode="lr-tb" fo:padding-top="0in" fo:padding-left="0.075in" fo:padding-bottom="0in" fo:padding-right="0.075in"/>
    </style:style>
    <style:style style:name="P807" style:parent-style-name="Normal" style:family="paragraph">
      <style:text-properties fo:font-weight="bold" style:font-weight-asian="bold" style:font-weight-complex="bold" fo:language="en" fo:country="GB"/>
    </style:style>
    <style:style style:name="P808" style:parent-style-name="Normal" style:family="paragraph">
      <style:text-properties fo:font-weight="bold" style:font-weight-asian="bold" style:font-weight-complex="bold" fo:language="en" fo:country="GB"/>
    </style:style>
    <style:style style:name="TableCell809" style:family="table-cell">
      <style:table-cell-properties fo:border="0.0069in solid #BFBFBF" style:writing-mode="lr-tb" fo:padding-top="0in" fo:padding-left="0.075in" fo:padding-bottom="0in" fo:padding-right="0.075in"/>
    </style:style>
    <style:style style:name="TableRow810" style:family="table-row">
      <style:table-row-properties style:use-optimal-row-height="false"/>
    </style:style>
    <style:style style:name="TableCell811" style:family="table-cell">
      <style:table-cell-properties fo:border="0.0069in solid #BFBFBF" fo:background-color="#F2F2F2" style:writing-mode="lr-tb" fo:padding-top="0in" fo:padding-left="0.075in" fo:padding-bottom="0in" fo:padding-right="0.075in"/>
    </style:style>
    <style:style style:name="P812" style:parent-style-name="Normal" style:family="paragraph">
      <style:text-properties fo:font-weight="bold" style:font-weight-asian="bold" style:font-weight-complex="bold"/>
    </style:style>
    <style:style style:name="TableCell813" style:family="table-cell">
      <style:table-cell-properties fo:border="0.0069in solid #BFBFBF" fo:background-color="#F2F2F2" style:writing-mode="lr-tb" fo:padding-top="0in" fo:padding-left="0.075in" fo:padding-bottom="0in" fo:padding-right="0.075in"/>
    </style:style>
    <style:style style:name="TableRow814" style:family="table-row">
      <style:table-row-properties style:use-optimal-row-height="false"/>
    </style:style>
    <style:style style:name="TableCell815" style:family="table-cell">
      <style:table-cell-properties fo:border="0.0069in solid #BFBFBF" style:writing-mode="lr-tb" fo:padding-top="0in" fo:padding-left="0.075in" fo:padding-bottom="0in" fo:padding-right="0.075in"/>
    </style:style>
    <style:style style:name="P816" style:parent-style-name="Normal" style:family="paragraph">
      <style:text-properties fo:font-weight="bold" style:font-weight-asian="bold" style:font-weight-complex="bold" fo:language="en" fo:country="GB"/>
    </style:style>
    <style:style style:name="TableCell817" style:family="table-cell">
      <style:table-cell-properties fo:border="0.0069in solid #BFBFBF" style:writing-mode="lr-tb" fo:padding-top="0in" fo:padding-left="0.075in" fo:padding-bottom="0in" fo:padding-right="0.075in"/>
    </style:style>
    <style:style style:name="TableRow818" style:family="table-row">
      <style:table-row-properties style:use-optimal-row-height="false"/>
    </style:style>
    <style:style style:name="TableCell819" style:family="table-cell">
      <style:table-cell-properties fo:border="0.0069in solid #BFBFBF" fo:background-color="#F2F2F2" style:writing-mode="lr-tb" fo:padding-top="0in" fo:padding-left="0.075in" fo:padding-bottom="0in" fo:padding-right="0.075in"/>
    </style:style>
    <style:style style:name="P820" style:parent-style-name="Normal" style:family="paragraph">
      <style:text-properties fo:font-weight="bold" style:font-weight-asian="bold" style:font-weight-complex="bold"/>
    </style:style>
    <style:style style:name="TableCell821" style:family="table-cell">
      <style:table-cell-properties fo:border="0.0069in solid #BFBFBF" fo:background-color="#F2F2F2" style:writing-mode="lr-tb" fo:padding-top="0in" fo:padding-left="0.075in" fo:padding-bottom="0in" fo:padding-right="0.075in"/>
    </style:style>
    <style:style style:name="TableRow822" style:family="table-row">
      <style:table-row-properties style:use-optimal-row-height="false"/>
    </style:style>
    <style:style style:name="TableCell823" style:family="table-cell">
      <style:table-cell-properties fo:border="0.0069in solid #BFBFBF" style:writing-mode="lr-tb" fo:padding-top="0in" fo:padding-left="0.075in" fo:padding-bottom="0in" fo:padding-right="0.075in"/>
    </style:style>
    <style:style style:name="P824" style:parent-style-name="Normal" style:family="paragraph">
      <style:text-properties fo:font-weight="bold" style:font-weight-asian="bold" style:font-weight-complex="bold" fo:language="en" fo:country="GB"/>
    </style:style>
    <style:style style:name="TableCell825" style:family="table-cell">
      <style:table-cell-properties fo:border="0.0069in solid #BFBFBF" style:writing-mode="lr-tb" fo:padding-top="0in" fo:padding-left="0.075in" fo:padding-bottom="0in" fo:padding-right="0.075in"/>
    </style:style>
    <style:style style:name="TableRow826" style:family="table-row">
      <style:table-row-properties style:use-optimal-row-height="false"/>
    </style:style>
    <style:style style:name="TableCell827" style:family="table-cell">
      <style:table-cell-properties fo:border="0.0069in solid #BFBFBF" fo:background-color="#F2F2F2" style:writing-mode="lr-tb" fo:padding-top="0in" fo:padding-left="0.075in" fo:padding-bottom="0in" fo:padding-right="0.075in"/>
    </style:style>
    <style:style style:name="P828" style:parent-style-name="Normal" style:family="paragraph">
      <style:text-properties fo:font-weight="bold" style:font-weight-asian="bold" style:font-weight-complex="bold" fo:language="en" fo:country="GB"/>
    </style:style>
    <style:style style:name="TableCell829" style:family="table-cell">
      <style:table-cell-properties fo:border="0.0069in solid #BFBFBF" fo:background-color="#F2F2F2" style:writing-mode="lr-tb" fo:padding-top="0in" fo:padding-left="0.075in" fo:padding-bottom="0in" fo:padding-right="0.075in"/>
    </style:style>
    <style:style style:name="TableRow830" style:family="table-row">
      <style:table-row-properties style:use-optimal-row-height="false"/>
    </style:style>
    <style:style style:name="TableCell831" style:family="table-cell">
      <style:table-cell-properties fo:border="0.0069in solid #BFBFBF" style:writing-mode="lr-tb" fo:padding-top="0in" fo:padding-left="0.075in" fo:padding-bottom="0in" fo:padding-right="0.075in"/>
    </style:style>
    <style:style style:name="P832" style:parent-style-name="Normal" style:family="paragraph">
      <style:text-properties fo:font-weight="bold" style:font-weight-asian="bold" style:font-weight-complex="bold" fo:language="en" fo:country="GB"/>
    </style:style>
    <style:style style:name="TableCell833" style:family="table-cell">
      <style:table-cell-properties fo:border="0.0069in solid #BFBFBF" style:writing-mode="lr-tb" fo:padding-top="0in" fo:padding-left="0.075in" fo:padding-bottom="0in" fo:padding-right="0.075in"/>
    </style:style>
    <style:style style:name="P834" style:parent-style-name="Normal" style:family="paragraph">
      <style:text-properties fo:language="en" fo:country="GB"/>
    </style:style>
    <style:style style:name="TableRow835" style:family="table-row">
      <style:table-row-properties style:use-optimal-row-height="false"/>
    </style:style>
    <style:style style:name="TableCell836" style:family="table-cell">
      <style:table-cell-properties fo:border="0.0069in solid #BFBFBF" fo:background-color="#F2F2F2" style:writing-mode="lr-tb" fo:padding-top="0in" fo:padding-left="0.075in" fo:padding-bottom="0in" fo:padding-right="0.075in"/>
    </style:style>
    <style:style style:name="P837" style:parent-style-name="Normal" style:family="paragraph">
      <style:text-properties fo:font-weight="bold" style:font-weight-asian="bold" style:font-weight-complex="bold" fo:language="en" fo:country="GB"/>
    </style:style>
    <style:style style:name="TableCell838" style:family="table-cell">
      <style:table-cell-properties fo:border="0.0069in solid #BFBFBF" fo:background-color="#F2F2F2" style:writing-mode="lr-tb" fo:padding-top="0in" fo:padding-left="0.075in" fo:padding-bottom="0in" fo:padding-right="0.075in"/>
    </style:style>
    <style:style style:family="graphic" style:name="a20"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1"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22"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3"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24" style:parent-style-name="Graphics">
      <style:graphic-properties fo:border="0.01042in none" fo:background-color="transparent" style:wrap="parallel" style:wrap-contour="false" style:horizontal-rel="page-content" style:vertical-rel="paragraph" style:horizontal-pos="center" style:vertical-pos="from-top"/>
    </style:style>
    <style:style style:family="graphic" style:name="a25"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26" style:parent-style-name="Graphics">
      <style:graphic-properties fo:border="none" fo:background-color="transparent" style:wrap="parallel" style:wrap-contour="false" style:horizontal-rel="page" style:vertical-rel="paragraph" style:horizontal-pos="from-left" style:vertical-pos="from-top"/>
    </style:style>
    <style:style style:family="graphic" style:name="a10"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1" style:parent-style-name="Graphics">
      <style:graphic-properties fo:border="0.01042in none" fo:background-color="transparent" style:wrap="parallel" style:wrap-contour="false" fo:clip="rect(0.80972in, 0in, 0in, 0in)" style:horizontal-rel="page-content" style:vertical-rel="paragraph" style:horizontal-pos="from-left" style:vertical-pos="from-top"/>
    </style:style>
    <style:style style:family="graphic" style:name="a12" style:parent-style-name="Graphics">
      <style:graphic-properties fo:border="0.01042in none" fo:background-color="transparent" style:wrap="parallel" style:wrap-contour="false" fo:clip="rect(0.96609in, 0in, 0in, 0in)" style:horizontal-rel="page-content" style:vertical-rel="paragraph" style:horizontal-pos="from-left" style:vertical-pos="from-top"/>
    </style:style>
    <style:style style:family="graphic" style:name="a13"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14"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5" style:parent-style-name="Graphics">
      <style:graphic-properties fo:border="0.01042in none" fo:background-color="transparent" style:wrap="parallel" style:wrap-contour="false" style:horizontal-rel="page-content" style:vertical-rel="paragraph" style:horizontal-pos="from-left" style:vertical-pos="from-top"/>
    </style:style>
    <style:style style:family="graphic" style:name="a16"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7">
      <style:graphic-properties style:wrap="run-through" style:run-through="foreground" draw:fill="none" draw:stroke="solid" svg:stroke-width="0.03125in" svg:stroke-color="#ff0000" svg:stroke-opacity="100%" draw:stroke-linejoin="miter" svg:stroke-linecap="butt"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style:horizontal-rel="paragraph" style:vertical-rel="paragraph" style:horizontal-pos="from-left" style:vertical-pos="from-top"/>
    </style:style>
    <style:style style:family="graphic" style:name="a19" style:parent-style-name="Graphics">
      <style:graphic-properties fo:border="none" fo:background-color="transparent" style:wrap="parallel" style:wrap-contour="false" style:horizontal-rel="page-content" style:vertical-rel="paragraph" style:horizontal-pos="from-left" style:vertical-pos="from-top"/>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0.01042in none" fo:background-color="transparent" style:wrap="parallel" style:wrap-contour="false" fo:clip="rect(0in, 0in, 0in, 0in)" style:horizontal-rel="page-content" style:vertical-rel="paragraph" style:horizontal-pos="center"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0in, 0in, 0in, 0in)" style:horizontal-rel="page-content" style:vertical-rel="paragraph" style:horizontal-pos="right" style:vertical-pos="from-top" draw:luminance="0%" draw:contrast="0%" draw:image-opacity="100%"/>
    </style:style>
    <style:style style:family="graphic" style:name="a6"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7"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8" style:parent-style-name="Graphics">
      <style:graphic-properties fo:border="0.01042in none" fo:background-color="transparent" style:wrap="parallel" style:wrap-contour="false" style:horizontal-rel="paragraph" style:vertical-rel="paragraph" style:horizontal-pos="from-left" style:vertical-pos="from-top"/>
    </style:style>
    <style:style style:family="graphic" style:name="a9"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body>
    <office:text text:use-soft-page-breaks="true">
      <text:h text:style-name="P1" text:outline-level="1"><text:bookmark-start text:name="_Toc445753980"/>Guión<text:s/><text:bookmark-end text:name="_Toc445753980"/>OSPF</text:h>
      <text:p text:style-name="P2">Alumnos: Luis Blazquez Miñambres 70910465Q</text:p>
      <text:p text:style-name="P3"><text:tab/><text:s text:c="4"/>Samuel Gómez Sánchez</text:p>
      <text:p text:style-name="P4">Nombre de la práctica: OSPF</text:p>
      <text:p text:style-name="P5">Asignatura: Redes de Computadores II<text:tab/><text:tab/>Fecha: 26 – 04 - 2019</text:p>
      <text:p text:style-name="P6">Duración estimada de la práctica: 2 sesiones de 2h.</text:p>
      <text:h text:style-name="Título2" text:outline-level="2">Cómo realizar un buen informe</text:h>
      <text:list text:style-name="LFO7" text:continue-numbering="true">
        <text:list-item>
          <text:p text:style-name="P7">Al ir realizando todas las actividades que se proponen se han de documentar todos los pasos, adjuntando las órdenes (comandos o actividades) realizadas junto con las capturas de pantalla de su ejecución, explicando siempre la salida obtenida. No es suficiente con una captura de pantalla sin texto que acompañe a la imagen y lo contrario tampoco; es decir, adjuntar la orden (o comando) sin aportar prueba alguna de que se ejecutó realmente y sin una interpretación de la salida o resultado obtenido.</text:p>
        </text:list-item>
        <text:list-item>
          <text:p text:style-name="P8">En el informe se ha demostrar que se han realizado y entendido todas las actividades propuestas.</text:p>
        </text:list-item>
        <text:list-item>
          <text:p text:style-name="P9">En la entrega de la práctica se han de adjuntar todos los ficheros auxiliares que hayan sido utilizados y que no se incluyan en el informe. Por ejemplo: el escenario final<text:s/><text:soft-page-break/>obtenido, los ficheros de capturas del tráfico de red, scripts realizados para automatizar tareas, etc.</text:p>
        </text:list-item>
        <text:list-item>
          <text:p text:style-name="P10">Contestar en color verde para diferenciar claramente las respuestas del enunciado.</text:p>
        </text:list-item>
      </text:list>
      <text:h text:style-name="Título2" text:outline-level="2"/>
      <text:h text:style-name="Título2" text:outline-level="2">Introducción</text:h>
      <text:p text:style-name="P11">En el fichero<text:s/><text:span text:style-name="T12">RIPOSPF.rar<text:s/></text:span>está definida una red como la que se muestra en la<text:s/><text:bookmark-ref text:ref-name="_Ref446758722" text:reference-format="text">Figura 1</text:bookmark-ref>. Descomprime el fichero de configuración del escenario<text:s/><text:span text:style-name="T13">RIPOSPF.rar<text:s/></text:span>en la carpeta correspondiente de GNS3.</text:p>
      <text:p text:style-name="P14"><text:span text:style-name="T15"><draw:frame draw:style-name="a0" draw:name="Imagen 4" text:anchor-type="as-char" svg:x="0in" svg:y="0in" svg:width="5.90551in" svg:height="3.97165in" style:rel-width="scale" style:rel-height="scale"><draw:image xlink:href="media/image1.png" xlink:type="simple" xlink:show="embed" xlink:actuate="onLoad"/><svg:title/><svg:desc/></draw:frame></text:span></text:p>
      <text:p text:style-name="P16"><text:bookmark-start text:name="_Ref446758722"/><text:span text:style-name="T17">Figura 1</text:span><text:bookmark-end text:name="_Ref446758722"/><text:span text:style-name="T18">: Escenario RIP y OSPF</text:span></text:p>
      <text:p text:style-name="P19">Arranca todas las máquinas<text:span text:style-name="T20"><draw:frame draw:style-name="a1" draw:name="Imagen 5" text:anchor-type="as-char" svg:x="0in" svg:y="0in" svg:width="0.23819in" svg:height="0.2437in" style:rel-width="scale" style:rel-height="scale"><draw:image xlink:href="media/image2.png" xlink:type="simple" xlink:show="embed" xlink:actuate="onLoad"/><svg:title/><svg:desc/></draw:frame></text:span><text:s/>y abre una consola con cada una de ellas (orden<text:s/><text:span text:style-name="ConsolaCar">consolas</text:span>).<text:span text:style-name="T21"><text:s/></text:span>Los equipos PC1 y PC2 tienen rutas por defecto a R1 y R4 respectivamente. Los<text:s/><text:span text:style-name="T22">routers</text:span><text:s/>no tienen configurada ninguna ruta, salvo la de las subredes a las que están directamente conectados.</text:p>
      <text:p text:style-name="P23">En los siguientes apartados se configurará OSPF en cada<text:s/><text:span text:style-name="T24">route</text:span>r para que las tablas de encaminamiento permitan alcanzar cualquier punto de la red. Todos ellos estarán dentro de la misma área, luego los configuraremos con identificador de área igual a 1.</text:p>
      <text:soft-page-break/>
      <text:h text:style-name="Título2" text:outline-level="2">Activación de R1</text:h>
      <text:list text:style-name="LFO8" text:continue-numbering="true">
        <text:list-item>
          <text:p text:style-name="P25">Para observar los mensajes que envíe R1 cuando se active RIP, arranca<text:s/><text:span text:style-name="T26">wireshark</text:span><text:s/>en todos los enlaces de R1. A continuación, configura OSPF en el encaminador R1 para que su identificador de<text:s/><text:span text:style-name="T27">route</text:span>r sea la mayor de sus direcciones IP y exporte las rutas hacia las tres redes a las que está conectado.</text:p>
        </text:list-item>
      </text:list>
      <text:p text:style-name="P28">config t</text:p>
      <text:p text:style-name="P29">router ospf 1</text:p>
      <text:p text:style-name="P30">network 10.0.0.0 255.0.0.0 area 1</text:p>
      <text:p text:style-name="P31">network 11.0.0.0 255.0.0.0 area 1</text:p>
      <text:p text:style-name="P32">network 50.0.0.0 255.0.0.0 area 1</text:p>
      <text:p text:style-name="P33">router-id 50.0.0.2</text:p>
      <text:p text:style-name="P34"><text:span text:style-name="T35">NOTA añadir:</text:span><text:span text:style-name="T36"><text:s/>auto-cost reference-bandwidth 1000</text:span></text:p>
      <text:p text:style-name="P37">exit</text:p>
      <text:p text:style-name="P38">exit</text:p>
      <text:p text:style-name="P39">wr</text:p>
      <text:p text:style-name="P40"/>
      <text:p text:style-name="P41">Activa la depuración de los mensajes ospf: debug ip ospf events</text:p>
      <text:p text:style-name="P42">Espera un minuto aproximadamente e interrumpe las capturas.</text:p>
      <text:p text:style-name="P43">Interrumpe también los mensajes de depuración: no<text:s/><text:span text:style-name="ConsolaCar">debug ip ospf events</text:span></text:p>
      <text:list text:style-name="LFO8" text:continue-numbering="true">
        <text:list-item>
          <text:p text:style-name="P44">Analiza el comportamiento de R1 estudiando las capturas del tráfico y los mensajes depuración para responder a las siguientes preguntas:</text:p>
        </text:list-item>
      </text:list>
      <text:p text:style-name="P45"><text:span text:style-name="T46">El router intenta descubrir routers OSPF vecinos enviando un mensaje HELLO cada 10s.</text:span></text:p>
      <text:p text:style-name="P47"/>
      <text:p text:style-name="Normal"><draw:frame draw:z-index="4294966274" draw:style-name="a2" draw:name="Imagen 3" text:anchor-type="paragraph" svg:x="0.1252in" svg:y="-0.1626in" svg:width="5.90551in" svg:height="1.3063in" style:rel-width="scale" style:rel-height="scale"><draw:image xlink:href="media/image3.png" xlink:type="simple" xlink:show="embed" xlink:actuate="onLoad"/><svg:title/><svg:desc/></draw:frame></text:p>
      <text:p text:style-name="P48"><text:span text:style-name="T49">Imagen 1.4_2.1: Captura de mensajes de Wireshark en la interfaz eth0 de R1</text:span></text:p>
      <text:p text:style-name="P50"/>
      <text:soft-page-break/>
      <text:p text:style-name="P51"><draw:frame draw:z-index="4294966275" draw:style-name="a3" draw:name="Imagen1" text:anchor-type="paragraph" svg:x="0in" svg:y="0in" svg:width="5.02992in" svg:height="6.87205in" style:rel-width="scale" style:rel-height="scale"><draw:image xlink:href="media/image4.png" xlink:type="simple" xlink:show="embed" xlink:actuate="onLoad"/><svg:title/><svg:desc/></draw:frame><text:span text:style-name="T52">Imagen 1.4_2.2: Contenido de los mensajes de Wireshark en la interfaz eth0 de R1</text:span></text:p>
      <text:p text:style-name="P53"><draw:frame draw:z-index="4294966277" draw:style-name="a4" draw:name="Imagen 6" text:anchor-type="paragraph" svg:x="0in" svg:y="0.04291in" svg:width="5.90551in" svg:height="2.10276in" style:rel-width="scale" style:rel-height="scale"><draw:image xlink:href="media/image5.png" xlink:type="simple" xlink:show="embed" xlink:actuate="onLoad"/><svg:title/><svg:desc/></draw:frame><text:span text:style-name="T54">Imagen 1.4_2.3: Captura de mensajes de Wireshark en la interfaz eth3 de R1</text:span></text:p>
      <text:soft-page-break/>
      <text:p text:style-name="P55"><draw:frame draw:z-index="4294966276" draw:style-name="a5" draw:name="Imagen2" text:anchor-type="paragraph" svg:x="0in" svg:y="0in" svg:width="5.90551in" svg:height="2.04527in" style:rel-width="scale" style:rel-height="scale"><draw:image xlink:href="media/image6.png" xlink:type="simple" xlink:show="embed" xlink:actuate="onLoad"/><svg:title/><svg:desc/></draw:frame><text:span text:style-name="T56">Imagen 1.4_2.4: Captura de mensajes de Wireshark en la interfaz eth4 de R1</text:span></text:p>
      <text:p text:style-name="P57"/>
      <text:p text:style-name="P58"/>
      <text:p text:style-name="P59">R1#debug ip ospf events</text:p>
      <text:p text:style-name="P60">R1#</text:p>
      <text:p text:style-name="P61">*Mar 30 13:20:18.455: OSPF: end of Wait on interface GigabitEthernet4/0</text:p>
      <text:p text:style-name="P62">*Mar 30 13:20:18.455: OSPF: DR/BDR election on GigabitEthernet4/0</text:p>
      <text:p text:style-name="P63">*Mar 30 13:20:18.455: OSPF: Elect BDR 50.0.0.2</text:p>
      <text:p text:style-name="P64"><text:span text:style-name="T65">*Mar 30 13:20:18.455: OSPF:<text:s/></text:span><text:span text:style-name="T66">Elect DR 50.0.0.2</text:span></text:p>
      <text:p text:style-name="P67"><text:span text:style-name="T68">*Mar 30 13:20:18.455: OSPF:<text:s/></text:span><text:span text:style-name="T69">Elect BDR 0.0.0.0</text:span></text:p>
      <text:p text:style-name="P70"><text:span text:style-name="T71">*Mar 30 13:20:18.459: OSPF:<text:s/></text:span><text:span text:style-name="T72">Elect DR 50.0.0.2</text:span></text:p>
      <text:p text:style-name="P73"><text:span text:style-name="T74">*Mar 30 13:20:18.459: <text:s text:c="7"/></text:span><text:span text:style-name="T75">DR: 50.0.0.2 (Id) <text:s text:c="2"/>BDR: none</text:span></text:p>
      <text:p text:style-name="P76">*Mar 30 13:20:18.459: OSPF: Send hello to 224.0.0.5 area 1 on GigabitEthernet4/0 from 50.0.0.2</text:p>
      <text:p text:style-name="P77">R1#</text:p>
      <text:p text:style-name="P78">*Mar 30 13:20:21.379: OSPF: Send hello to 224.0.0.5 area 1 on GigabitEthernet3/0 from 10.0.0.1</text:p>
      <text:p text:style-name="P79">R1#</text:p>
      <text:p text:style-name="P80">*Mar 30 13:20:24.423: OSPF: Send hello to 224.0.0.5 area 1 on FastEthernet0/0 from 11.0.0.1</text:p>
      <text:p text:style-name="P81">R1#</text:p>
      <text:p text:style-name="P82">*Mar 30 13:20:28.459: OSPF: Send hello to 224.0.0.5 area 1 on GigabitEthernet4/0 from 50.0.0.2</text:p>
      <text:p text:style-name="P83">R1#</text:p>
      <text:p text:style-name="P84">*Mar 30 13:20:31.379: OSPF: Send hello to 224.0.0.5 area 1 on GigabitEthernet3/0 from 10.0.0.1</text:p>
      <text:soft-page-break/>
      <text:p text:style-name="P85">R1#</text:p>
      <text:p text:style-name="P86">*Mar 30 13:20:34.423: OSPF: Send hello to 224.0.0.5 area 1 on FastEthernet0/0 from 11.0.0.1</text:p>
      <text:p text:style-name="P87">R1#</text:p>
      <text:p text:style-name="P88">*Mar 30 13:20:38.459: OSPF: Send hello to 224.0.0.5 area 1 on GigabitEthernet4/0 from 50.0.0.2</text:p>
      <text:p text:style-name="P89">R1#</text:p>
      <text:p text:style-name="P90">*Mar 30 13:20:41.379: OSPF: Send hello to 224.0.0.5 area 1 on GigabitEthernet3/0 from 10.0.0.1</text:p>
      <text:p text:style-name="P91">R1#</text:p>
      <text:p text:style-name="P92">*Mar 30 13:20:44.423: OSPF: Send hello to 224.0.0.5 area 1 on FastEthernet0/0 from 11.0.0.1</text:p>
      <text:p text:style-name="P93">R1#</text:p>
      <text:p text:style-name="P94">*Mar 30 13:20:48.459: OSPF: Send hello to 224.0.0.5 area 1 on GigabitEthernet4/0 from 50.0.0.2</text:p>
      <text:p text:style-name="P95">R1#</text:p>
      <text:p text:style-name="P96">*Mar 30 13:20:51.379: OSPF: Send hello to 224.0.0.5 area 1 on GigabitEthernet3/0 from 10.0.0.1</text:p>
      <text:p text:style-name="P97">R1#</text:p>
      <text:p text:style-name="P98">*Mar 30 13:20:54.423: OSPF: Send hello to 224.0.0.5 area 1 on FastEthernet0/0 from 11.0.0.1</text:p>
      <text:p text:style-name="P99">R1#</text:p>
      <text:p text:style-name="P100">*Mar 30 13:20:58.459: OSPF: Send hello to 224.0.0.5 area 1 on GigabitEthernet4/0 from 50.0.0.2</text:p>
      <text:p text:style-name="P101">R1#</text:p>
      <text:p text:style-name="P102">*Mar 30 13:21:01.379: OSPF: Send hello to 224.0.0.5 area 1 on GigabitEthernet3/0 from 10.0.0.1</text:p>
      <text:p text:style-name="P103">R1#</text:p>
      <text:p text:style-name="P104">*Mar 30 13:21:04.423: OSPF: Send hello to 224.0.0.5 area 1 on FastEthernet0/0 from 11.0.0.1</text:p>
      <text:p text:style-name="P105"/>
      <text:list text:style-name="LFO8" text:continue-numbering="true">
        <text:list-item>
          <text:p text:style-name="P106">Observa los mensajes<text:s/><text:span text:style-name="T107">HELLO</text:span><text:s/>que se envían al arrancar OSPF en R1 y analízalos utilizando<text:s/><text:span text:style-name="T108">wireshark</text:span>.</text:p>
          <text:list text:continue-numbering="true">
            <text:list-item>
              <text:p text:style-name="P109">¿Cada cuánto tiempo se envían dichos mensajes? Observa si coincide con el valor del campo<text:s/><text:span text:style-name="T110">HELLO Interval</text:span><text:s/>de los mensajes.</text:p>
            </text:list-item>
          </text:list>
        </text:list-item>
      </text:list>
      <text:p text:style-name="P111"><text:span text:style-name="T112">RESPUESTA:</text:span><text:span text:style-name="T113"><text:s/>se envían cada 10s y en efecto ese es el tiempo que aparece indicado en la cabecera de los paquetes de OSPF.</text:span></text:p>
      <text:soft-page-break/>
      <text:list text:style-name="LFO8" text:continue-numbering="true">
        <text:list-item>
          <text:list>
            <text:list-item>
              <text:p text:style-name="P114">Comprueba que el campo<text:s/><text:span text:style-name="T115">Area ID</text:span><text:s/>se corresponde con el identificador de área que has configurado.</text:p>
            </text:list-item>
          </text:list>
        </text:list-item>
      </text:list>
      <text:p text:style-name="P116"><text:span text:style-name="T117">RESPUESTA:<text:s/></text:span><text:span text:style-name="T118">así es. El área configurada es el área 1 y en la cabecera aparece así indicado como '0.0.0.1'.</text:span></text:p>
      <text:list text:style-name="LFO8" text:continue-numbering="true">
        <text:list-item>
          <text:list>
            <text:list-item>
              <text:p text:style-name="P119">Comprueba que el identificador del<text:s/><text:span text:style-name="T120">route</text:span>r se corresponde con el que has configurado mirando el campo<text:s/><text:span text:style-name="T121">Source OSPF Router</text:span><text:s/>de la cabecera obligatoria de OSPF en los mensajes<text:s/><text:span text:style-name="T122">HELLO</text:span>. Comprueba que este identificador es el mismo para los mensajes enviados por cualquiera de las interfaces de R1, aunque los mensajes se envíen con dirección IP origen diferente (cada mensaje llevará como dirección IP origen la de la interfaz de red de R1 por la que se envíe).</text:p>
            </text:list-item>
          </text:list>
        </text:list-item>
      </text:list>
      <text:p text:style-name="P123"><text:span text:style-name="T124">RESPUESTA:</text:span><text:span text:style-name="T125"><text:s/>el identificador de router, 50.0.0.2, es correctamente el que aparece en la cabecera de los mensajes HELLO; este identificador aparece en efecto en cualquier interfaz de modo análogo a como aparece en la<text:s/></text:span><text:span text:style-name="T126">Imagen 2.2<text:s/></text:span><text:span text:style-name="T127">de la interfaz eth0.</text:span></text:p>
      <text:list text:style-name="LFO8" text:continue-numbering="true">
        <text:list-item>
          <text:list>
            <text:list-item>
              <text:p text:style-name="P128">Observa el valor de los campos<text:s/><text:span text:style-name="T129">DR</text:span><text:s/>y<text:s/><text:span text:style-name="T130">BDR</text:span><text:s/>en los primeros mensajes<text:s/><text:span text:style-name="T131">HELLO</text:span>. ¿Qué ocurre con dichos campos transcurridos 40 segundos después del primer mensaje<text:s/><text:span text:style-name="T132">HELLO</text:span>? ¿Por qué?</text:p>
            </text:list-item>
          </text:list>
        </text:list-item>
      </text:list>
      <text:p text:style-name="P133"><text:span text:style-name="T134">RESPUESTA:</text:span><text:span text:style-name="T135"><text:s/>los campos<text:s/></text:span><text:span text:style-name="T136">Designated Router<text:s/></text:span><text:span text:style-name="T137">('Router designado') y<text:s/></text:span><text:span text:style-name="T138">Backup Designated Router<text:s/></text:span><text:span text:style-name="T139">('Router designado de respaldo') indican qué router se ha seleccionado para salir del área. Esos campos están a 0 al principio, dado que aún no se ha seleccionado un router designado. Transcurridos 40 segundos, se selecciona el router designado de la subred. Dado que en este caso, el único router OSPF de la red es el router configurado R1, necesariamente se selecciona a R1 como router designado. En caso de que hubiera otros routers, el estándar indica que se debe seleccionar el que tenga mayor prioridad (campo<text:s/></text:span><text:span text:style-name="T140">Router priority<text:s/></text:span><text:span text:style-name="T141">de la cabecera de los mensajes HELLO) y en caso de empate, mayor identificador.</text:span></text:p>
      <text:list text:style-name="LFO8" text:continue-numbering="true">
        <text:list-item>
          <text:p text:style-name="P142">¿Se observan en las capturas mensajes<text:s/><text:span text:style-name="T143">DB Description</text:span><text:s/>o<text:s/><text:span text:style-name="T144">LS Update</text:span>? ¿Por qué?</text:p>
        </text:list-item>
      </text:list>
      <text:p text:style-name="P145"><text:span text:style-name="T146">RESPUESTA</text:span><text:span text:style-name="T147">: no se observan, como es de esperar. Los mensajes<text:s/></text:span><text:span text:style-name="T148">DB Description<text:s/></text:span><text:span text:style-name="T149">son mensajes iniciales<text:s/></text:span><text:span text:style-name="T150">unicast</text:span><text:span text:style-name="T151"><text:s/>que intercambian dos routers para dar a conocer los LSA almacenados en sus bases de datos. Dado que hay un único router OSPF en la red, no tiene con quién intercambiar información.</text:span></text:p>
      <text:soft-page-break/>
      <text:p text:style-name="P152"><text:span text:style-name="T153">Por su parte, excepto cambios en la topología, los routers OSPF únicamente envían mensajes HELLO. Dado que no hay cambios en la subred, ningún mensaje<text:s/></text:span><text:span text:style-name="T154">LS Update<text:s/></text:span><text:span text:style-name="T155">es generado.</text:span></text:p>
      <text:list text:style-name="LFO8" text:continue-numbering="true">
        <text:list-item>
          <text:p text:style-name="P156">¿Debería haber aprendido alguna ruta R1? Compruébalo consultando la tabla de encaminamiento mediante la orden<text:s/><text:span text:style-name="ConsolaCar">show ip route</text:span>. Incluye aquí la salida.</text:p>
        </text:list-item>
      </text:list>
      <text:p text:style-name="P157"><text:span text:style-name="T158"><draw:frame draw:z-index="251658240" draw:style-name="a6" draw:name="Imagen 8" text:anchor-type="paragraph" svg:x="0.44566in" svg:y="0.89678in" svg:width="5.90556in" svg:height="1.19722in" style:rel-width="scale" style:rel-height="scale"><draw:image xlink:href="media/image7.png" xlink:type="simple" xlink:show="embed" xlink:actuate="onLoad"/><svg:title/><svg:desc/></draw:frame></text:span><text:span text:style-name="T159">RESPUESTA:</text:span><text:span text:style-name="T160"><text:s/>por el mismo razonamiento que en la pregunta anterior, dado que R1 es el único router OSPF en la red, no recibe información de ningún otro router para construir su LSDB, de modo que<text:s/></text:span><text:span text:style-name="T161">no aprende ninguna ruta</text:span><text:span text:style-name="T162">.</text:span></text:p>
      <text:p text:style-name="P163"><text:s text:c="3"/></text:p>
      <text:p text:style-name="P164"><text:span text:style-name="T165">Imagen 1.4_5: Tabla de rutas del router R1 con la orden ‘show ip route’</text:span></text:p>
      <text:p text:style-name="P166"/>
      <text:list text:style-name="LFO8" text:continue-numbering="true">
        <text:list-item>
          <text:p text:style-name="P167">Consulta la información de los vecinos que ha conocido R1 a través de los mensajes<text:s/><text:span text:style-name="T168">HELLO</text:span><text:s/>recibidos mediante:<text:s/><text:span text:style-name="T169">show ip ospf neighbor.<text:s/></text:span>Incluye y comenta la salida obtenida.</text:p>
        </text:list-item>
      </text:list>
      <text:p text:style-name="P170"><text:span text:style-name="T171"><draw:frame draw:z-index="251659264" draw:style-name="a7" draw:name="Imagen 9" text:anchor-type="paragraph" svg:x="1.59527in" svg:y="0.27809in" svg:width="3.44792in" svg:height="0.60417in" style:rel-width="scale" style:rel-height="scale"><draw:image xlink:href="media/image8.png" xlink:type="simple" xlink:show="embed" xlink:actuate="onLoad"/><svg:title/><svg:desc/></draw:frame></text:span><text:span text:style-name="T172">RESPUESTA</text:span><text:span text:style-name="T173">: la salida es nula, debido a lo ya explicado en las preguntas 4 y 5.</text:span></text:p>
      <text:p text:style-name="P174"/>
      <text:p text:style-name="P175"/>
      <text:p text:style-name="P176"><text:span text:style-name="T177">Imagen 1.4_6: Salida de la orden ‘show ip ospf negihbor’</text:span></text:p>
      <text:p text:style-name="P178"/>
      <text:list text:style-name="LFO8" text:continue-numbering="true">
        <text:list-item>
          <text:p text:style-name="P179">Consulta la información de la base de datos de<text:s/><text:span text:style-name="T180">Router Link States</text:span><text:s/>de R1 con:<text:s/><text:span text:style-name="T181">show ip ospf database router</text:span>. Incluye y comenta la salida obtenida<text:span text:style-name="T182">.</text:span></text:p>
        </text:list-item>
      </text:list>
      <text:p text:style-name="P183"><text:span text:style-name="T184">RESPUESTA</text:span><text:span text:style-name="T185">: la única información que encontramos en este momento en la base de datos del router es información sobre la 'edad' del router R1 (que se reactivará si no se actualiza tras 60 min), identificador del estado de enlace, el número de secuencia del último LSU, etc., además de los enlaces de que dispone el router, en los cuales no aparece más información que su dirección IP y su máscara.</text:span></text:p>
      <text:soft-page-break/>
      <text:p text:style-name="P186"><text:span text:style-name="T187"><draw:frame draw:z-index="251660288" draw:style-name="a8" draw:name="Imagen 10" text:anchor-type="paragraph" svg:x="1.43528in" svg:y="0.0004in" svg:width="3.61667in" svg:height="4.06667in" style:rel-width="scale" style:rel-height="scale"><draw:image xlink:href="media/image9.png" xlink:type="simple" xlink:show="embed" xlink:actuate="onLoad"/><svg:title/><svg:desc/></draw:frame></text:span></text:p>
      <text:p text:style-name="P188"/>
      <text:p text:style-name="P189"/>
      <text:p text:style-name="P190"/>
      <text:p text:style-name="P191"/>
      <text:p text:style-name="P192"/>
      <text:p text:style-name="P193"/>
      <text:p text:style-name="P194"/>
      <text:p text:style-name="P195"/>
      <text:p text:style-name="P196"/>
      <text:p text:style-name="P197"/>
      <text:p text:style-name="P198"/>
      <text:p text:style-name="P199"><text:span text:style-name="T200">Imagen 1.4_7: Información de la base de datos del router OSPF con <text:s/>la orden ‘show ip ospf database router’</text:span></text:p>
      <text:p text:style-name="P201"/>
      <text:list text:style-name="LFO8" text:continue-numbering="true">
        <text:list-item>
          <text:p text:style-name="P202">Consulta la información de la base de datos de<text:s/><text:span text:style-name="T203">Network Link States</text:span><text:s/>de R1 con:<text:s/><text:span text:style-name="T204">show ip ospf database network.</text:span><text:s/>Incluye y comenta la salida obtenida<text:span text:style-name="T205">.</text:span></text:p>
        </text:list-item>
      </text:list>
      <text:p text:style-name="P206"><text:span text:style-name="T207"><draw:frame draw:z-index="251657216" draw:style-name="a9" draw:name="Imagen 7" text:anchor-type="paragraph" svg:x="0.50972in" svg:y="0.65417in" svg:width="5.62847in" svg:height="0.64236in" style:rel-width="scale" style:rel-height="scale"><draw:image xlink:href="media/image10.png" xlink:type="simple" xlink:show="embed" xlink:actuate="onLoad"/><svg:title/><svg:desc/></draw:frame></text:span><text:span text:style-name="T208">RESPUESTA</text:span><text:span text:style-name="T209">: dado que no hay otros routers OSPF en la misma subred, como ya se ha señalado, no hay información sobre la topología de esta, de modo que la salida es nula.</text:span></text:p>
      <text:p text:style-name="P210"><text:span text:style-name="T211">Imagen 1.4_6: Salida de la orden ‘show ip ospf negihbor’</text:span></text:p>
      <text:p text:style-name="P212"/>
      <text:h text:style-name="Título2" text:outline-level="2">Activación de R2</text:h>
      <text:p text:style-name="Normal">Para observar los mensajes que envíe R2 cuando se active OSPF, y los que envíe R1 a consecuencia de la activación de R2, arranca<text:s/><text:span text:style-name="T213">wireshark</text:span><text:s/>en los enlaces de R2 con R1 y R3 y en el enlace de R1 con R5.</text:p>
      <text:p text:style-name="Normal">A continuación, configura OSPF en el encaminador R2 para que su identificador de<text:s/><text:span text:style-name="T214">route</text:span>r sea la mayor de sus direcciones IP y para que exporte las rutas hacia las dos redes a las que está conectado. Incluye aquí las órdenes:</text:p>
      <text:soft-page-break/>
      <text:p text:style-name="P215">RESPUESTA:</text:p>
      <text:p text:style-name="P216">R2#enable</text:p>
      <text:p text:style-name="P217">R2#config t</text:p>
      <text:p text:style-name="P218">R2(config)#router ospf 1</text:p>
      <text:p text:style-name="P219">R2(config-router)#network 10.0.0.0 255.0.0.0 area 1</text:p>
      <text:p text:style-name="P220">R2(config-router)#network 20.0.0.0 255.0.0.0 area 1 <text:s text:c="13"/></text:p>
      <text:p text:style-name="P221">R2(config-router)#router-id 20.0.0.1</text:p>
      <text:p text:style-name="P222">R2(config-router)# AÑADIDO POSTERIORMENTE: auto-cost reference-bandwidth 1000</text:p>
      <text:p text:style-name="P223">R2(config-router)#exit</text:p>
      <text:p text:style-name="P224">R2(config)#exit</text:p>
      <text:p text:style-name="P225">R2#wr</text:p>
      <text:p text:style-name="Normal">Activa los mensajes de depuración. Incluye aquí la orden</text:p>
      <text:p text:style-name="Normal"><text:span text:style-name="T226">RESPUESTA: la orden utilizada es<text:s/></text:span><text:span text:style-name="T227">‘debug ip ospf events’<text:s/></text:span><text:span text:style-name="T228">como se puede observar en la siguiente imagen:</text:span></text:p>
      <text:p text:style-name="P229">R2#debug ip ospf events</text:p>
      <text:p text:style-name="P230">OSPF events debugging is on</text:p>
      <text:p text:style-name="P231">R2#</text:p>
      <text:p text:style-name="P232">*Apr <text:s/>2 11:56:45.447: OSPF: Rcv hello from 50.0.0.2 area 1 from GigabitEthernet3/0 10.0.0.1</text:p>
      <text:p text:style-name="P233">*Apr <text:s/>2 11:56:45.447: OSPF: End of hello processing</text:p>
      <text:p text:style-name="P234">R2#</text:p>
      <text:p text:style-name="P235">*Apr <text:s/>2 11:56:48.155: OSPF: Send hello to 224.0.0.5 area 1 on GigabitEthernet3/0 from 10.0.0.2</text:p>
      <text:p text:style-name="P236">R2#</text:p>
      <text:p text:style-name="P237">*Apr <text:s/>2 11:56:49.299: OSPF: Send hello to 224.0.0.5 area 1 on GigabitEthernet4/0 from 20.0.0.1</text:p>
      <text:p text:style-name="P238">R2#</text:p>
      <text:p text:style-name="P239">*Apr <text:s/>2 11:56:55.443: OSPF: Rcv hello from 50.0.0.2 area 1 from GigabitEthernet3/0 10.0.0.1</text:p>
      <text:p text:style-name="P240">*Apr <text:s/>2 11:56:55.443: OSPF: End of hello processing</text:p>
      <text:p text:style-name="P241">R2#</text:p>
      <text:p text:style-name="P242">*Apr <text:s/>2 11:56:58.155: OSPF: Send hello to 224.0.0.5 area 1 on GigabitEthernet3/0 from 10.0.0.2</text:p>
      <text:soft-page-break/>
      <text:p text:style-name="P243">R2#</text:p>
      <text:p text:style-name="P244">*Apr <text:s/>2 11:56:59.299: OSPF: Send hello to 224.0.0.5 area 1 on GigabitEthernet4/0 from 20.0.0.1</text:p>
      <text:p text:style-name="P245">R2#</text:p>
      <text:p text:style-name="P246">*Apr <text:s/>2 11:57:05.411: OSPF: Rcv hello from 50.0.0.2 area 1 from GigabitEthernet3/0 10.0.0.1</text:p>
      <text:p text:style-name="P247">*Apr <text:s/>2 11:57:05.411: OSPF: End of hello processing</text:p>
      <text:p text:style-name="P248">R2#</text:p>
      <text:p text:style-name="P249">*Apr <text:s/>2 11:57:08.155: OSPF: Send hello to 224.0.0.5 area 1 on GigabitEthernet3/0 from 10.0.0.2</text:p>
      <text:p text:style-name="P250">R2#</text:p>
      <text:p text:style-name="P251">*Apr <text:s/>2 11:57:09.299: OSPF: Send hello to 224.0.0.5 area 1 on GigabitEthernet4/0 from 20.0.0.1</text:p>
      <text:p text:style-name="P252">R2#</text:p>
      <text:p text:style-name="P253">*Apr <text:s/>2 11:57:15.459: OSPF: Rcv hello from 50.0.0.2 area 1 from GigabitEthernet3/0 10.0.0.1</text:p>
      <text:p text:style-name="P254">*Apr <text:s/>2 11:57:15.459: OSPF: End of hello processing</text:p>
      <text:p text:style-name="P255">R2#</text:p>
      <text:p text:style-name="P256">*Apr <text:s/>2 11:57:18.155: OSPF: Send hello to 224.0.0.5 area 1 on GigabitEthernet3/0 from 10.0.0.2</text:p>
      <text:p text:style-name="P257">R2#</text:p>
      <text:p text:style-name="P258">*Apr <text:s/>2 11:57:19.299: OSPF: Send hello to 224.0.0.5 area 1 on GigabitEthernet4/0 from 20.0.0.1</text:p>
      <text:p text:style-name="P259">R2#</text:p>
      <text:p text:style-name="P260">*Apr <text:s/>2 11:57:25.467: OSPF: Rcv hello from 50.0.0.2 area 1 from GigabitEthernet3/0 10.0.0.1</text:p>
      <text:p text:style-name="P261">*Apr <text:s/>2 11:57:25.467: OSPF: End of hello processing</text:p>
      <text:p text:style-name="P262">R2#</text:p>
      <text:p text:style-name="P263">*Apr <text:s/>2 11:57:28.155: OSPF: Send hello to 224.0.0.5 area 1 on GigabitEthernet3/0 from 10.0.0.2</text:p>
      <text:p text:style-name="P264">R2#</text:p>
      <text:p text:style-name="P265">*Apr <text:s/>2 11:57:29.299: OSPF: Send hello to 224.0.0.5 area 1 on GigabitEthernet4/0 from 20.0.0.1</text:p>
      <text:p text:style-name="P266">R2#</text:p>
      <text:p text:style-name="P267">*Apr <text:s/>2 11:57:35.427: OSPF: Rcv hello from 50.0.0.2 area 1 from GigabitEthernet3/0 10.0.0.1</text:p>
      <text:p text:style-name="P268">*Apr <text:s/>2 11:57:35.427: OSPF: End of hello processing</text:p>
      <text:p text:style-name="P269">R2#</text:p>
      <text:soft-page-break/>
      <text:p text:style-name="P270">*Apr <text:s/>2 11:57:38.155: OSPF: Send hello to 224.0.0.5 area 1 on GigabitEthernet3/0 from 10.0.0.2</text:p>
      <text:p text:style-name="P271">R2#</text:p>
      <text:p text:style-name="P272">*Apr <text:s/>2 11:57:39.299: OSPF: Send hello to 224.0.0.5 area 1 on GigabitEthernet4/0 from 20.0.0.1</text:p>
      <text:p text:style-name="P273">R2#</text:p>
      <text:p text:style-name="P274">*Apr <text:s/>2 11:57:45.475: OSPF: Rcv hello from 50.0.0.2 area 1 from GigabitEthernet3/0 10.0.0.1</text:p>
      <text:p text:style-name="P275">*Apr <text:s/>2 11:57:45.475: OSPF: End of hello processing</text:p>
      <text:p text:style-name="P276">R2#</text:p>
      <text:p text:style-name="P277">*Apr <text:s/>2 11:57:48.155: OSPF: Send hello to 224.0.0.5 area 1 on GigabitEthernet3/0 from 10.0.0.2</text:p>
      <text:p text:style-name="P278">R2#</text:p>
      <text:p text:style-name="P279">*Apr <text:s/>2 11:57:49.299: OSPF: Send hello to 224.0.0.5 area 1 on GigabitEthernet4/0 from 20.0.0.1</text:p>
      <text:p text:style-name="P280">R2#</text:p>
      <text:p text:style-name="P281">*Apr <text:s/>2 11:57:55.443: OSPF: Rcv hello from 50.0.0.2 area 1 from GigabitEthernet3/0 10.0.0.1</text:p>
      <text:p text:style-name="P282">*Apr <text:s/>2 11:57:55.443: OSPF: End of hello processing</text:p>
      <text:p text:style-name="P283">R2#</text:p>
      <text:p text:style-name="P284">*Apr <text:s/>2 11:57:58.155: OSPF: Send hello to 224.0.0.5 area 1 on GigabitEthernet3/0 from 10.0.0.2</text:p>
      <text:p text:style-name="P285">R2#</text:p>
      <text:p text:style-name="P286">*Apr <text:s/>2 11:57:59.299: OSPF: Send hello to 224.0.0.5 area 1 on GigabitEthernet4/0 from 20.0.0.1</text:p>
      <text:p text:style-name="P287">R2#</text:p>
      <text:p text:style-name="P288">*Apr <text:s/>2 11:58:05.443: OSPF: Rcv hello from 50.0.0.2 area 1 from GigabitEthernet3/0 10.0.0.1</text:p>
      <text:p text:style-name="P289">*Apr <text:s/>2 11:58:05.443: OSPF: End of hello processing</text:p>
      <text:p text:style-name="P290">R2#</text:p>
      <text:p text:style-name="P291">*Apr <text:s/>2 11:58:08.155: OSPF: Send hello to 224.0.0.5 area 1 on GigabitEthernet3/0 from 10.0.0.2</text:p>
      <text:p text:style-name="P292">R2#</text:p>
      <text:p text:style-name="P293">*Apr <text:s/>2 11:58:09.299: OSPF: Send hello to 224.0.0.5 area 1 on GigabitEthernet4/0 from 20.0.0.1</text:p>
      <text:p text:style-name="P294">R2#</text:p>
      <text:p text:style-name="P295">*Apr <text:s/>2 11:58:15.419: OSPF: Rcv hello from 50.0.0.2 area 1 from GigabitEthernet3/0 10.0.0.1</text:p>
      <text:p text:style-name="P296">*Apr <text:s/>2 11:58:15.419: OSPF: End of hello processing</text:p>
      <text:soft-page-break/>
      <text:p text:style-name="P297">R2#</text:p>
      <text:p text:style-name="P298">*Apr <text:s/>2 11:58:18.155: OSPF: Send hello to 224.0.0.5 area 1 on GigabitEthernet3/0 from 10.0.0.2</text:p>
      <text:p text:style-name="P299">R2#</text:p>
      <text:p text:style-name="P300">*Apr <text:s/>2 11:58:19.299: OSPF: Send hello to 224.0.0.5 area 1 on GigabitEthernet4/0 from 20.0.0.1</text:p>
      <text:p text:style-name="P301">R2#</text:p>
      <text:p text:style-name="P302">*Apr <text:s/>2 11:58:25.443: OSPF: Rcv hello from 50.0.0.2 area 1 from GigabitEthernet3/0 10.0.0.1</text:p>
      <text:p text:style-name="P303">*Apr <text:s/>2 11:58:25.443: OSPF: End of hello processing</text:p>
      <text:p text:style-name="P304">R2#</text:p>
      <text:p text:style-name="P305">*Apr <text:s/>2 11:58:28.155: OSPF: Send hello to 224.0.0.5 area 1 on GigabitEthernet3/0 from 10.0.0.2</text:p>
      <text:p text:style-name="P306">R2#</text:p>
      <text:p text:style-name="P307">*Apr <text:s/>2 11:58:29.299: OSPF: Send hello to 224.0.0.5 area 1 on GigabitEthernet4/0 from 20.0.0.1</text:p>
      <text:p text:style-name="P308">R2#</text:p>
      <text:p text:style-name="P309">*Apr <text:s/>2 11:58:35.435: OSPF: Rcv hello from 50.0.0.2 area 1 from GigabitEthernet3/0 10.0.0.1</text:p>
      <text:p text:style-name="P310">*Apr <text:s/>2 11:58:35.435: OSPF: End of hello processing</text:p>
      <text:p text:style-name="P311">R2#</text:p>
      <text:p text:style-name="P312">*Apr <text:s/>2 11:58:38.155: OSPF: Send hello to 224.0.0.5 area 1 on GigabitEthernet3/0 from 10.0.0.2</text:p>
      <text:p text:style-name="Normal">Espera dos minutos aproximadamente e interrumpe las capturas.</text:p>
      <text:p text:style-name="Normal">Analiza el comportamiento de R1 y R2 estudiando las capturas de tráfico, los mensajes de depuración, consultando el estado de OSPF y de la orden<text:s/><text:span text:style-name="T313">show ip route ospf</text:span><text:s/>en cada encaminador:</text:p>
      <text:list text:style-name="LFO9" text:continue-numbering="true">
        <text:list-item>
          <text:p text:style-name="P314">Observa la captura realizada entre R1 y R2 y responde a las siguientes cuestiones:</text:p>
          <text:list text:continue-numbering="true">
            <text:list-item>
              <text:p text:style-name="P315">¿Qué tipo de mensajes aparecen cuando R1 detecta la presencia de R2 y viceversa? ¿Cuál es su propósito? ¿Qué IP de destino llevan esos mensajes?</text:p>
            </text:list-item>
          </text:list>
        </text:list-item>
      </text:list>
      <text:p text:style-name="P316"><text:span text:style-name="T317">RESPUESTA</text:span><text:span text:style-name="T318">: tras el envío de mensajes HELLO, cuando los routers detectan su presencia mutuamente, primero generan una serie de mensaje<text:s/></text:span><text:span text:style-name="T319">DB Description (DBD)</text:span><text:span text:style-name="T320">. Tras eso, cada uno genera un<text:s/></text:span><text:span text:style-name="T321">LS Request (LSR)</text:span><text:span text:style-name="T322">. Tras ello se generan varios<text:s/></text:span><text:span text:style-name="T323">LS Update (LSU)<text:s/></text:span><text:span text:style-name="T324">y, finalmente,<text:s/></text:span><text:span text:style-name="T325">LS Acknowledge (LSAck)</text:span><text:span text:style-name="T326">.</text:span></text:p>
      <text:p text:style-name="P327"><text:span text:style-name="T328"><text:tab/>Los mensajes<text:s/></text:span><text:span text:style-name="T329">DBD<text:s/></text:span><text:span text:style-name="T330">contienen descripciones de la topología del área o sistema autónomo. Son una expresión de la LSDB del área que los routers<text:s/></text:span><text:soft-page-break/><text:span text:style-name="T331">intercambian de modo individual (unicast). Dado que la LSDB puede ser grande, comunicar sus contenidos puede requerir de varios mensajes.</text:span></text:p>
      <text:p text:style-name="P332"><text:span text:style-name="T333"><text:tab/>Los mensajes<text:s/></text:span><text:span text:style-name="T334">LSR<text:s/></text:span><text:span text:style-name="T335">se envían desde un router para solicitar información actualizada de una porción de la LSDB de otro router. En ellos se especifica los enlaces sobre los cuales se solicita información. También son mensajes unicast.</text:span></text:p>
      <text:p text:style-name="P336"><text:span text:style-name="T337"><text:tab/>Los<text:s/></text:span><text:span text:style-name="T338">LSU<text:s/></text:span><text:span text:style-name="T339">contienen información actualizada sobre ciertos enlaces en la LSDB. Los<text:s/></text:span><text:span text:style-name="T340">LSU<text:s/></text:span><text:span text:style-name="T341">son respuestas a los<text:s/></text:span><text:span text:style-name="T342">LSR</text:span><text:span text:style-name="T343">, aunque también se envían de modo habitual en modo broadcast <text:s/>cuando hay algún cambio en la red (entendiendo aquí por broadcast a «todos los routers OSPF», esto es, a la dirección 224.0.0.5).</text:span></text:p>
      <text:p text:style-name="P344"><text:span text:style-name="T345"><draw:frame draw:z-index="251661312" draw:style-name="a10" draw:name="Imagen 11" text:anchor-type="paragraph" svg:x="0.72292in" svg:y="1.13542in" svg:width="5.27639in" svg:height="3.11875in" style:rel-width="scale" style:rel-height="scale"><draw:image xlink:href="media/image11.png" xlink:type="simple" xlink:show="embed" xlink:actuate="onLoad"/><svg:title/><svg:desc/></draw:frame></text:span><text:span text:style-name="T346"><text:tab/>Por último, los mensajes<text:s/></text:span><text:span text:style-name="T347">LSAck<text:s/></text:span><text:span text:style-name="T348">son la porción de fiabilidad del protocolo de estado de enlace. Se envían en respuesta a cada<text:s/></text:span><text:span text:style-name="T349">LSU</text:span><text:span text:style-name="T350">. Si un<text:s/></text:span><text:span text:style-name="T351">LSU<text:s/></text:span><text:span text:style-name="T352">no recibe respuesta tras cinco segundos desde algún router, se le reenvía de modo unicast la<text:s/></text:span><text:span text:style-name="T353">LSU<text:s/></text:span><text:span text:style-name="T354">correspondiente.</text:span></text:p>
      <text:p text:style-name="P355">Imagen 1.5_1.1: Captura de wireshark sobre la interfaz eth3 entre R1 y R2</text:p>
      <text:soft-page-break/>
      <text:p text:style-name="P356"><draw:frame draw:z-index="251662336" draw:style-name="a11" draw:name="Imagen 12" text:anchor-type="paragraph" svg:x="0.901in" svg:y="0.01342in" svg:width="4.86389in" svg:height="2.80833in" style:rel-width="scale" style:rel-height="scale"><draw:image xlink:href="media/image12.png" xlink:type="simple" xlink:show="embed" xlink:actuate="onLoad"/><svg:title/><svg:desc/></draw:frame></text:p>
      <text:p text:style-name="P357"/>
      <text:p text:style-name="P358"/>
      <text:p text:style-name="P359"/>
      <text:p text:style-name="P360"/>
      <text:p text:style-name="P361"/>
      <text:p text:style-name="P362"/>
      <text:p text:style-name="P363">Imagen 1.5_1.2: Contenido del mensaje nº 82 (HELLO emitido por R2 al activar OSPF)</text:p>
      <text:p text:style-name="P364"><text:span text:style-name="T365"><draw:frame draw:z-index="251663360" draw:style-name="a12" draw:name="Imagen 13" text:anchor-type="paragraph" svg:x="0.79697in" svg:y="0.08936in" svg:width="5.11667in" svg:height="2.10208in" style:rel-width="scale" style:rel-height="scale"><draw:image xlink:href="media/image13.png" xlink:type="simple" xlink:show="embed" xlink:actuate="onLoad"/><svg:title/><svg:desc/></draw:frame></text:span></text:p>
      <text:p text:style-name="P366">Imagen 1.5_1.3: Contenido del mensaje nº 89 (DB Description mandado de R2 a R1)<text:s/></text:p>
      <text:p text:style-name="P367"/>
      <text:list text:style-name="LFO9" text:continue-numbering="true">
        <text:list-item>
          <text:list>
            <text:list-item>
              <text:p text:style-name="P368">Observa los mensajes<text:s/><text:span text:style-name="T369">LS Request</text:span><text:s/>que envían R1 y R2. ¿Qué<text:s/><text:span text:style-name="T370">LSA</text:span><text:s/>pide cada uno al otro? ¿Qué IP de destino llevan estos mensajes?</text:p>
            </text:list-item>
          </text:list>
        </text:list-item>
      </text:list>
      <text:p text:style-name="P371"><text:span text:style-name="T372">RESPUESTA</text:span><text:span text:style-name="T373">: piden información de la interfaz por la que no están conectados. Esto es, R1 pide información a R2 sobre la interfaz 20.0.0.1 y R2 pide información a R1 sobre la interfaz 50.0.0.2, que son las que registradas para OSPF de las que no disponen información.</text:span></text:p>
      <text:p text:style-name="P374"/>
      <text:p text:style-name="P375"/>
      <text:p text:style-name="P376"/>
      <text:p text:style-name="P377"/>
      <text:p text:style-name="P378"/>
      <text:soft-page-break/>
      <text:p text:style-name="P379"><draw:frame draw:z-index="251664384" draw:style-name="a13" draw:name="Imagen 16" text:anchor-type="paragraph" svg:x="1.02068in" svg:y="2.76969in" svg:width="5.55319in" svg:height="2.55319in" style:rel-width="scale" style:rel-height="scale"><draw:image xlink:href="media/image14.PNG" xlink:type="simple" xlink:show="embed" xlink:actuate="onLoad"/><svg:title/><svg:desc/></draw:frame><draw:frame draw:z-index="251672576" draw:style-name="a14" draw:name="Imagen 19" text:anchor-type="paragraph" svg:x="0.98867in" svg:y="0.00027in" svg:width="5.55278in" svg:height="2.35in" style:rel-width="scale" style:rel-height="scale"><draw:image xlink:href="media/image15.PNG" xlink:type="simple" xlink:show="embed" xlink:actuate="onLoad"/><svg:title/><svg:desc/></draw:frame><text:span text:style-name="T380">Imagen 1.5_1.4: Contenido del mensaje nº97 (LS REQUEST emitido por R1)</text:span></text:p>
      <text:p text:style-name="P381"/>
      <text:p text:style-name="P382"/>
      <text:p text:style-name="P383">Imagen 1.5_1.5: Contenido del mensaje nº96 (REQUEST emitido por R2)</text:p>
      <text:list text:style-name="LFO9" text:continue-numbering="true">
        <text:list-item>
          <text:list>
            <text:list-item>
              <text:p text:style-name="P384">Observa el primer mensaje<text:s/><text:span text:style-name="T385">LS Update</text:span><text:s/>que envía R1. Comprueba que se corresponde con el<text:s/><text:span text:style-name="T386">LS Request</text:span><text:s/>enviado por R2. Comprueba cómo se corresponde su contenido con lo almacenado en la base de datos de R1 analizada en el apartado anterior. Observa sus campos para ver si este mensaje incluye la información de que R1 ha descubierto a R2 como vecino. ¿Crees que la información contenida en este mensaje deberá cambiar próximamente? ¿Por qué? Observa el campo<text:s/><text:span text:style-name="T387">LS Age</text:span><text:s/>del anuncio que viaja en el mensaje, y explica su valor.</text:p>
            </text:list-item>
          </text:list>
        </text:list-item>
      </text:list>
      <text:p text:style-name="P388"><text:span text:style-name="T389">RESPUESTA</text:span><text:span text:style-name="T390">: en efecto, el primer mensaje<text:s/></text:span><text:span text:style-name="T391">LSU</text:span><text:span text:style-name="T392"><text:s/>Router LSA</text:span><text:span text:style-name="T393"><text:s/></text:span><text:span text:style-name="T394">que envía R1 responde a el<text:s/></text:span><text:span text:style-name="T395">LSR<text:s/></text:span><text:span text:style-name="T396">que envía R2 en relación a la interfaz 50.0.0.2</text:span><text:span text:style-name="T397">, que es la interfaz que R2 no conoce<text:s/></text:span><text:span text:style-name="T398">y no tiene apuntada en su base de datos y por tanto lo solicita porque le falta</text:span><text:span text:style-name="T399">. El mensaje</text:span><text:span text:style-name="T400"><text:s/>(enviado a través de unicast de un router a otro)</text:span><text:span text:style-name="T401"><text:s/></text:span><text:span text:style-name="T402">no<text:s/></text:span><text:span text:style-name="T403">incluye la información de que<text:s/></text:span><text:span text:style-name="T404">R1<text:s/></text:span><text:span text:style-name="T405">haya descubierto a R2,<text:s/></text:span><text:span text:style-name="T406">tal y como resaltamos en el mensaje donde ,dentro de la información de las interfaces que conoce R1, por<text:s/></text:span><text:soft-page-break/><text:span text:style-name="T407">la red de la interfaz 10.0.0.0 que conecta R1 y R2 el campo<text:s/></text:span><text:span text:style-name="T408">Link-Type</text:span><text:span text:style-name="T409"><text:s/>indica conexión a<text:s/></text:span><text:span text:style-name="T410">Stub</text:span><text:span text:style-name="T411">, lo que quiere decir que R1 no ha reconocido ningún router OSPF por esa interfaz</text:span><text:span text:style-name="T412">.</text:span><text:span text:style-name="T413"><text:s/>Otros campos determinados por el tipo<text:s/></text:span><text:span text:style-name="T414">Stub</text:span><text:span text:style-name="T415"><text:s/>son el campo<text:s/></text:span><text:span text:style-name="T416">Link ID</text:span><text:span text:style-name="T417"><text:s/>que contiene la red a la que está conectado el router (10.0.0.0) y el campo<text:s/></text:span><text:span text:style-name="T418">Link Data<text:s/></text:span><text:span text:style-name="T419">que contiene la máscara de la subred</text:span><text:span text:style-name="T420">.</text:span></text:p>
      <text:p text:style-name="P421"><text:span text:style-name="T422"><text:s/></text:span><text:span text:style-name="T423">En cuanto al contenido de dicho mensaje</text:span><text:span text:style-name="T424"><text:s/></text:span><text:span text:style-name="T425">debería cambiar próximamente, a través de otro mensaje<text:s/></text:span><text:span text:style-name="T426">LS-Update</text:span><text:span text:style-name="T427"><text:s/>donde el router R1 indique a través de los campos anteriores que hay otros routers por esa interfaz y él los conoce a través del tipo<text:s/></text:span><text:span text:style-name="T428">Transit<text:s/></text:span><text:span text:style-name="T429">en el campo<text:s/></text:span><text:span text:style-name="T430">Link-Type</text:span><text:span text:style-name="T431">, así como cambios en los campos mencionados anteriormente</text:span><text:span text:style-name="T432">.</text:span></text:p>
      <text:p text:style-name="P433"><text:span text:style-name="T434"><text:tab/>El<text:s/></text:span><text:span text:style-name="T435">LS<text:s/></text:span><text:span text:style-name="T436">A</text:span><text:span text:style-name="T437">ge<text:s/></text:span><text:span text:style-name="T438">indica el tiempo pasado desde la generación del</text:span><text:span text:style-name="T439"><text:s/>anuncio o</text:span><text:span text:style-name="T440"><text:s/></text:span><text:span text:style-name="T441">LSA<text:s/></text:span><text:span text:style-name="T442">(en segundos)</text:span><text:span text:style-name="T443"><text:s/>que mandó el router R2 en la imagen siguiente para informar de las interfaces que tiene configuradas al resto de routers vecinos</text:span><text:span text:style-name="T444">.</text:span><text:span text:style-name="T445"><text:s/>Este valor aumenta un segundo cada vez que un router reenvía un anuncio generado<text:s/></text:span><text:span text:style-name="T446"><text:s/>por otro router.</text:span></text:p>
      <text:p text:style-name="P447"><draw:frame draw:z-index="251674624" draw:style-name="a15" draw:name="Imagen 16" text:anchor-type="paragraph" svg:x="0.65903in" svg:y="0.00208in" svg:width="4.98889in" svg:height="1.98889in" style:rel-width="scale" style:rel-height="scale"><draw:image xlink:href="media/image14.PNG" xlink:type="simple" xlink:show="embed" xlink:actuate="onLoad"/><svg:title/><svg:desc/></draw:frame></text:p>
      <text:p text:style-name="P448"/>
      <text:p text:style-name="P449">Imagen: LS REQUEST de R2</text:p>
      <text:soft-page-break/>
      <text:p text:style-name="P450"><text:span text:style-name="T451"><draw:frame draw:z-index="251699200" draw:style-name="a16" draw:name="Imagen 42" text:anchor-type="paragraph" svg:x="1.26541in" svg:y="0.01111in" svg:width="4.07431in" svg:height="4.48472in" style:rel-width="scale" style:rel-height="scale"><draw:image xlink:href="media/image16.PNG" xlink:type="simple" xlink:show="embed" xlink:actuate="onLoad"/><svg:title/><svg:desc/></draw:frame></text:span></text:p>
      <text:p text:style-name="P452"/>
      <text:p text:style-name="P453"/>
      <text:p text:style-name="P454"/>
      <text:p text:style-name="P455"/>
      <text:p text:style-name="P456"/>
      <text:p text:style-name="P457"/>
      <text:p text:style-name="P458"/>
      <text:p text:style-name="P459"/>
      <text:p text:style-name="P460"><text:span text:style-name="T461"><draw:custom-shape svg:x="2.92469in" svg:y="0.14502in" svg:width="1.19931in" svg:height="0.15764in" draw:z-index="251689984" draw:id="id0" draw:style-name="a17" draw:name="Rectángulo: esquinas redondeadas 37" text:anchor-type="paragraph"><svg:title/><svg:desc/><draw:enhanced-geometry draw:path-stretchpoint-x="10800" draw:path-stretchpoint-y="10800" draw:type="non-primitive" svg:viewBox="0 0 21600 21600" draw:enhanced-path="M ?f7 0 X 0 ?f8 L 0 ?f9 Y ?f7 21600 L ?f10 21600 X 21600 ?f9 L 21600 ?f8 Y ?f10 0 Z N" draw:text-areas="?f3 ?f4 ?f5 ?f6" draw:modifiers="3600"><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switched="true" draw:handle-position="$0 top" draw:handle-range-x-minimum="0" draw:handle-range-x-maximum="10800"/></draw:enhanced-geometry></draw:custom-shape></text:span></text:p>
      <text:p text:style-name="P462"/>
      <text:p text:style-name="P463"/>
      <text:p text:style-name="P464"/>
      <text:p text:style-name="P465"/>
      <text:p text:style-name="P466"/>
      <text:p text:style-name="P467"/>
      <text:p text:style-name="P468"><text:s text:c="19"/>Imagen 1.5_1.6: Contenido del mensaje nº 100 (LS<text:s/>Update<text:s/>emitido por R1)</text:p>
      <text:list text:style-name="LFO9" text:continue-numbering="true">
        <text:list-item>
          <text:list>
            <text:list-item>
              <text:p text:style-name="P469">Observa el primer mensaje<text:s/><text:span text:style-name="T470">LS Update</text:span><text:s/>que envía R2. Comprueba que se corresponde con el<text:s/><text:span text:style-name="T471">LS Request</text:span><text:s/>enviado por R1. Observa sus campos para ver si este mensaje incluye la información de que R2 ha descubierto a R1 como vecino. ¿Crees que la información contenida en este mensaje deberá cambiar próximamente? ¿Por qué? Observa el campo<text:s/><text:span text:style-name="T472">LS Age</text:span><text:s/>del anuncio que viaja en el mensaje, y explica su valor.</text:p>
            </text:list-item>
          </text:list>
        </text:list-item>
      </text:list>
      <text:p text:style-name="P473"><text:span text:style-name="T474">RESPUESTA:</text:span><text:span text:style-name="T475"><text:s/></text:span><text:span text:style-name="T476">en este caso R1 emite un<text:s/></text:span><text:span text:style-name="T477">LS-Request</text:span><text:span text:style-name="T478"><text:s/>preguntando a su router vecino R2 por la información de una de su interfaz 20.0.0.1. Y</text:span><text:span text:style-name="T479"><text:s/>de manera similar a como ocurrió en el apartado anterior, R2 no reconoce a R1 como vecino porque aún no lo ha descubierto tal y como resaltamos en el contenido del mensaje<text:s/></text:span><text:span text:style-name="T480">LS-Update</text:span><text:span text:style-name="T481"><text:s/></text:span><text:span text:style-name="T482"><text:s/></text:span><text:span text:style-name="T483">Router LSA<text:s/></text:span><text:span text:style-name="T484">que le manda a R1, donde el campo<text:s/></text:span><text:span text:style-name="T485">Link-Type</text:span><text:span text:style-name="T486"><text:s/>indica que la conexión se ha realizado a una red<text:s/></text:span><text:span text:style-name="T487">Stub</text:span><text:span text:style-name="T488">, tal y como explicamos anteriormente.</text:span></text:p>
      <text:p text:style-name="P489"><text:span text:style-name="T490"><text:tab/></text:span><text:span text:style-name="T491">La información de este mensaje</text:span><text:span text:style-name="T492"><text:s/>cambiará próximamente, a través de otro mensaje<text:s/></text:span><text:span text:style-name="T493">LS-Update</text:span><text:span text:style-name="T494">, tal y como mencionamos anteriormente.</text:span></text:p>
      <text:soft-page-break/>
      <text:p text:style-name="P495"><text:span text:style-name="T496"><text:tab/>En cuanto al campo<text:s/></text:span><text:span text:style-name="T497">LS-Age</text:span><text:span text:style-name="T498">, su valor es significativamente menor que el anterior indicando que el mensaje LS-Update se mandó 7 segundos después de haberse generado el LSA correspondiente. En este punto un mensaje LSU caduca cuando su LS-Age llega a una hora (3600 segundos) y habrá que eliminarlo de la base de datos recalculando de nuevo Dijkstra, por ello los routers OSPF deben refrescar cada media hora (1800 segundos) los mensajes LSU que han generado.</text:span></text:p>
      <text:p text:style-name="P499"/>
      <text:p text:style-name="P500"><draw:frame draw:z-index="251676672" draw:style-name="a18" draw:name="Imagen 21" text:anchor-type="paragraph" svg:x="0.73404in" svg:y="0.01021in" svg:width="5.55278in" svg:height="2.35in" style:rel-width="scale" style:rel-height="scale"><draw:image xlink:href="media/image15.PNG" xlink:type="simple" xlink:show="embed" xlink:actuate="onLoad"/><svg:title/><svg:desc/></draw:frame></text:p>
      <text:p text:style-name="P501"/>
      <text:p text:style-name="P502">Imagen:<text:s/>LS REQUEST de R1</text:p>
      <text:p text:style-name="P503"><text:span text:style-name="T504"><draw:frame draw:z-index="251700224" draw:style-name="a19" draw:name="Imagen 43" text:anchor-type="paragraph" svg:x="0.99167in" svg:y="0.01389in" svg:width="5.05764in" svg:height="4.57153in" style:rel-width="scale" style:rel-height="scale"><draw:image xlink:href="media/image17.PNG" xlink:type="simple" xlink:show="embed" xlink:actuate="onLoad"/><svg:title/><svg:desc/></draw:frame></text:span></text:p>
      <text:p text:style-name="P505"><text:span text:style-name="T506">Imagen 1.5_1.7: Contenido del mensaje nº 99 (LS UPDATE emitido por R2)</text:span></text:p>
      <text:soft-page-break/>
      <text:list text:style-name="LFO9" text:continue-numbering="true">
        <text:list-item>
          <text:list>
            <text:list-item>
              <text:p text:style-name="P507">Observa el segundo y tercer mensajes<text:s/><text:span text:style-name="T508">LS Update</text:span><text:s/>que envía R1. ¿Responden a algún<text:s/><text:span text:style-name="T509">LS Request</text:span><text:s/>previo? ¿Por qué se envían? ¿Qué información contienen? Observa el campo<text:s/><text:span text:style-name="T510">LS Age</text:span><text:s/>de los anuncios que viajan en los mensajes, y explica su valor.</text:p>
            </text:list-item>
          </text:list>
        </text:list-item>
      </text:list>
      <text:p text:style-name="P511"><text:span text:style-name="T512">RESPUESTA:</text:span><text:span text:style-name="T513"><text:s/></text:span><text:span text:style-name="T514">Este mensaje es de tipo LSU-Router LSA<text:s/></text:span><text:span text:style-name="T515">y se envía para informar de las interfaces que tiene configuradas el router, en este caso R1 a R2. Pero esta vez no lo hace por medio de unicast sino que emite ambos mensajes a la dirección multicast 224.0.0.5 de manera que serán recibidos por el resto de routers OSPF que estén directamente conectados a él (en nuestro caso solo R2) donde , en el mensaje de la<text:s/></text:span><text:span text:style-name="T516">imagen 1.5_1.8</text:span><text:span text:style-name="T517">, enviará información acerca de las interfaces a las que está directamente conectado.</text:span></text:p>
      <text:p text:style-name="P518"><text:span text:style-name="T519"><text:tab/></text:span><text:span text:style-name="T520">En particular, en este mensaje la entrada de la dirección 10.0.0.0 ha cambiado, ya que ahora el campo<text:s/></text:span><text:span text:style-name="T521">Link-Type</text:span><text:span text:style-name="T522"><text:s/>está en modo<text:s/></text:span><text:span text:style-name="T523">Transit</text:span><text:span text:style-name="T524">, lo que significa que R1 anuncia información al resto de routers OSPF que por la interfaz 10.0.0.1 hay otro router OSPF</text:span><text:span text:style-name="T525"><text:s/>al que está directamente conectado. Por lo que no responde a ningún LS Request previo, sino que únicamente se envía como indicación de que el estado del enlace ha cambiado y se ha reconocido otro router OSPF a través de esa interfaz.</text:span></text:p>
      <text:p text:style-name="P526"><text:span text:style-name="T527"><text:tab/>Otros campos como el<text:s/></text:span><text:span text:style-name="T528">Link ID</text:span><text:span text:style-name="T529"><text:s/>contiene la IP del DR de esa subred (que es el él mismo , R1) y el campo<text:s/></text:span><text:span text:style-name="T530">Link Data<text:s/></text:span><text:span text:style-name="T531">que contiene<text:s/></text:span><text:span text:style-name="T532">la IP del router en esa subred (10.0.0.1).</text:span></text:p>
      <text:p text:style-name="P533">En este caso, <text:s/>el campo LS-Age es 1 dado que solo ha pasado un segundo desde que se generó el anuncio y se actualizó con la nueva información de la red 10.0.0.0<text:s/></text:p>
      <text:p text:style-name="P534"/>
      <text:soft-page-break/>
      <text:p text:style-name="P535"><text:span text:style-name="T536"><draw:frame draw:z-index="251678720" draw:style-name="a20" draw:name="Imagen 23" text:anchor-type="paragraph" svg:x="1.69065in" svg:y="0.00031in" svg:width="3.65278in" svg:height="4.41458in" style:rel-width="scale" style:rel-height="scale"><draw:image xlink:href="media/image18.PNG" xlink:type="simple" xlink:show="embed" xlink:actuate="onLoad"/><svg:title/><svg:desc/></draw:frame></text:span><text:span text:style-name="T537"><text:tab/></text:span><text:span text:style-name="T538"><text:s/></text:span></text:p>
      <text:p text:style-name="P539"/>
      <text:p text:style-name="P540"/>
      <text:p text:style-name="P541"/>
      <text:p text:style-name="P542"/>
      <text:p text:style-name="P543">Imagen 1.5_1.8: Contenido del mensaje nº 102 (LS UPDATE emitido por R1)</text:p>
      <text:p text:style-name="P544"/>
      <text:p text:style-name="P545">Por otra parte, este mensaje es de tipo LSU-Network<text:s/>LSA<text:s/>y<text:s/>es enviado por el router designado de una subred (DR), que será R1, para informar de los routers que se encuentran conectados a dicha subred. Como R2 ya tiene activado el protocolo OSPF, solo lo recibirá él. En caso contrario, si solo estuviera R1 dentro de la subred como único router OSPF, este mensaje no se generaría.</text:p>
      <text:p text:style-name="P546"><text:span text:style-name="T547"><text:tab/></text:span><text:span text:style-name="T548">En particular, en este mensaje<text:s/></text:span><text:span text:style-name="T549">se indican los IDs de los routers conectados a esa subred (10.0.0.0), es decir , R1 con su ID 50.0.0.2 y R2 con su ID 20.0.0.1</text:span></text:p>
      <text:p text:style-name="P550">Al igual que el mensaje anterior, el campo LS-Age es 1<text:s/>por la misma explicación que dimos antes.</text:p>
      <text:p text:style-name="P551"/>
      <text:soft-page-break/>
      <text:p text:style-name="P552"><text:span text:style-name="T553"><draw:frame draw:z-index="251702272" draw:style-name="a21" draw:name="Imagen 24" text:anchor-type="paragraph" svg:x="1.11677in" svg:y="0in" svg:width="4.42917in" svg:height="3.77639in" style:rel-width="scale" style:rel-height="scale"><draw:image xlink:href="media/image19.PNG" xlink:type="simple" xlink:show="embed" xlink:actuate="onLoad"/><svg:title/><svg:desc/></draw:frame></text:span><text:span text:style-name="T554"><text:tab/></text:span><text:span text:style-name="T555">Imagen 1.5_1.9: Contenido del mensaje nº 103 (LS UPDATE emitido por R1)</text:span></text:p>
      <text:p text:style-name="P556"/>
      <text:list text:style-name="LFO9" text:continue-numbering="true">
        <text:list-item>
          <text:list>
            <text:list-item>
              <text:p text:style-name="P557">Observa el segundo mensaje<text:s/><text:span text:style-name="T558">LS Update</text:span><text:s/>que envía R2. ¿Responde a algún<text:s/><text:span text:style-name="T559">LS Request</text:span><text:s/>previo? ¿Por qué se envía? ¿Qué información contiene? Observa el campo<text:s/><text:span text:style-name="T560">LS Age</text:span><text:s/>del anuncio que viaja en el mensaje, y explica su valor.<text:s/><text:span text:style-name="T561">/*DEBUG*/</text:span></text:p>
            </text:list-item>
          </text:list>
        </text:list-item>
      </text:list>
      <text:p text:style-name="P562"><text:span text:style-name="T563">RESPUESTA:</text:span><text:span text:style-name="T564"><text:s/></text:span><text:span text:style-name="T565">en este caso, este mensaje<text:s/></text:span><text:span text:style-name="T566">LS-Update</text:span><text:span text:style-name="T567"><text:s/>Router LSA</text:span><text:span text:style-name="T568"><text:s/>enviado por R2 contiene información sobre las interfaces a las que está conectada y tiene registradas en su base de datos.</text:span><text:span text:style-name="T569"><text:s/>Por tanto se envía con el fin de indicar que solo tiene configurado la interfaz 10.0.0.2, ya que la interfaz 20.0.0.0 que le pedían anteriormente en el LS-Request por parte de R1 no está disponible porque R3 no tiene activado el protocolo OSPF.</text:span></text:p>
      <text:p text:style-name="P570"><text:span text:style-name="T571"><text:tab/></text:span><text:span text:style-name="T572">E</text:span><text:span text:style-name="T573">n cuanto al campo LS-Age, este tiene un valor de 1, tal y como se aprecia en los mensajes de los anteriores apartados.</text:span></text:p>
      <text:p text:style-name="P574"/>
      <text:p text:style-name="P575"/>
      <text:p text:style-name="P576"/>
      <text:p text:style-name="P577"/>
      <text:soft-page-break/>
      <text:p text:style-name="P578"><text:span text:style-name="T579"><draw:frame draw:z-index="251704320" draw:style-name="a22" draw:name="Imagen 25" text:anchor-type="paragraph" svg:x="0.90347in" svg:y="0.27083in" svg:width="4.31875in" svg:height="3.69514in" style:rel-width="scale" style:rel-height="scale"><draw:image xlink:href="media/image20.PNG" xlink:type="simple" xlink:show="embed" xlink:actuate="onLoad"/><svg:title/><svg:desc/></draw:frame></text:span></text:p>
      <text:p text:style-name="P580"/>
      <text:p text:style-name="P581">Imagen 1.5_1.10: Contenido del mensaje nº 103 (LS UPDATE emitido por R1)</text:p>
      <text:p text:style-name="P582"/>
      <text:list text:style-name="LFO9" text:continue-numbering="true">
        <text:list-item>
          <text:list>
            <text:list-item>
              <text:p text:style-name="P583">¿Por qué razón R2 no envía ningún mensaje<text:s/><text:span text:style-name="T584">Network-LSA</text:span>?</text:p>
            </text:list-item>
          </text:list>
        </text:list-item>
      </text:list>
      <text:p text:style-name="P585"><text:span text:style-name="T586">RESPUESTA</text:span><text:span text:style-name="T587">:<text:s/></text:span><text:span text:style-name="T588">porque solo el router designado (DR) de la subred puede mandar este tipo de mensajes, en nuestro caso solo R1 enviará un LSU de este tipo.</text:span></text:p>
      <text:list text:style-name="LFO9" text:continue-numbering="true">
        <text:list-item>
          <text:list>
            <text:list-item>
              <text:p text:style-name="P589">Observa los mensajes<text:s/><text:span text:style-name="T590">LS Acknowledge</text:span>. Mira su contenido para comprobar a qué LSAs asienten.</text:p>
            </text:list-item>
          </text:list>
        </text:list-item>
      </text:list>
      <text:p text:style-name="P591"><text:span text:style-name="T592">RESPUESTA:</text:span><text:span text:style-name="T593"><text:s/></text:span><text:span text:style-name="T594"><text:s/>en primer lugar<text:s/></text:span><text:span text:style-name="T595">debemos fijarnos en el campo<text:s/></text:span><text:span text:style-name="T596">LS Seq-Number</text:span><text:span text:style-name="T597"><text:s/>para saber a que LSAs están asintiendo, ya que un router cuando genera un LSA le asigna un numero de secuencia para saber si un mensaje es más antiguo que otro a la hora de compararlos. Y que los mensajes<text:s/></text:span><text:span text:style-name="T598">LS Acknowledge</text:span><text:span text:style-name="T599"><text:s/>se envían para asentir LSA contenidos en mensajes LSU y pueden asentir varios LSA <text:s/>en un solo mensaje de asentimiento. En caso de que un LSA no sea asentido en 5 segundos, se reenviará dicho LSA en un nuevo LSU de forma unicast a la máquina que no ha asentido el LSA previo.</text:span></text:p>
      <text:p text:style-name="P600"><text:span text:style-name="T601"><text:tab/></text:span><text:span text:style-name="T602">En este caso, podemos observar que el mensaje LS-Acknowledge que manda R1 en la<text:s/></text:span><text:span text:style-name="T603">imagen 1.5_1.9<text:s/></text:span><text:span text:style-name="T604">es para asentir los mensajes LS-Update que R2 mandó, lo cual tiene sentido porque R1 era el receptor de esos mensajes y por tanto el que debía confirmar su recepción y porque el contenido del campo<text:s/></text:span><text:soft-page-break/><text:span text:style-name="T605">Advertising Router<text:s/></text:span><text:span text:style-name="T606">es el ID del router que generó el anuncio, <text:s/>que no es otro que R2 (ID = 20.0.0.1) .</text:span></text:p>
      <text:p text:style-name="P607"><text:tab/><text:span text:style-name="T608">Por otro lado, a través de la imagen 1.5_1.8, de manera análoga al mensaje anterior, R2 asiente los mensajes LS-Update recibidos desde R1 ya que el contenido de los asentimientos tiene como identificador en el campo<text:s/></text:span><text:span text:style-name="T609">Advertising Router<text:s/></text:span><text:span text:style-name="T610">es ID de R1 (50.0.0.2).</text:span></text:p>
      <text:p text:style-name="P611"><text:span text:style-name="T612"><draw:frame draw:z-index="251670528" draw:style-name="a23" draw:name="Imagen 19" text:anchor-type="paragraph" svg:x="1.23333in" svg:y="0in" svg:width="3.85in" svg:height="4.5in" style:rel-width="scale" style:rel-height="scale"><draw:image xlink:href="media/image21.PNG" xlink:type="simple" xlink:show="embed" xlink:actuate="onLoad"/><svg:title/><svg:desc/></draw:frame></text:span></text:p>
      <text:p text:style-name="P613"/>
      <text:p text:style-name="P614"/>
      <text:p text:style-name="P615"/>
      <text:p text:style-name="P616"/>
      <text:p text:style-name="P617"/>
      <text:p text:style-name="P618"/>
      <text:p text:style-name="P619"/>
      <text:p text:style-name="P620"/>
      <text:p text:style-name="P621"/>
      <text:p text:style-name="P622"/>
      <text:p text:style-name="P623"/>
      <text:p text:style-name="P624"/>
      <text:p text:style-name="P625"/>
      <text:p text:style-name="P626"/>
      <text:p text:style-name="P627"/>
      <text:p text:style-name="P628">Imagen 1.5_1.9: Contenido del mensaje nº 104 (LS ACKNOWLEDGE emitido por R2)</text:p>
      <text:soft-page-break/>
      <text:p text:style-name="P629"><text:span text:style-name="T630"><draw:frame draw:z-index="251671552" draw:style-name="a24" draw:name="Imagen 20" text:anchor-type="paragraph" svg:x="0in" svg:y="0.08296in" svg:width="4.27127in" svg:height="4.22292in" style:rel-width="scale" style:rel-height="scale"><draw:image xlink:href="media/image22.PNG" xlink:type="simple" xlink:show="embed" xlink:actuate="onLoad"/><svg:title/><svg:desc/></draw:frame></text:span></text:p>
      <text:p text:style-name="P631"/>
      <text:p text:style-name="P632"/>
      <text:p text:style-name="P633"/>
      <text:p text:style-name="P634">Imagen 1.5_1.9: Contenido del mensaje nº 105 (LS ACKNOWLEDGE emitido por R1)</text:p>
      <text:p text:style-name="P635"/>
      <text:list text:style-name="LFO9" text:continue-numbering="true">
        <text:list-item>
          <text:list>
            <text:list-item>
              <text:p text:style-name="P636">Pasados 40 segundos del arranque de R2, ¿qué ocurre con los campos<text:s/><text:span text:style-name="T637">DR</text:span><text:s/>y<text:s/><text:span text:style-name="T638">BDR</text:span><text:s/>de los mensajes<text:s/><text:span text:style-name="T639">HELLO</text:span><text:s/>que intercambian?</text:p>
            </text:list-item>
          </text:list>
        </text:list-item>
      </text:list>
      <text:p text:style-name="P640"><text:span text:style-name="T641">RESPUESTA</text:span><text:span text:style-name="T642">:</text:span><text:span text:style-name="T643"><text:s/>como se puede observar en la comparativa de las imágenes del antes y el después del contenido de los mensajes HELLO emitidos por R2, el contenido de los campos DR y BDR han cambiado ya que R2 ya conoce a su router vecino R1 y sabe que es el router desigando (DR) por lo que apunta la interfaz por la que está conectado a él en el campo DR (10.0.0.1) y ha sido asignado como como router designado de respaldo ya que la dirección de su interfaz (10.0.0.2) está indicada en el campo BDR.<text:s/></text:span></text:p>
      <text:p text:style-name="P644">Esto se debe a que el router designado elige al BDR a través de mensajes HELLO siendo el siguiente router que cumpla los criterios de elección de DR. Y , dado que R2 fue el siguiente router en activar el protocolo OSPF, después de R1 como router designado, éste es elegido por R1 como nuevo router designado de respaldo.</text:p>
      <text:soft-page-break/>
      <text:p text:style-name="P645"><text:span text:style-name="T646"><draw:frame draw:z-index="251681792" draw:style-name="a25" draw:name="Imagen 26" text:anchor-type="paragraph" svg:x="3.00969in" svg:y="0.36681in" svg:width="3.89306in" svg:height="3.24375in" style:rel-width="scale" style:rel-height="scale"><draw:image xlink:href="media/image23.PNG" xlink:type="simple" xlink:show="embed" xlink:actuate="onLoad"/><svg:title/><svg:desc/></draw:frame></text:span><draw:frame draw:z-index="251682816" draw:style-name="a26" draw:name="Imagen 28" text:anchor-type="paragraph" svg:x="0.14886in" svg:y="0.35573in" svg:width="3.99167in" svg:height="3.17014in" style:rel-width="scale" style:rel-height="scale"><draw:image xlink:href="media/image24.png" xlink:type="simple" xlink:show="embed" xlink:actuate="onLoad"/><svg:title/><svg:desc/></draw:frame><text:span text:style-name="T647">Imagen 1.5_1.10: Contenido del primer mensaje HELLO <text:s text:c="37"/>Imagen 1.5_1.11: Contenido del <text:s/>mensaje HELLO del del router R2 <text:s text:c="116"/>router R2 pasados 40 segundos</text:span></text:p>
      <text:p text:style-name="P648"/>
      <text:p text:style-name="P649"/>
      <text:list text:style-name="LFO9" text:continue-numbering="true">
        <text:list-item>
          <text:p text:style-name="P650">Observa la captura realizada en R5:</text:p>
          <text:list text:continue-numbering="true">
            <text:list-item>
              <text:p text:style-name="P651">Explica por qué no aparecen los mensajes<text:s/><text:span text:style-name="T652">LS Update</text:span><text:s/>que crea R1 y envía a R2.</text:p>
            </text:list-item>
          </text:list>
        </text:list-item>
      </text:list>
      <text:p text:style-name="P653">RESPUESTA</text:p>
      <text:list text:style-name="LFO9" text:continue-numbering="true">
        <text:list-item>
          <text:list>
            <text:list-item>
              <text:p text:style-name="P654">Explica por qué no aparecen los mensajes<text:s/><text:span text:style-name="T655">LS Update</text:span><text:s/>que crea R2 y envía a R1, y R1 debería propagar por inundación.</text:p>
            </text:list-item>
          </text:list>
        </text:list-item>
      </text:list>
      <text:p text:style-name="P656">RESPUESTA</text:p>
      <text:list text:style-name="LFO9" text:continue-numbering="true">
        <text:list-item>
          <text:p text:style-name="P657">Observa la captura realizada en R3:</text:p>
          <text:list text:continue-numbering="true">
            <text:list-item>
              <text:p text:style-name="P658">Explica por qué no aparecen los mensajes<text:s/><text:span text:style-name="T659">LS Update</text:span><text:s/>que crea R2 y envía a R1.</text:p>
            </text:list-item>
          </text:list>
        </text:list-item>
      </text:list>
      <text:p text:style-name="P660">RESPUESTA</text:p>
      <text:list text:style-name="LFO9" text:continue-numbering="true">
        <text:list-item>
          <text:list>
            <text:list-item>
              <text:p text:style-name="P661">Explica por qué no aparecen los mensajes<text:s/><text:span text:style-name="T662">LS Update</text:span><text:s/>que crea R1 y envía a R2, y R2 debería propagar por inundación.</text:p>
            </text:list-item>
          </text:list>
        </text:list-item>
      </text:list>
      <text:p text:style-name="P663">RESPUESTA</text:p>
      <text:list text:style-name="LFO9" text:continue-numbering="true">
        <text:list-item>
          <text:p text:style-name="P664">¿Deberían haber aprendido alguna ruta R2 y R1? Compruébalo consultando la tabla de encaminamiento en ambos encaminadores mediante la orden<text:s/><text:span text:style-name="T665">show ip route ospf</text:span>. Incluye aquí la salida. Comprueba la métrica de cada ruta y a través de qué<text:s/><text:span text:style-name="T666">route</text:span>r se alcanza.</text:p>
        </text:list-item>
      </text:list>
      <text:soft-page-break/>
      <text:p text:style-name="P667">RESPUESTA</text:p>
      <text:list text:style-name="LFO9" text:continue-numbering="true">
        <text:list-item>
          <text:p text:style-name="P668">Consulta la información de los vecinos que ha conocido cada encaminador a través de los mensajes<text:s/><text:span text:style-name="T669">HELLO</text:span><text:s/>mediante:<text:s/><text:span text:style-name="T670">show ip ospf neighbor</text:span>. Incluye la salida.</text:p>
        </text:list-item>
      </text:list>
      <text:p text:style-name="P671">RESPUESTA</text:p>
      <text:list text:style-name="LFO9" text:continue-numbering="true">
        <text:list-item>
          <text:p text:style-name="P672">Consulta en cada encaminador la información de las bases de datos de<text:s/><text:span text:style-name="T673">Router Link States</text:span><text:s/>y de<text:s/><text:span text:style-name="T674">Network Link States</text:span><text:s/>mediante:<text:s/><text:span text:style-name="T675">show ip ospf database router</text:span><text:s/>y<text:s/><text:span text:style-name="T676">show ip ospf database network</text:span><text:s/>respectivamente. Comprueba que la información mostrada coincide con el contenido de los últimos<text:s/><text:span text:style-name="T677">LS Update</text:span><text:s/>enviados por los encaminadores.</text:p>
        </text:list-item>
      </text:list>
      <text:p text:style-name="P678">RESPUESTA</text:p>
      <text:list text:style-name="LFO9" text:continue-numbering="true">
        <text:list-item>
          <text:p text:style-name="P679">Consulta un resumen de las bases de datos en cada encaminador con:<text:s/><text:span text:style-name="T680">show ip ospf database</text:span>. Incluye y comenta la salida obtenida.</text:p>
        </text:list-item>
      </text:list>
      <text:p text:style-name="P681">RESPUESTA</text:p>
      <text:h text:style-name="Título2" text:outline-level="2">Activación de R3 y R4</text:h>
      <text:p text:style-name="Normal">Para observar los mensajes que envíen R3 y R4 cuando activen OSPF, y los que envíe R2 a consecuencia de la activación de R3 y R4, arranca<text:s/><text:span text:style-name="T682">wireshark</text:span><text:s/>en los enlaces entre R1 y R2, entre R2 y R3 y R3 con R4.</text:p>
      <text:p text:style-name="Normal">Configura OSPF en R3 y en R4. Para tratar de arrancarlos a la vez prepara las ordenes necesarias en un fichero de texto para copiar y pegar en cada uno de los encaminadores. Escribe aquí las órdenes necesarias.</text:p>
      <text:p text:style-name="P683">RESPUESTA</text:p>
      <text:p text:style-name="Normal">Analiza el comportamiento de los encaminadores estudiando las capturas con<text:s/><text:span text:style-name="T684">wireshark</text:span>, los mensajes de depuración, consultando el estado de OSPF y de la orden show ip<text:s/><text:span text:style-name="T685">route ospf</text:span><text:s/>en cada encaminador:</text:p>
      <text:list text:style-name="LFO10" text:continue-numbering="true">
        <text:list-item>
          <text:p text:style-name="P686">Trata de suponer los valores de<text:s/><text:span text:style-name="T687">DR</text:span><text:s/>y<text:s/><text:span text:style-name="T688">BDR</text:span><text:s/>en las subredes 20.0.0.0/8 y 30.0.0.0/8. Comprueba si tus suposiciones son ciertas. Comprueba en los mensajes<text:s/><text:span text:style-name="T689">HELLO</text:span><text:s/>de la captura en R3 cómo se ha producido la elección de<text:s/><text:span text:style-name="T690">DR</text:span><text:s/>y<text:s/><text:span text:style-name="T691">BDR</text:span><text:s/>al arrancar R3 y R4 a la vez.</text:p>
        </text:list-item>
      </text:list>
      <text:p text:style-name="P692">RESPUESTA</text:p>
      <text:list text:style-name="LFO10" text:continue-numbering="true">
        <text:list-item>
          <text:p text:style-name="P693">En la captura del enlace R3-R4 observa el intercambio de mensajes<text:s/><text:span text:style-name="T694">LS Update</text:span><text:s/>que se produce mientras arrancan R3 y R4.</text:p>
        </text:list-item>
      </text:list>
      <text:soft-page-break/>
      <text:p text:style-name="P695">RESPUESTA</text:p>
      <text:list text:style-name="LFO10" text:continue-numbering="true">
        <text:list-item>
          <text:p text:style-name="P696">En la captura del enlace R2-R3 observa el intercambio de mensajes<text:s/><text:span text:style-name="T697">LS Update</text:span><text:s/>que se produce mientras arrancan R3 y R4. Observa también en dicha captura los mensajes<text:s/><text:span text:style-name="T698">LS Update</text:span><text:s/>que R3 envía por inundación de los recibidos por el de R4. Indica cómo puedes saber si un<text:s/><text:span text:style-name="T699">LS Update</text:span><text:s/>lo ha originado el encaminador que lo envía o está siendo propagado por inundación.</text:p>
        </text:list-item>
      </text:list>
      <text:p text:style-name="P700">RESPUESTA</text:p>
      <text:list text:style-name="LFO10" text:continue-numbering="true">
        <text:list-item>
          <text:p text:style-name="P701">Antes de examinar la captura en el enlace de R1-R2 trata de suponer qué tipos de mensaje aparecerán en ella. Comprueba tus suposiciones.</text:p>
        </text:list-item>
      </text:list>
      <text:p text:style-name="P702">RESPUESTA</text:p>
      <text:list text:style-name="LFO10" text:continue-numbering="true">
        <text:list-item>
          <text:p text:style-name="P703">Trata de suponer qué modificaciones se habrán realizado en las tablas de encaminamiento de cada<text:s/><text:span text:style-name="T704">route</text:span>r. Observa las tablas de encaminamiento para verificar tus suposiciones.</text:p>
        </text:list-item>
      </text:list>
      <text:p text:style-name="P705">RESPUESTA</text:p>
      <text:list text:style-name="LFO10" text:continue-numbering="true">
        <text:list-item>
          <text:p text:style-name="P706">Consulta la información de los vecinos que ha conocido cada encaminador a través de los mensajes<text:s/><text:span text:style-name="T707">HELLO</text:span>.</text:p>
        </text:list-item>
      </text:list>
      <text:p text:style-name="P708">RESPUESTA</text:p>
      <text:list text:style-name="LFO10" text:continue-numbering="true">
        <text:list-item>
          <text:p text:style-name="P709">Consulta en cada encaminador la información de las bases de datos de<text:s/><text:span text:style-name="T710">Router Link States</text:span><text:s/>y de<text:s/><text:span text:style-name="T711">Network Link States</text:span>. Comprueba que la información mostrada coincide con el contenido de los últimos<text:s/><text:span text:style-name="T712">LS Update</text:span><text:s/>enviados por los encaminadores.</text:p>
        </text:list-item>
      </text:list>
      <text:p text:style-name="P713">RESPUESTA</text:p>
      <text:list text:style-name="LFO10" text:continue-numbering="true">
        <text:list-item>
          <text:p text:style-name="P714">Consulta el resumen de las bases de datos en cada encaminador.</text:p>
        </text:list-item>
      </text:list>
      <text:p text:style-name="P715">RESPUESTA</text:p>
      <text:list text:style-name="LFO10" text:continue-numbering="true">
        <text:list-item>
          <text:p text:style-name="P716">Tras haber arrancado OSPF en los encaminadores R1, R2, R3 y R4, PC1 y PC2 deberían tener conectividad IP. Compruébalo con las órdenes<text:s/><text:span text:style-name="T717">ping</text:span><text:s/>y trace (incluye aquí su salida).</text:p>
        </text:list-item>
      </text:list>
      <text:p text:style-name="P718">RESPUESTA</text:p>
      <text:soft-page-break/>
      <text:h text:style-name="Título2" text:outline-level="2">Reconfiguración de rutas: activación y desactivación de R5</text:h>
      <text:list text:style-name="LFO11" text:continue-numbering="true">
        <text:list-item>
          <text:p text:style-name="P719">Deja lanzado el<text:s/><text:span text:style-name="T720">ping</text:span><text:s/>de PC1 a PC2 (<text:span text:style-name="ConsolaCar">ping 40.0.0.10 -t</text:span>), y reinicia OSPF en R1<text:s/><text:span text:style-name="ConsolaCar">(clear ip ospf 1 process</text:span>). ¿Se ha producido pérdida de paquetes? ¿Por qué? Comprueba lo que ha sucedido con las capturas de tráfico necesarias. Compara lo sucedido para esta misma situación en la práctica de RIP.</text:p>
        </text:list-item>
      </text:list>
      <text:p text:style-name="P721">RESPUESTA</text:p>
      <text:list text:style-name="LFO12" text:continue-numbering="true">
        <text:list-item>
          <text:p text:style-name="P722">Realiza los cambios necesarios para que la ruta seguida por los datagramas IP que envía PC1 a PC2 vayan por la ruta PC1 =&gt; R1 =&gt; R5 =&gt; R4 =&gt; PC2, y para que los que envía PC2 a PC1 vayan por la ruta PC2 =&gt; R4 =&gt; R5 =&gt; R1 =&gt; PC1. Para realizar este apartado no podrás añadir o eliminar manualmente rutas en las tablas de encaminamiento. Mirando la tabla de encaminamiento de R1, observa y apunta el número de segundos que aproximadamente tarda en aprender R1 la nueva ruta.</text:p>
        </text:list-item>
      </text:list>
      <text:p text:style-name="P723">RESPUESTA</text:p>
      <text:p text:style-name="P724">Comprueba que se está utilizando dicha ruta a través de la orden<text:s/><text:span text:style-name="ConsolaCar">trace</text:span>. Comprueba las rutas y sus métricas en las tablas de encaminamiento de cada encaminador. Compara este valor con el anotado para esta misma situación en la práctica de RIP.</text:p>
      <text:p text:style-name="P725">RESPUESTA</text:p>
      <text:list text:style-name="LFO12" text:continue-numbering="true">
        <text:list-item>
          <text:p text:style-name="P726">Deja lanzado en PC1 un<text:s/><text:span text:style-name="T727">ping</text:span><text:s/>hacia PC2. Lanza las capturas de tráfico necesarias para explicar qué sucede cuando se interrumpe la ejecución de OSPF en el encaminador R5 (utiliza la orden<text:s/><text:span text:style-name="T728">no router ospf &lt;num&gt;</text:span>). Podrás observar con la orden<text:s/><text:span text:style-name="ConsolaCar">show ip</text:span><text:s/><text:span text:style-name="T729">route</text:span><text:s/>que ahora R5 no conoce rutas aprendidas por OSPF. Tampoco exporta información de vecinos hacia otros encaminadores.</text:p>
        </text:list-item>
        <text:list-item>
          <text:p text:style-name="P730">¿Deja de funcionar el<text:s/><text:span text:style-name="T731">ping</text:span><text:s/>de PC1 a PC2? ¿durante cuánto tiempo? (fíjate en el número de secuencia<text:s/><text:span text:style-name="T732">icmp_seq</text:span>, éste aumenta con cada paquete enviado cada segundo).</text:p>
        </text:list-item>
      </text:list>
      <text:p text:style-name="P733">RESPUESTA</text:p>
      <text:list text:style-name="LFO12" text:continue-numbering="true">
        <text:list-item>
          <text:p text:style-name="P734">Observa durante este periodo, en el que no está funcionando R5, la tabla de encaminamiento de R1 y R4 y su lista de vecinos. Describe lo que ocurre. Muestra aquí la evolución de estas tablas. ¿Cuánto tiempo tardan R1 y R4 en olvidar las rutas por R5 y aprender las nuevas? ¿por qué? ¿Cuánto tiempo tarda R5 en desaparecer de la lista<text:s/><text:soft-page-break/>de vecinos de R1 y R4? ¿por qué? Ayúdate de las capturas del tráfico para explicar lo sucedido y contestar adecuadamente a las preguntas anteriores. Compara lo sucedido para esta misma situación en la práctica de RIP.</text:p>
        </text:list-item>
      </text:list>
      <text:p text:style-name="P735">RESPUESTA</text:p>
      <text:list text:style-name="LFO12" text:continue-numbering="true">
        <text:list-item>
          <text:p text:style-name="P736">Interrumpe el<text:s/><text:span text:style-name="T737">ping</text:span><text:s/>y comprueba la ruta que están siguiendo los mensajes intercambiados entre PC1 y PC2 con<text:s/><text:span text:style-name="T738">trace</text:span>. Incluye aquí la salida</text:p>
        </text:list-item>
      </text:list>
      <text:p text:style-name="P739">RESPUESTA</text:p>
      <text:list text:style-name="LFO12" text:continue-numbering="true">
        <text:list-item>
          <text:p text:style-name="P740">Por último, vuelve a configurar de nuevo<text:s/><text:span text:style-name="T741">OSPF</text:span><text:s/>en R5. Observa cómo cambian las tablas de encaminamiento en R1 y R4 y apenas se interrumpe el<text:s/><text:span text:style-name="T742">ping</text:span>. Comprueba de nuevo cuál es ahora la ruta que están siguiendo los mensajes intercambiados entre PC1 y PC2 con<text:s/><text:span text:style-name="T743">trace</text:span>. Observa y apunta el número de segundos que aproximadamente tarda en aprenderse de nuevo la ruta a través de R5, mirando continuamente la tabla de encaminamiento de R1. Mira también los números de secuencia de los<text:s/><text:span text:style-name="T744">icmps</text:span><text:s/>del<text:s/><text:span text:style-name="T745">ping</text:span>, y fíjate si alguno se pierde mientras se cambia de la ruta antigua a la ruta nueva. Compara estos datos con los observados para esta misma situación en la práctica de RIP.</text:p>
        </text:list-item>
      </text:list>
      <text:p text:style-name="P746"/>
      <text:h text:style-name="Título1" text:outline-level="1">Órdenes IOS</text:h>
      <table:table table:style-name="Table747">
        <table:table-columns>
          <table:table-column table:style-name="TableColumn748"/>
          <table:table-column table:style-name="TableColumn749"/>
        </table:table-columns>
        <table:table-row table:style-name="TableRow750">
          <table:table-cell table:style-name="TableCell751" table:number-columns-spanned="2">
            <text:p text:style-name="P752">OSPF</text:p>
            <text:p text:style-name="Normal"><text:span text:style-name="T753">Permite configurar el protocolo de encaminamiento dinámico OSPF. Es necesario indicar las subredes por las que se propagarán las rutas y el área a la que pertenecen, opcionalmente el identificador del router, opcionalmente ajustar el coste y opcionalmente indicar si no se enviarán mensajes de saludo por alguna interfaz.</text:span></text:p>
          </table:table-cell>
          <table:covered-table-cell/>
        </table:table-row>
        <table:table-row table:style-name="TableRow754">
          <table:table-cell table:style-name="TableCell755">
            <text:p text:style-name="P756">router ospf &lt;process_number&gt;</text:p>
            <text:p text:style-name="P757">no router ospf &lt;process_number&gt;</text:p>
          </table:table-cell>
          <table:table-cell table:style-name="TableCell758">
            <text:p text:style-name="Normal">Activa OSPF en nuestro router.</text:p>
            <text:p text:style-name="Normal">Desactiva RIP (Si se desea volver a activar OSPF hay que establecer de nuevo todos los parámetros).</text:p>
          </table:table-cell>
        </table:table-row>
        <table:table-row table:style-name="TableRow759">
          <table:table-cell table:style-name="TableCell760">
            <text:p text:style-name="P761">network &lt;subred&gt; &lt;mask&gt; area &lt;num_area&gt;</text:p>
          </table:table-cell>
          <table:table-cell table:style-name="TableCell762">
            <text:p text:style-name="Normal">Indica la/s subred/es por las que se distribuirán las direcciones aprendidas.</text:p>
          </table:table-cell>
        </table:table-row>
        <table:table-row table:style-name="TableRow763">
          <table:table-cell table:style-name="TableCell764">
            <text:p text:style-name="P765">router-id &lt;ip_address&gt;</text:p>
          </table:table-cell>
          <table:table-cell table:style-name="TableCell766">
            <text:p text:style-name="Normal">Identificador del router. Si no se especifica se elige como identificador la IP mayor.</text:p>
          </table:table-cell>
        </table:table-row>
        <table:table-row table:style-name="TableRow767">
          <table:table-cell table:style-name="TableCell768">
            <text:p text:style-name="P769">auto-cost reference-bandwidth &lt;bandwidth&gt;</text:p>
          </table:table-cell>
          <table:table-cell table:style-name="TableCell770">
            <text:p text:style-name="P771">El coste de la interfaz se calcula:</text:p>
            <text:p text:style-name="P772">Interface Cost= Reference bandwidth/interface bandwidth</text:p>
            <text:p text:style-name="P773">El valor por defecto es 100Mbps</text:p>
          </table:table-cell>
        </table:table-row>
        <table:table-row table:style-name="TableRow774">
          <table:table-cell table:style-name="TableCell775">
            <text:p text:style-name="P776">passive-interface &lt;ifaz&gt;</text:p>
          </table:table-cell>
          <table:table-cell table:style-name="TableCell777">
            <text:p text:style-name="Normal">Indica las interfaces por las que NO se distribuirán rutas.</text:p>
          </table:table-cell>
        </table:table-row>
        <text:soft-page-break/>
        <table:table-row table:style-name="TableRow778">
          <table:table-cell table:style-name="TableCell779">
            <text:p text:style-name="P780"><text:span text:style-name="T781">clear ip ospf<text:s/></text:span><text:span text:style-name="T782">&lt;process_number&gt;</text:span><text:span text:style-name="T783"><text:s/>process</text:span></text:p>
          </table:table-cell>
          <table:table-cell table:style-name="TableCell784">
            <text:p text:style-name="Normal">Reinicia el proceso de OSPF</text:p>
          </table:table-cell>
        </table:table-row>
      </table:table>
      <text:p text:style-name="Normal"/>
      <table:table table:style-name="Table785">
        <table:table-columns>
          <table:table-column table:style-name="TableColumn786"/>
          <table:table-column table:style-name="TableColumn787"/>
        </table:table-columns>
        <table:table-row table:style-name="TableRow788">
          <table:table-cell table:style-name="TableCell789" table:number-columns-spanned="2">
            <text:p text:style-name="P790">Tabla de rutas</text:p>
          </table:table-cell>
          <table:covered-table-cell/>
        </table:table-row>
        <table:table-row table:style-name="TableRow791">
          <table:table-cell table:style-name="TableCell792">
            <text:p text:style-name="P793">show ip route</text:p>
          </table:table-cell>
          <table:table-cell table:style-name="TableCell794">
            <text:p text:style-name="Normal">Muestra la tabla de rutas</text:p>
          </table:table-cell>
        </table:table-row>
        <table:table-row table:style-name="TableRow795">
          <table:table-cell table:style-name="TableCell796">
            <text:p text:style-name="P797">show ip route ospf</text:p>
          </table:table-cell>
          <table:table-cell table:style-name="TableCell798">
            <text:p text:style-name="Normal">Muestra las entradas de la tabla de rutas aprendidas con OSPF.</text:p>
          </table:table-cell>
        </table:table-row>
      </table:table>
      <text:p text:style-name="Normal"/>
      <table:table table:style-name="Table799">
        <table:table-columns>
          <table:table-column table:style-name="TableColumn800"/>
          <table:table-column table:style-name="TableColumn801"/>
        </table:table-columns>
        <table:table-row table:style-name="TableRow802">
          <table:table-cell table:style-name="TableCell803" table:number-columns-spanned="2">
            <text:p text:style-name="P804">Monitorizando el funcionamiento de OSPF</text:p>
          </table:table-cell>
          <table:covered-table-cell/>
        </table:table-row>
        <table:table-row table:style-name="TableRow805">
          <table:table-cell table:style-name="TableCell806">
            <text:p text:style-name="P807">debug ip ospf events</text:p>
            <text:p text:style-name="P808">no debug ip ospf events</text:p>
          </table:table-cell>
          <table:table-cell table:style-name="TableCell809">
            <text:p text:style-name="Normal">Habilita los mensajes de depuración.</text:p>
            <text:p text:style-name="Normal">Deshabilita los mensajes de depuración.</text:p>
          </table:table-cell>
        </table:table-row>
        <table:table-row table:style-name="TableRow810">
          <table:table-cell table:style-name="TableCell811">
            <text:p text:style-name="P812">show ip protocols</text:p>
          </table:table-cell>
          <table:table-cell table:style-name="TableCell813">
            <text:p text:style-name="Normal">Muestra detalles de los protocolos.</text:p>
          </table:table-cell>
        </table:table-row>
        <table:table-row table:style-name="TableRow814">
          <table:table-cell table:style-name="TableCell815">
            <text:p text:style-name="P816">show ip ospf &lt;process_number&gt;</text:p>
          </table:table-cell>
          <table:table-cell table:style-name="TableCell817">
            <text:p text:style-name="Normal">Muestra información del proceso de ospf</text:p>
          </table:table-cell>
        </table:table-row>
        <table:table-row table:style-name="TableRow818">
          <table:table-cell table:style-name="TableCell819">
            <text:p text:style-name="P820">show ip ospf database</text:p>
          </table:table-cell>
          <table:table-cell table:style-name="TableCell821">
            <text:p text:style-name="Normal">Muestra la BBDD de OSPF</text:p>
          </table:table-cell>
        </table:table-row>
        <table:table-row table:style-name="TableRow822">
          <table:table-cell table:style-name="TableCell823">
            <text:p text:style-name="P824">show ip ospf database network</text:p>
          </table:table-cell>
          <table:table-cell table:style-name="TableCell825">
            <text:p text:style-name="Normal">Muestra la BBDD de redes de OSPF</text:p>
          </table:table-cell>
        </table:table-row>
        <table:table-row table:style-name="TableRow826">
          <table:table-cell table:style-name="TableCell827">
            <text:p text:style-name="P828">show ip ospf database router</text:p>
          </table:table-cell>
          <table:table-cell table:style-name="TableCell829">
            <text:p text:style-name="Normal">Muestra la BBDD de routers de OSPF</text:p>
          </table:table-cell>
        </table:table-row>
        <table:table-row table:style-name="TableRow830">
          <table:table-cell table:style-name="TableCell831">
            <text:p text:style-name="P832">show ip ospf neighbor</text:p>
          </table:table-cell>
          <table:table-cell table:style-name="TableCell833">
            <text:p text:style-name="P834">Muestra los vecinos</text:p>
          </table:table-cell>
        </table:table-row>
        <table:table-row table:style-name="TableRow835">
          <table:table-cell table:style-name="TableCell836">
            <text:p text:style-name="P837">show ip ospf interface brief</text:p>
          </table:table-cell>
          <table:table-cell table:style-name="TableCell838">
            <text:p text:style-name="Normal">Muestra la métrica de cada interfaz</text:p>
          </table:table-cell>
        </table:table-row>
      </table:table>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Arial" svg:font-family="Arial" style:font-family-generic="swiss" style:font-pitch="variable" svg:panose-1="2 11 6 4 2 2 2 2 2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Nimbus Mono L" svg:font-family="Nimbus Mono L" style:font-family-generic="modern" style:font-pitch="fixed"/>
    <style:font-face style:name="Courier" svg:font-family="Courier" style:font-family-generic="modern" style:font-pitch="fixed" svg:panose-1="2 7 4 9 2 2 5 2 4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2%"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Título1" style:display-name="Título 1" style:family="paragraph" style:parent-style-name="Título2" style:next-style-name="Normal" style:default-outline-level="1">
      <style:paragraph-properties fo:text-align="end" fo:margin-top="2.8333in" fo:margin-bottom="0.75in"/>
      <style:text-properties fo:font-size="36pt" style:font-size-asian="36pt" fo:hyphenate="false"/>
    </style:style>
    <style:style style:name="Título2" style:display-name="Título 2" style:family="paragraph" style:parent-style-name="Normal" style:next-style-name="Normal" style:default-outline-level="2">
      <style:paragraph-properties fo:keep-with-next="always" fo:keep-together="always" fo:margin-top="0.1666in" fo:margin-bottom="0.0833in"/>
      <style:text-properties fo:font-size="28pt" style:font-size-asian="28pt" style:font-size-complex="28pt" fo:hyphenate="false"/>
    </style:style>
    <style:style style:name="Título3" style:display-name="Título 3" style:family="paragraph" style:parent-style-name="Título2" style:next-style-name="Normal" style:default-outline-level="3">
      <style:text-properties fo:font-size="26pt" style:font-size-asian="26pt" fo:hyphenate="false"/>
    </style:style>
    <style:style style:name="Título4" style:display-name="Título 4" style:family="paragraph" style:parent-style-name="Título3" style:next-style-name="Normal" style:default-outline-level="4">
      <style:text-properties fo:font-size="24pt" style:font-size-asian="24pt" fo:hyphenate="false"/>
    </style:style>
    <style:style style:name="Título5" style:display-name="Título 5" style:family="paragraph" style:parent-style-name="Título4" style:next-style-name="Normal" style:default-outline-level="5">
      <style:text-properties fo:font-size="22pt" style:font-size-asian="22pt"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Calibri Light" style:font-name-asian="Times New Roman" style:font-name-complex="Times New Roman" fo:color="#1F3763" fo:hyphenate="false"/>
    </style:style>
    <style:style style:name="Título7" style:display-name="Título 7" style:family="paragraph" style:parent-style-name="Normal" style:next-style-name="Normal" style:default-outline-level="7">
      <style:paragraph-properties fo:keep-with-next="always" fo:keep-together="always" fo:margin-top="0.0277in" fo:margin-bottom="0in"/>
      <style:text-properties style:font-name="Calibri Light" style:font-name-asian="Times New Roman" style:font-name-complex="Times New Roman" fo:font-style="italic" style:font-style-asian="italic" style:font-style-complex="italic" fo:color="#1F3763" fo:hyphenate="false"/>
    </style:style>
    <style:style style:name="Título8" style:display-name="Título 8" style:family="paragraph" style:parent-style-name="Normal" style:next-style-name="Normal" style:default-outline-level="8">
      <style:paragraph-properties fo:keep-with-next="always" fo:keep-together="always" fo:margin-top="0.0277in" fo:margin-bottom="0in"/>
      <style:text-properties style:font-name="Calibri Light" style:font-name-asian="Times New Roman" style:font-name-complex="Times New Roman" fo:color="#272727" fo:font-size="10.5pt" style:font-size-asian="10.5pt" style:font-size-complex="10.5pt" fo:hyphenate="false"/>
    </style:style>
    <style:style style:name="Normal" style:display-name="Normal" style:family="paragraph">
      <style:paragraph-properties fo:text-align="justify" fo:margin-bottom="0.1388in" fo:line-height="115%"/>
      <style:text-properties fo:hyphenate="false"/>
    </style:style>
    <style:style style:name="Fuentedepárrafopredeter." style:display-name="Fuente de párrafo predeter." style:family="text"/>
    <text:list-style style:name="WW_OutlineListStyle_3" style:display-name="WW_OutlineListStyle_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text-properties fo:hyphenate="true"/>
    </style:style>
    <style:style style:name="CODIGO" style:display-name="CODIGO" style:family="paragraph" style:parent-style-name="Normal" style:auto-update="true" style:list-style-name="LFO4">
      <style:paragraph-properties style:text-autospace="none" fo:margin-bottom="0in" fo:line-height="100%"/>
      <style:text-properties style:font-name="Courier New" style:font-name-asian="Times New Roman" style:font-name-complex="Courier New" style:font-weight-complex="bold" fo:font-size="8pt" style:font-size-asian="8pt" style:font-size-complex="10pt" style:language-asian="es" style:country-asian="ES" fo:hyphenate="false"/>
    </style:style>
    <style:style style:name="Descripción" style:display-name="Descripción" style:family="paragraph" style:parent-style-name="Normal" style:next-style-name="Normal">
      <style:paragraph-properties style:text-autospace="none" fo:margin-bottom="0.0833in" fo:line-height="150%"/>
      <style:text-properties style:font-name="Times New Roman" style:font-name-asian="Times New Roman" style:font-name-complex="Arial" fo:font-weight="bold" style:font-weight-asian="bold" style:font-weight-complex="bold" fo:font-size="10pt" style:font-size-asian="10pt" style:font-size-complex="10pt" style:language-asian="es" style:country-asian="ES" fo:hyphenate="false"/>
    </style:style>
    <style:style style:name="Consola" style:display-name="Consola" style:family="paragraph" style:parent-style-name="Normal">
      <style:paragraph-properties fo:text-align="start" fo:margin-bottom="0in"/>
      <style:text-properties style:font-name="Courier New" style:font-name-asian="Courier New" style:font-name-complex="Courier New" fo:font-size="10pt" style:font-size-asian="10pt" fo:hyphenate="false"/>
    </style:style>
    <style:style style:name="Párrafodelista" style:display-name="Párrafo de lista" style:family="paragraph" style:parent-style-name="Normal">
      <style:paragraph-properties fo:margin-left="0.5in">
        <style:tab-stops/>
      </style:paragraph-properties>
      <style:text-properties fo:hyphenate="false"/>
    </style:style>
    <style:style style:name="summary_indent" style:display-name="summary_indent" style:family="paragraph" style:parent-style-name="Normal">
      <style:paragraph-properties fo:text-align="start" fo:margin-top="0.0694in" fo:margin-bottom="0.0694in" fo:line-height="100%"/>
      <style:text-properties style:font-name="Times New Roman" style:font-name-asian="Times New Roman" fo:font-size="12pt" style:font-size-asian="12pt" style:font-size-complex="12pt" style:language-asian="es" style:country-asian="ES" fo:hyphenate="false"/>
    </style:style>
    <style:style style:name="Textodeglobo" style:display-name="Texto de globo" style:family="paragraph" style:parent-style-name="Normal">
      <style:paragraph-properties fo:margin-bottom="0in" fo:line-height="100%"/>
      <style:text-properties style:font-name="Segoe UI" style:font-name-asian="Segoe UI" style:font-name-complex="Segoe UI" fo:font-size="9pt" style:font-size-asian="9pt" style:font-size-complex="9pt" fo:hyphenate="false"/>
    </style:style>
    <style:style style:name="TableContents" style:display-name="Table Contents" style:family="paragraph" style:parent-style-name="Standard">
      <style:paragraph-properties text:number-lines="false"/>
      <style:text-properties fo:hyphenate="true"/>
    </style:style>
    <style:style style:name="Título1Car" style:display-name="Título 1 Car" style:family="text" style:parent-style-name="Fuentedepárrafopredeter.">
      <style:text-properties fo:font-size="36pt" style:font-size-asian="36pt" style:font-size-complex="28pt"/>
    </style:style>
    <style:style style:name="Título2Car" style:display-name="Título 2 Car" style:family="text" style:parent-style-name="Fuentedepárrafopredeter.">
      <style:text-properties fo:font-size="28pt" style:font-size-asian="28pt" style:font-size-complex="28pt"/>
    </style:style>
    <style:style style:name="Título3Car" style:display-name="Título 3 Car" style:family="text" style:parent-style-name="Fuentedepárrafopredeter.">
      <style:text-properties fo:font-size="26pt" style:font-size-asian="26pt" style:font-size-complex="28pt"/>
    </style:style>
    <style:style style:name="Título4Car" style:display-name="Título 4 Car" style:family="text" style:parent-style-name="Fuentedepárrafopredeter.">
      <style:text-properties fo:font-size="24pt" style:font-size-asian="24pt" style:font-size-complex="28pt"/>
    </style:style>
    <style:style style:name="Título5Car" style:display-name="Título 5 Car" style:family="text" style:parent-style-name="Fuentedepárrafopredeter.">
      <style:text-properties fo:font-size="22pt" style:font-size-asian="22pt" style:font-size-complex="28pt"/>
    </style:style>
    <style:style style:name="ConsolaCar" style:display-name="Consola Car" style:family="text">
      <style:text-properties style:font-name="Courier New" style:font-name-asian="Calibri" style:font-name-complex="Courier New" fo:font-size="10pt" style:font-size-asian="10pt"/>
    </style:style>
    <style:style style:name="apple-converted-space" style:display-name="apple-converted-space" style:family="text" style:parent-style-name="Fuentedepárrafopredeter."/>
    <style:style style:name="kwd" style:display-name="kwd" style:family="text" style:parent-style-name="Fuentedepárrafopredeter."/>
    <style:style style:name="var" style:display-name="var" style:family="text" style:parent-style-name="Fuentedepárrafopredeter."/>
    <style:style style:name="TextodegloboCar" style:display-name="Texto de globo Car" style:family="text" style:parent-style-name="Fuentedepárrafopredeter.">
      <style:text-properties style:font-name="Segoe UI" style:font-name-asian="Segoe UI" style:font-name-complex="Segoe UI" fo:font-size="9pt" style:font-size-asian="9pt" style:font-size-complex="9pt"/>
    </style:style>
    <style:style style:name="Título6Car" style:display-name="Título 6 Car" style:family="text" style:parent-style-name="Fuentedepárrafopredeter.">
      <style:text-properties style:font-name="Calibri Light" style:font-name-asian="Times New Roman" style:font-name-complex="Times New Roman" fo:color="#1F3763"/>
    </style:style>
    <style:style style:name="Título7Car" style:display-name="Título 7 Car" style:family="text" style:parent-style-name="Fuentedepárrafopredeter.">
      <style:text-properties style:font-name="Calibri Light" style:font-name-asian="Times New Roman" style:font-name-complex="Times New Roman" fo:font-style="italic" style:font-style-asian="italic" style:font-style-complex="italic" fo:color="#1F3763"/>
    </style:style>
    <style:style style:name="Título8Car" style:display-name="Título 8 Car" style:family="text" style:parent-style-name="Fuentedepárrafopredeter.">
      <style:text-properties style:font-name="Calibri Light" style:font-name-asian="Times New Roman" style:font-name-complex="Times New Roman" fo:color="#272727" fo:font-size="10.5pt" style:font-size-asian="10.5pt" style:font-size-complex="10.5pt"/>
    </style:style>
    <style:style style:name="Lista" style:display-name="Lista" style:family="paragraph" style:parent-style-name="Normal">
      <style:paragraph-properties fo:margin-left="0.1965in" fo:text-indent="-0.1965in">
        <style:tab-stops/>
      </style:paragraph-properties>
      <style:text-properties fo:hyphenate="false"/>
    </style:style>
    <style:style style:name="Lista2" style:display-name="Lista 2" style:family="paragraph" style:parent-style-name="Normal">
      <style:paragraph-properties fo:margin-left="0.393in" fo:text-indent="-0.1965in">
        <style:tab-stops/>
      </style:paragraph-properties>
      <style:text-properties fo:hyphenate="false"/>
    </style:style>
    <style:style style:name="Lista3" style:display-name="Lista 3" style:family="paragraph" style:parent-style-name="Normal">
      <style:paragraph-properties fo:margin-left="0.5895in" fo:text-indent="-0.1965in">
        <style:tab-stops/>
      </style:paragraph-properties>
      <style:text-properties fo:hyphenate="false"/>
    </style:style>
    <style:style style:name="Lista4" style:display-name="Lista 4" style:family="paragraph" style:parent-style-name="Normal">
      <style:paragraph-properties fo:margin-left="0.7861in" fo:text-indent="-0.1965in">
        <style:tab-stops/>
      </style:paragraph-properties>
      <style:text-properties fo:hyphenate="false"/>
    </style:style>
    <style:style style:name="Lista5" style:display-name="Lista 5" style:family="paragraph" style:parent-style-name="Normal">
      <style:paragraph-properties fo:margin-left="0.9826in" fo:text-indent="-0.1965in">
        <style:tab-stops/>
      </style:paragraph-properties>
      <style:text-properties fo:hyphenate="false"/>
    </style:style>
    <style:style style:name="Listaconviñetas3" style:display-name="Lista con viñetas 3" style:family="paragraph" style:parent-style-name="Normal" style:list-style-name="LFO13">
      <style:text-properties fo:hyphenate="false"/>
    </style:style>
    <text:list-style style:name="Outline" style:display-name="Outlin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WW_OutlineListStyle_2" style:display-name="WW_OutlineListStyle_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4" style:display-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375in" text:min-label-width="0.25in" text:list-level-position-and-space-mode="label-alignment">
          <style:list-level-label-alignment text:label-followed-by="listtab" fo:margin-left="1.62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Textoindependiente" style:display-name="Texto independiente" style:family="paragraph" style:parent-style-name="Normal">
      <style:paragraph-properties fo:margin-bottom="0.0833in"/>
      <style:text-properties fo:hyphenate="false"/>
    </style:style>
    <style:style style:name="TextoindependienteCar" style:display-name="Texto independiente Car" style:family="text" style:parent-style-name="Fuentedepárrafopredeter."/>
    <style:style style:name="Sangríadetextonormal" style:display-name="Sangría de texto normal" style:family="paragraph" style:parent-style-name="Normal">
      <style:paragraph-properties fo:margin-bottom="0.0833in" fo:margin-left="0.1965in">
        <style:tab-stops/>
      </style:paragraph-properties>
      <style:text-properties fo:hyphenate="false"/>
    </style:style>
    <style:style style:name="SangríadetextonormalCar" style:display-name="Sangría de texto normal Car" style:family="text" style:parent-style-name="Fuentedepárrafopredeter."/>
    <style:style style:name="Textoindependienteprimerasangría2" style:display-name="Texto independiente primera sangría 2" style:family="paragraph" style:parent-style-name="Sangríadetextonormal">
      <style:paragraph-properties fo:margin-bottom="0.1388in" fo:margin-left="0.25in" fo:text-indent="0.25in">
        <style:tab-stops/>
      </style:paragraph-properties>
      <style:text-properties fo:hyphenate="false"/>
    </style:style>
    <style:style style:name="Textoindependienteprimerasangría2Car" style:display-name="Texto independiente primera sangría 2 Car" style:family="text" style:parent-style-name="SangríadetextonormalCar"/>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4">
      <text:outline-level-style text:level="1" style:num-suffix="." style:num-format="1">
        <style:list-level-properties text:space-before="0in" text:min-label-width="0.25in" text:list-level-position-and-space-mode="label-alignment">
          <style:list-level-label-alignment text:label-followed-by="listtab" fo:margin-left="0.25in" fo:text-indent="-0.25in"/>
        </style:list-level-properties>
      </text:outline-level-style>
      <text:outline-level-style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outline-level-style>
      <text:outline-level-style text:level="3" style:num-suffix="." style:num-format="1" text:display-levels="3">
        <style:list-level-properties text:space-before="3.3472in" text:min-label-width="0.35in" text:list-level-position-and-space-mode="label-alignment">
          <style:list-level-label-alignment text:label-followed-by="listtab" fo:margin-left="3.6972in" fo:text-indent="-0.35in"/>
        </style:list-level-properties>
      </text:outline-level-style>
      <text:outline-level-style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outline-level-style>
      <text:outline-level-style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outline-level-style>
      <text:outline-level-style text:level="6" style:num-format=""/>
      <text:outline-level-style text:level="7" style:num-format=""/>
      <text:outline-level-style text:level="8" style:num-format=""/>
    </text:outline-style>
    <style:style style:name="WW_CharLFO7LVL1" style:family="text">
      <style:text-properties style:font-name="Symbol"/>
    </style:style>
    <style:style style:name="WW_CharLFO7LVL2" style:family="text">
      <style:text-properties style:font-name="Courier New" style:font-name-complex="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font-name-complex="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font-name-complex="Courier New"/>
    </style:style>
    <style:style style:name="WW_CharLFO7LVL9" style:family="text">
      <style:text-properties style:font-name="Wingdings"/>
    </style:style>
    <style:style style:name="WW_CharLFO13LVL1" style:family="text">
      <style:text-properties style:font-name="Symbol"/>
    </style:style>
    <text:list-style style:name="LFO13">
      <text:list-level-style-bullet text:level="1" text:style-name="WW_CharLFO13LVL1" text:bullet-char="">
        <style:list-level-properties text:space-before="0.393in" text:min-label-width="0.25in" text:list-level-position-and-space-mode="label-alignment">
          <style:list-level-label-alignment text:label-followed-by="listtab" fo:margin-left="0.643in" fo:text-indent="-0.25in"/>
        </style:list-level-properties>
        <style:text-properties style:font-name="Symbol"/>
      </text:list-level-style-bullet>
    </text:list-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Ángeles M. Moreno Montero</meta:initial-creator>
    <dc:creator>Luis Blázquez Miñambres</dc:creator>
    <meta:creation-date>2019-03-25T18:24:00Z</meta:creation-date>
    <dc:date>2019-04-03T17:54:00Z</dc:date>
    <meta:template xlink:href="Normal" xlink:type="simple"/>
    <meta:editing-cycles>43</meta:editing-cycles>
    <meta:editing-duration>PT33360S</meta:editing-duration>
    <meta:document-statistic meta:page-count="32" meta:paragraph-count="71" meta:word-count="5480" meta:character-count="35550" meta:row-count="251" meta:non-whitespace-character-count="30141"/>
  </office:meta>
</office:document-meta>
</file>